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2" table:style-name="ta1">
        <table:shapes>
          <draw:frame draw:z-index="0" draw:style-name="gr1" draw:text-style-name="P1" svg:width="159.99mm" svg:height="89.99mm" svg:x="69.23mm" svg:y="0mm">
            <loext:p draw:notify-on-update-of-ranges="data2.A1:data2.A569 data2.B1:data2.B5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8.41mm" svg:y="92.37mm">
            <loext:p draw:notify-on-update-of-ranges="data2.A1:data2.A569 data2.D1:data2.D5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7417" calcext:value-type="float">
            <text:p>62,7417</text:p>
          </table:table-cell>
          <table:table-cell office:value-type="float" office:value="100" calcext:value-type="float">
            <text:p>100</text:p>
          </table:table-cell>
          <table:table-cell table:formula="of:=[.A1]*[.C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417" calcext:value-type="float">
            <text:p>62,7417</text:p>
          </table:table-cell>
          <table:table-cell office:value-type="float" office:value="100" calcext:value-type="float">
            <text:p>100</text:p>
          </table:table-cell>
          <table:table-cell table:formula="of:=[.A2]*[.C2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.1951" calcext:value-type="float">
            <text:p>81,1951</text:p>
          </table:table-cell>
          <table:table-cell office:value-type="float" office:value="100" calcext:value-type="float">
            <text:p>100</text:p>
          </table:table-cell>
          <table:table-cell table:formula="of:=[.A3]*[.C3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200" calcext:value-type="float">
            <text:p>200</text:p>
          </table:table-cell>
          <table:table-cell table:formula="of:=[.A4]*[.C4]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200" calcext:value-type="float">
            <text:p>200</text:p>
          </table:table-cell>
          <table:table-cell table:formula="of:=[.A5]*[.C5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.8612" calcext:value-type="float">
            <text:p>90,8612</text:p>
          </table:table-cell>
          <table:table-cell office:value-type="float" office:value="200" calcext:value-type="float">
            <text:p>200</text:p>
          </table:table-cell>
          <table:table-cell table:formula="of:=[.A6]*[.C6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200" calcext:value-type="float">
            <text:p>200</text:p>
          </table:table-cell>
          <table:table-cell table:formula="of:=[.A7]*[.C7]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400" calcext:value-type="float">
            <text:p>400</text:p>
          </table:table-cell>
          <table:table-cell table:formula="of:=[.A8]*[.C8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100" calcext:value-type="float">
            <text:p>1100</text:p>
          </table:table-cell>
          <table:table-cell table:formula="of:=[.A9]*[.C9]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.8067" calcext:value-type="float">
            <text:p>89,8067</text:p>
          </table:table-cell>
          <table:table-cell office:value-type="float" office:value="500" calcext:value-type="float">
            <text:p>500</text:p>
          </table:table-cell>
          <table:table-cell table:formula="of:=[.A10]*[.C10]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.6309" calcext:value-type="float">
            <text:p>89,6309</text:p>
          </table:table-cell>
          <table:table-cell office:value-type="float" office:value="500" calcext:value-type="float">
            <text:p>500</text:p>
          </table:table-cell>
          <table:table-cell table:formula="of:=[.A11]*[.C11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000" calcext:value-type="float">
            <text:p>1000</text:p>
          </table:table-cell>
          <table:table-cell table:formula="of:=[.A12]*[.C12]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1200" calcext:value-type="float">
            <text:p>1200</text:p>
          </table:table-cell>
          <table:table-cell table:formula="of:=[.A13]*[.C13]"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000" calcext:value-type="float">
            <text:p>1000</text:p>
          </table:table-cell>
          <table:table-cell table:formula="of:=[.A14]*[.C14]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.6977" calcext:value-type="float">
            <text:p>87,6977</text:p>
          </table:table-cell>
          <table:table-cell office:value-type="float" office:value="44900" calcext:value-type="float">
            <text:p>44900</text:p>
          </table:table-cell>
          <table:table-cell table:formula="of:=[.A15]*[.C15]" office:value-type="float" office:value="179600" calcext:value-type="float">
            <text:p>179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0492" calcext:value-type="float">
            <text:p>88,0492</text:p>
          </table:table-cell>
          <table:table-cell office:value-type="float" office:value="38400" calcext:value-type="float">
            <text:p>38400</text:p>
          </table:table-cell>
          <table:table-cell table:formula="of:=[.A16]*[.C16]" office:value-type="float" office:value="345600" calcext:value-type="float">
            <text:p>3456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1400" calcext:value-type="float">
            <text:p>1400</text:p>
          </table:table-cell>
          <table:table-cell table:formula="of:=[.A17]*[.C17]" office:value-type="float" office:value="418600" calcext:value-type="float">
            <text:p>4186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1000" calcext:value-type="float">
            <text:p>1000</text:p>
          </table:table-cell>
          <table:table-cell table:formula="of:=[.A18]*[.C18]" office:value-type="float" office:value="433000" calcext:value-type="float">
            <text:p>433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1200" calcext:value-type="float">
            <text:p>1200</text:p>
          </table:table-cell>
          <table:table-cell table:formula="of:=[.A19]*[.C19]" office:value-type="float" office:value="441600" calcext:value-type="float">
            <text:p>4416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800" calcext:value-type="float">
            <text:p>1800</text:p>
          </table:table-cell>
          <table:table-cell table:formula="of:=[.A20]*[.C20]" office:value-type="float" office:value="446400" calcext:value-type="float">
            <text:p>4464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500" calcext:value-type="float">
            <text:p>1500</text:p>
          </table:table-cell>
          <table:table-cell table:formula="of:=[.A21]*[.C21]" office:value-type="float" office:value="450000" calcext:value-type="float">
            <text:p>45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800" calcext:value-type="float">
            <text:p>1800</text:p>
          </table:table-cell>
          <table:table-cell table:formula="of:=[.A22]*[.C22]" office:value-type="float" office:value="451800" calcext:value-type="float">
            <text:p>4518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900" calcext:value-type="float">
            <text:p>1900</text:p>
          </table:table-cell>
          <table:table-cell table:formula="of:=[.A23]*[.C23]" office:value-type="float" office:value="467400" calcext:value-type="float">
            <text:p>4674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1900" calcext:value-type="float">
            <text:p>1900</text:p>
          </table:table-cell>
          <table:table-cell table:formula="of:=[.A24]*[.C24]" office:value-type="float" office:value="469300" calcext:value-type="float">
            <text:p>4693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900" calcext:value-type="float">
            <text:p>1900</text:p>
          </table:table-cell>
          <table:table-cell table:formula="of:=[.A25]*[.C25]" office:value-type="float" office:value="478800" calcext:value-type="float">
            <text:p>4788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900" calcext:value-type="float">
            <text:p>1900</text:p>
          </table:table-cell>
          <table:table-cell table:formula="of:=[.A26]*[.C26]" office:value-type="float" office:value="480700" calcext:value-type="float">
            <text:p>4807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300" calcext:value-type="float">
            <text:p>1300</text:p>
          </table:table-cell>
          <table:table-cell table:formula="of:=[.A27]*[.C27]" office:value-type="float" office:value="483600" calcext:value-type="float">
            <text:p>4836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300" calcext:value-type="float">
            <text:p>1300</text:p>
          </table:table-cell>
          <table:table-cell table:formula="of:=[.A28]*[.C28]" office:value-type="float" office:value="487500" calcext:value-type="float">
            <text:p>4875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500" calcext:value-type="float">
            <text:p>4500</text:p>
          </table:table-cell>
          <table:table-cell table:formula="of:=[.A29]*[.C29]" office:value-type="float" office:value="513000" calcext:value-type="float">
            <text:p>513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2100" calcext:value-type="float">
            <text:p>2100</text:p>
          </table:table-cell>
          <table:table-cell table:formula="of:=[.A30]*[.C30]" office:value-type="float" office:value="522900" calcext:value-type="float">
            <text:p>5229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400" calcext:value-type="float">
            <text:p>1400</text:p>
          </table:table-cell>
          <table:table-cell table:formula="of:=[.A31]*[.C31]" office:value-type="float" office:value="523600" calcext:value-type="float">
            <text:p>5236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2100" calcext:value-type="float">
            <text:p>2100</text:p>
          </table:table-cell>
          <table:table-cell table:formula="of:=[.A32]*[.C32]" office:value-type="float" office:value="525000" calcext:value-type="float">
            <text:p>5250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400" calcext:value-type="float">
            <text:p>1400</text:p>
          </table:table-cell>
          <table:table-cell table:formula="of:=[.A33]*[.C33]" office:value-type="float" office:value="526400" calcext:value-type="float">
            <text:p>5264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00" calcext:value-type="float">
            <text:p>2100</text:p>
          </table:table-cell>
          <table:table-cell table:formula="of:=[.A34]*[.C34]" office:value-type="float" office:value="533400" calcext:value-type="float">
            <text:p>5334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35]*[.C35]" office:value-type="float" office:value="552000" calcext:value-type="float">
            <text:p>552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1500" calcext:value-type="float">
            <text:p>1500</text:p>
          </table:table-cell>
          <table:table-cell table:formula="of:=[.A36]*[.C36]" office:value-type="float" office:value="556500" calcext:value-type="float">
            <text:p>5565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37]*[.C37]" office:value-type="float" office:value="556600" calcext:value-type="float">
            <text:p>5566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1500" calcext:value-type="float">
            <text:p>1500</text:p>
          </table:table-cell>
          <table:table-cell table:formula="of:=[.A38]*[.C38]" office:value-type="float" office:value="559500" calcext:value-type="float">
            <text:p>5595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39]*[.C39]" office:value-type="float" office:value="561200" calcext:value-type="float">
            <text:p>5612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1500" calcext:value-type="float">
            <text:p>1500</text:p>
          </table:table-cell>
          <table:table-cell table:formula="of:=[.A40]*[.C40]" office:value-type="float" office:value="565500" calcext:value-type="float">
            <text:p>5655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41]*[.C41]" office:value-type="float" office:value="565800" calcext:value-type="float">
            <text:p>5658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42]*[.C42]" office:value-type="float" office:value="570400" calcext:value-type="float">
            <text:p>5704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43]*[.C43]" office:value-type="float" office:value="575000" calcext:value-type="float">
            <text:p>57500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600" calcext:value-type="float">
            <text:p>1600</text:p>
          </table:table-cell>
          <table:table-cell table:formula="of:=[.A44]*[.C44]" office:value-type="float" office:value="579200" calcext:value-type="float">
            <text:p>5792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45]*[.C45]" office:value-type="float" office:value="579600" calcext:value-type="float">
            <text:p>5796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1400" calcext:value-type="float">
            <text:p>1400</text:p>
          </table:table-cell>
          <table:table-cell table:formula="of:=[.A46]*[.C46]" office:value-type="float" office:value="604800" calcext:value-type="float">
            <text:p>6048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800" calcext:value-type="float">
            <text:p>4800</text:p>
          </table:table-cell>
          <table:table-cell table:formula="of:=[.A47]*[.C47]" office:value-type="float" office:value="609600" calcext:value-type="float">
            <text:p>6096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5300" calcext:value-type="float">
            <text:p>5300</text:p>
          </table:table-cell>
          <table:table-cell table:formula="of:=[.A48]*[.C48]" office:value-type="float" office:value="614800" calcext:value-type="float">
            <text:p>6148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400" calcext:value-type="float">
            <text:p>5400</text:p>
          </table:table-cell>
          <table:table-cell table:formula="of:=[.A49]*[.C49]" office:value-type="float" office:value="621000" calcext:value-type="float">
            <text:p>6210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700" calcext:value-type="float">
            <text:p>1700</text:p>
          </table:table-cell>
          <table:table-cell table:formula="of:=[.A50]*[.C50]" office:value-type="float" office:value="622200" calcext:value-type="float">
            <text:p>6222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500" calcext:value-type="float">
            <text:p>1500</text:p>
          </table:table-cell>
          <table:table-cell table:formula="of:=[.A51]*[.C51]" office:value-type="float" office:value="625500" calcext:value-type="float">
            <text:p>6255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400" calcext:value-type="float">
            <text:p>5400</text:p>
          </table:table-cell>
          <table:table-cell table:formula="of:=[.A52]*[.C52]" office:value-type="float" office:value="631800" calcext:value-type="float">
            <text:p>6318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400" calcext:value-type="float">
            <text:p>5400</text:p>
          </table:table-cell>
          <table:table-cell table:formula="of:=[.A53]*[.C53]" office:value-type="float" office:value="637200" calcext:value-type="float">
            <text:p>6372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600" calcext:value-type="float">
            <text:p>1600</text:p>
          </table:table-cell>
          <table:table-cell table:formula="of:=[.A54]*[.C54]" office:value-type="float" office:value="649600" calcext:value-type="float">
            <text:p>6496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800" calcext:value-type="float">
            <text:p>1800</text:p>
          </table:table-cell>
          <table:table-cell table:formula="of:=[.A55]*[.C55]" office:value-type="float" office:value="653400" calcext:value-type="float">
            <text:p>6534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500" calcext:value-type="float">
            <text:p>5500</text:p>
          </table:table-cell>
          <table:table-cell table:formula="of:=[.A56]*[.C56]" office:value-type="float" office:value="654500" calcext:value-type="float">
            <text:p>6545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200" calcext:value-type="float">
            <text:p>7200</text:p>
          </table:table-cell>
          <table:table-cell table:formula="of:=[.A57]*[.C57]" office:value-type="float" office:value="655200" calcext:value-type="float">
            <text:p>6552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800" calcext:value-type="float">
            <text:p>1800</text:p>
          </table:table-cell>
          <table:table-cell table:formula="of:=[.A58]*[.C58]" office:value-type="float" office:value="655200" calcext:value-type="float">
            <text:p>6552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800" calcext:value-type="float">
            <text:p>1800</text:p>
          </table:table-cell>
          <table:table-cell table:formula="of:=[.A59]*[.C59]" office:value-type="float" office:value="657000" calcext:value-type="float">
            <text:p>657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800" calcext:value-type="float">
            <text:p>1800</text:p>
          </table:table-cell>
          <table:table-cell table:formula="of:=[.A60]*[.C60]" office:value-type="float" office:value="660600" calcext:value-type="float">
            <text:p>6606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200" calcext:value-type="float">
            <text:p>7200</text:p>
          </table:table-cell>
          <table:table-cell table:formula="of:=[.A61]*[.C61]" office:value-type="float" office:value="662400" calcext:value-type="float">
            <text:p>6624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2]*[.C62]" office:value-type="float" office:value="667400" calcext:value-type="float">
            <text:p>6674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200" calcext:value-type="float">
            <text:p>7200</text:p>
          </table:table-cell>
          <table:table-cell table:formula="of:=[.A63]*[.C63]" office:value-type="float" office:value="669600" calcext:value-type="float">
            <text:p>6696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4]*[.C64]" office:value-type="float" office:value="674500" calcext:value-type="float">
            <text:p>6745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00" calcext:value-type="float">
            <text:p>7500</text:p>
          </table:table-cell>
          <table:table-cell table:formula="of:=[.A65]*[.C65]" office:value-type="float" office:value="675000" calcext:value-type="float">
            <text:p>675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900" calcext:value-type="float">
            <text:p>1900</text:p>
          </table:table-cell>
          <table:table-cell table:formula="of:=[.A66]*[.C66]" office:value-type="float" office:value="685900" calcext:value-type="float">
            <text:p>6859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7]*[.C67]" office:value-type="float" office:value="688700" calcext:value-type="float">
            <text:p>688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200" calcext:value-type="float">
            <text:p>7200</text:p>
          </table:table-cell>
          <table:table-cell table:formula="of:=[.A68]*[.C68]" office:value-type="float" office:value="691200" calcext:value-type="float">
            <text:p>6912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9]*[.C69]" office:value-type="float" office:value="702900" calcext:value-type="float">
            <text:p>7029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200" calcext:value-type="float">
            <text:p>7200</text:p>
          </table:table-cell>
          <table:table-cell table:formula="of:=[.A70]*[.C70]" office:value-type="float" office:value="705600" calcext:value-type="float">
            <text:p>7056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71]*[.C71]" office:value-type="float" office:value="710000" calcext:value-type="float">
            <text:p>7100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000" calcext:value-type="float">
            <text:p>2000</text:p>
          </table:table-cell>
          <table:table-cell table:formula="of:=[.A72]*[.C72]" office:value-type="float" office:value="720000" calcext:value-type="float">
            <text:p>72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18500" calcext:value-type="float">
            <text:p>18500</text:p>
          </table:table-cell>
          <table:table-cell table:formula="of:=[.A73]*[.C73]" office:value-type="float" office:value="721500" calcext:value-type="float">
            <text:p>7215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700" calcext:value-type="float">
            <text:p>1700</text:p>
          </table:table-cell>
          <table:table-cell table:formula="of:=[.A74]*[.C74]" office:value-type="float" office:value="727600" calcext:value-type="float">
            <text:p>7276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700" calcext:value-type="float">
            <text:p>1700</text:p>
          </table:table-cell>
          <table:table-cell table:formula="of:=[.A75]*[.C75]" office:value-type="float" office:value="729300" calcext:value-type="float">
            <text:p>7293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700" calcext:value-type="float">
            <text:p>1700</text:p>
          </table:table-cell>
          <table:table-cell table:formula="of:=[.A76]*[.C76]" office:value-type="float" office:value="732700" calcext:value-type="float">
            <text:p>7327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800" calcext:value-type="float">
            <text:p>1800</text:p>
          </table:table-cell>
          <table:table-cell table:formula="of:=[.A77]*[.C77]" office:value-type="float" office:value="734400" calcext:value-type="float">
            <text:p>7344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900" calcext:value-type="float">
            <text:p>1900</text:p>
          </table:table-cell>
          <table:table-cell table:formula="of:=[.A78]*[.C78]" office:value-type="float" office:value="744800" calcext:value-type="float">
            <text:p>7448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000" calcext:value-type="float">
            <text:p>2000</text:p>
          </table:table-cell>
          <table:table-cell table:formula="of:=[.A79]*[.C79]" office:value-type="float" office:value="758000" calcext:value-type="float">
            <text:p>7580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000" calcext:value-type="float">
            <text:p>2000</text:p>
          </table:table-cell>
          <table:table-cell table:formula="of:=[.A80]*[.C80]" office:value-type="float" office:value="760000" calcext:value-type="float">
            <text:p>760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000" calcext:value-type="float">
            <text:p>2000</text:p>
          </table:table-cell>
          <table:table-cell table:formula="of:=[.A81]*[.C81]" office:value-type="float" office:value="762000" calcext:value-type="float">
            <text:p>7620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000" calcext:value-type="float">
            <text:p>2000</text:p>
          </table:table-cell>
          <table:table-cell table:formula="of:=[.A82]*[.C82]" office:value-type="float" office:value="764000" calcext:value-type="float">
            <text:p>7640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00" calcext:value-type="float">
            <text:p>2100</text:p>
          </table:table-cell>
          <table:table-cell table:formula="of:=[.A83]*[.C83]" office:value-type="float" office:value="793800" calcext:value-type="float">
            <text:p>7938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1100" calcext:value-type="float">
            <text:p>11100</text:p>
          </table:table-cell>
          <table:table-cell table:formula="of:=[.A84]*[.C84]" office:value-type="float" office:value="832500" calcext:value-type="float">
            <text:p>8325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2300" calcext:value-type="float">
            <text:p>2300</text:p>
          </table:table-cell>
          <table:table-cell table:formula="of:=[.A85]*[.C85]" office:value-type="float" office:value="851000" calcext:value-type="float">
            <text:p>851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800" calcext:value-type="float">
            <text:p>21800</text:p>
          </table:table-cell>
          <table:table-cell table:formula="of:=[.A86]*[.C86]" office:value-type="float" office:value="872000" calcext:value-type="float">
            <text:p>872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23000" calcext:value-type="float">
            <text:p>23000</text:p>
          </table:table-cell>
          <table:table-cell table:formula="of:=[.A87]*[.C87]" office:value-type="float" office:value="874000" calcext:value-type="float">
            <text:p>874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00" calcext:value-type="float">
            <text:p>2100</text:p>
          </table:table-cell>
          <table:table-cell table:formula="of:=[.A88]*[.C88]" office:value-type="float" office:value="879900" calcext:value-type="float">
            <text:p>8799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00" calcext:value-type="float">
            <text:p>2100</text:p>
          </table:table-cell>
          <table:table-cell table:formula="of:=[.A89]*[.C89]" office:value-type="float" office:value="896700" calcext:value-type="float">
            <text:p>8967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200" calcext:value-type="float">
            <text:p>2200</text:p>
          </table:table-cell>
          <table:table-cell table:formula="of:=[.A90]*[.C90]" office:value-type="float" office:value="899800" calcext:value-type="float">
            <text:p>8998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1]*[.C91]" office:value-type="float" office:value="919600" calcext:value-type="float">
            <text:p>9196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2]*[.C92]" office:value-type="float" office:value="924000" calcext:value-type="float">
            <text:p>924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3]*[.C93]" office:value-type="float" office:value="926200" calcext:value-type="float">
            <text:p>9262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4]*[.C94]" office:value-type="float" office:value="928400" calcext:value-type="float">
            <text:p>9284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5]*[.C95]" office:value-type="float" office:value="930600" calcext:value-type="float">
            <text:p>9306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9000" calcext:value-type="float">
            <text:p>49000</text:p>
          </table:table-cell>
          <table:table-cell table:formula="of:=[.A96]*[.C96]" office:value-type="float" office:value="931000" calcext:value-type="float">
            <text:p>9310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7]*[.C97]" office:value-type="float" office:value="932800" calcext:value-type="float">
            <text:p>9328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8]*[.C98]" office:value-type="float" office:value="935000" calcext:value-type="float">
            <text:p>9350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9]*[.C99]" office:value-type="float" office:value="937200" calcext:value-type="float">
            <text:p>937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300" calcext:value-type="float">
            <text:p>2300</text:p>
          </table:table-cell>
          <table:table-cell table:formula="of:=[.A100]*[.C100]" office:value-type="float" office:value="943000" calcext:value-type="float">
            <text:p>943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300" calcext:value-type="float">
            <text:p>2300</text:p>
          </table:table-cell>
          <table:table-cell table:formula="of:=[.A101]*[.C101]" office:value-type="float" office:value="945300" calcext:value-type="float">
            <text:p>9453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300" calcext:value-type="float">
            <text:p>2300</text:p>
          </table:table-cell>
          <table:table-cell table:formula="of:=[.A102]*[.C102]" office:value-type="float" office:value="947600" calcext:value-type="float">
            <text:p>9476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500" calcext:value-type="float">
            <text:p>2500</text:p>
          </table:table-cell>
          <table:table-cell table:formula="of:=[.A103]*[.C103]" office:value-type="float" office:value="957500" calcext:value-type="float">
            <text:p>957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500" calcext:value-type="float">
            <text:p>48500</text:p>
          </table:table-cell>
          <table:table-cell table:formula="of:=[.A104]*[.C104]" office:value-type="float" office:value="970000" calcext:value-type="float">
            <text:p>97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0200" calcext:value-type="float">
            <text:p>60200</text:p>
          </table:table-cell>
          <table:table-cell table:formula="of:=[.A105]*[.C105]" office:value-type="float" office:value="1023400" calcext:value-type="float">
            <text:p>1023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800" calcext:value-type="float">
            <text:p>48800</text:p>
          </table:table-cell>
          <table:table-cell table:formula="of:=[.A106]*[.C106]" office:value-type="float" office:value="1024800" calcext:value-type="float">
            <text:p>10248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600" calcext:value-type="float">
            <text:p>2600</text:p>
          </table:table-cell>
          <table:table-cell table:formula="of:=[.A107]*[.C107]" office:value-type="float" office:value="1042600" calcext:value-type="float">
            <text:p>10426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300" calcext:value-type="float">
            <text:p>39300</text:p>
          </table:table-cell>
          <table:table-cell table:formula="of:=[.A108]*[.C108]" office:value-type="float" office:value="1061100" calcext:value-type="float">
            <text:p>1061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700" calcext:value-type="float">
            <text:p>48700</text:p>
          </table:table-cell>
          <table:table-cell table:formula="of:=[.A109]*[.C109]" office:value-type="float" office:value="1071400" calcext:value-type="float">
            <text:p>10714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00" calcext:value-type="float">
            <text:p>2800</text:p>
          </table:table-cell>
          <table:table-cell table:formula="of:=[.A110]*[.C110]" office:value-type="float" office:value="1080800" calcext:value-type="float">
            <text:p>10808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3800" calcext:value-type="float">
            <text:p>23800</text:p>
          </table:table-cell>
          <table:table-cell table:formula="of:=[.A111]*[.C111]" office:value-type="float" office:value="1094800" calcext:value-type="float">
            <text:p>10948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200" calcext:value-type="float">
            <text:p>39200</text:p>
          </table:table-cell>
          <table:table-cell table:formula="of:=[.A112]*[.C112]" office:value-type="float" office:value="1097600" calcext:value-type="float">
            <text:p>10976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900" calcext:value-type="float">
            <text:p>2900</text:p>
          </table:table-cell>
          <table:table-cell table:formula="of:=[.A113]*[.C113]" office:value-type="float" office:value="1116500" calcext:value-type="float">
            <text:p>1116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700" calcext:value-type="float">
            <text:p>48700</text:p>
          </table:table-cell>
          <table:table-cell table:formula="of:=[.A114]*[.C114]" office:value-type="float" office:value="1120100" calcext:value-type="float">
            <text:p>1120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700" calcext:value-type="float">
            <text:p>4700</text:p>
          </table:table-cell>
          <table:table-cell table:formula="of:=[.A115]*[.C115]" office:value-type="float" office:value="1128000" calcext:value-type="float">
            <text:p>1128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2800" calcext:value-type="float">
            <text:p>62800</text:p>
          </table:table-cell>
          <table:table-cell table:formula="of:=[.A116]*[.C116]" office:value-type="float" office:value="1130400" calcext:value-type="float">
            <text:p>11304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800" calcext:value-type="float">
            <text:p>5800</text:p>
          </table:table-cell>
          <table:table-cell table:formula="of:=[.A117]*[.C117]" office:value-type="float" office:value="1131000" calcext:value-type="float">
            <text:p>11310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800" calcext:value-type="float">
            <text:p>4800</text:p>
          </table:table-cell>
          <table:table-cell table:formula="of:=[.A118]*[.C118]" office:value-type="float" office:value="1142400" calcext:value-type="float">
            <text:p>1142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500" calcext:value-type="float">
            <text:p>39500</text:p>
          </table:table-cell>
          <table:table-cell table:formula="of:=[.A119]*[.C119]" office:value-type="float" office:value="1145500" calcext:value-type="float">
            <text:p>11455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4700" calcext:value-type="float">
            <text:p>4700</text:p>
          </table:table-cell>
          <table:table-cell table:formula="of:=[.A120]*[.C120]" office:value-type="float" office:value="1146800" calcext:value-type="float">
            <text:p>11468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800" calcext:value-type="float">
            <text:p>4800</text:p>
          </table:table-cell>
          <table:table-cell table:formula="of:=[.A121]*[.C121]" office:value-type="float" office:value="1147200" calcext:value-type="float">
            <text:p>11472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4700" calcext:value-type="float">
            <text:p>4700</text:p>
          </table:table-cell>
          <table:table-cell table:formula="of:=[.A122]*[.C122]" office:value-type="float" office:value="1151500" calcext:value-type="float">
            <text:p>11515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000" calcext:value-type="float">
            <text:p>3000</text:p>
          </table:table-cell>
          <table:table-cell table:formula="of:=[.A123]*[.C123]" office:value-type="float" office:value="1152000" calcext:value-type="float">
            <text:p>1152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800" calcext:value-type="float">
            <text:p>4800</text:p>
          </table:table-cell>
          <table:table-cell table:formula="of:=[.A124]*[.C124]" office:value-type="float" office:value="1156800" calcext:value-type="float">
            <text:p>11568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900" calcext:value-type="float">
            <text:p>4900</text:p>
          </table:table-cell>
          <table:table-cell table:formula="of:=[.A125]*[.C125]" office:value-type="float" office:value="1161300" calcext:value-type="float">
            <text:p>11613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6100" calcext:value-type="float">
            <text:p>6100</text:p>
          </table:table-cell>
          <table:table-cell table:formula="of:=[.A126]*[.C126]" office:value-type="float" office:value="1171200" calcext:value-type="float">
            <text:p>11712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9000" calcext:value-type="float">
            <text:p>49000</text:p>
          </table:table-cell>
          <table:table-cell table:formula="of:=[.A127]*[.C127]" office:value-type="float" office:value="1176000" calcext:value-type="float">
            <text:p>1176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200" calcext:value-type="float">
            <text:p>39200</text:p>
          </table:table-cell>
          <table:table-cell table:formula="of:=[.A128]*[.C128]" office:value-type="float" office:value="1176000" calcext:value-type="float">
            <text:p>1176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000" calcext:value-type="float">
            <text:p>3000</text:p>
          </table:table-cell>
          <table:table-cell table:formula="of:=[.A129]*[.C129]" office:value-type="float" office:value="1179000" calcext:value-type="float">
            <text:p>1179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3200" calcext:value-type="float">
            <text:p>3200</text:p>
          </table:table-cell>
          <table:table-cell table:formula="of:=[.A130]*[.C130]" office:value-type="float" office:value="1180800" calcext:value-type="float">
            <text:p>11808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000" calcext:value-type="float">
            <text:p>3000</text:p>
          </table:table-cell>
          <table:table-cell table:formula="of:=[.A131]*[.C131]" office:value-type="float" office:value="1182000" calcext:value-type="float">
            <text:p>118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26700" calcext:value-type="float">
            <text:p>26700</text:p>
          </table:table-cell>
          <table:table-cell table:formula="of:=[.A132]*[.C132]" office:value-type="float" office:value="1201500" calcext:value-type="float">
            <text:p>12015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5100" calcext:value-type="float">
            <text:p>5100</text:p>
          </table:table-cell>
          <table:table-cell table:formula="of:=[.A133]*[.C133]" office:value-type="float" office:value="1203600" calcext:value-type="float">
            <text:p>12036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6000" calcext:value-type="float">
            <text:p>6000</text:p>
          </table:table-cell>
          <table:table-cell table:formula="of:=[.A134]*[.C134]" office:value-type="float" office:value="1212000" calcext:value-type="float">
            <text:p>1212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27600" calcext:value-type="float">
            <text:p>27600</text:p>
          </table:table-cell>
          <table:table-cell table:formula="of:=[.A135]*[.C135]" office:value-type="float" office:value="1214400" calcext:value-type="float">
            <text:p>12144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200" calcext:value-type="float">
            <text:p>39200</text:p>
          </table:table-cell>
          <table:table-cell table:formula="of:=[.A136]*[.C136]" office:value-type="float" office:value="1215200" calcext:value-type="float">
            <text:p>12152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000" calcext:value-type="float">
            <text:p>6000</text:p>
          </table:table-cell>
          <table:table-cell table:formula="of:=[.A137]*[.C137]" office:value-type="float" office:value="1218000" calcext:value-type="float">
            <text:p>1218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900" calcext:value-type="float">
            <text:p>48900</text:p>
          </table:table-cell>
          <table:table-cell table:formula="of:=[.A138]*[.C138]" office:value-type="float" office:value="1222500" calcext:value-type="float">
            <text:p>12225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6100" calcext:value-type="float">
            <text:p>6100</text:p>
          </table:table-cell>
          <table:table-cell table:formula="of:=[.A139]*[.C139]" office:value-type="float" office:value="1226100" calcext:value-type="float">
            <text:p>12261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3200" calcext:value-type="float">
            <text:p>3200</text:p>
          </table:table-cell>
          <table:table-cell table:formula="of:=[.A140]*[.C140]" office:value-type="float" office:value="1238400" calcext:value-type="float">
            <text:p>12384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200" calcext:value-type="float">
            <text:p>6200</text:p>
          </table:table-cell>
          <table:table-cell table:formula="of:=[.A141]*[.C141]" office:value-type="float" office:value="1240000" calcext:value-type="float">
            <text:p>124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000" calcext:value-type="float">
            <text:p>39000</text:p>
          </table:table-cell>
          <table:table-cell table:formula="of:=[.A142]*[.C142]" office:value-type="float" office:value="1248000" calcext:value-type="float">
            <text:p>1248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200" calcext:value-type="float">
            <text:p>6200</text:p>
          </table:table-cell>
          <table:table-cell table:formula="of:=[.A143]*[.C143]" office:value-type="float" office:value="1264800" calcext:value-type="float">
            <text:p>1264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700" calcext:value-type="float">
            <text:p>48700</text:p>
          </table:table-cell>
          <table:table-cell table:formula="of:=[.A144]*[.C144]" office:value-type="float" office:value="1266200" calcext:value-type="float">
            <text:p>12662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8600" calcext:value-type="float">
            <text:p>38600</text:p>
          </table:table-cell>
          <table:table-cell table:formula="of:=[.A145]*[.C145]" office:value-type="float" office:value="1273800" calcext:value-type="float">
            <text:p>12738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1300" calcext:value-type="float">
            <text:p>31300</text:p>
          </table:table-cell>
          <table:table-cell table:formula="of:=[.A146]*[.C146]" office:value-type="float" office:value="1283300" calcext:value-type="float">
            <text:p>12833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3900" calcext:value-type="float">
            <text:p>3900</text:p>
          </table:table-cell>
          <table:table-cell table:formula="of:=[.A147]*[.C147]" office:value-type="float" office:value="1306500" calcext:value-type="float">
            <text:p>1306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8800" calcext:value-type="float">
            <text:p>38800</text:p>
          </table:table-cell>
          <table:table-cell table:formula="of:=[.A148]*[.C148]" office:value-type="float" office:value="1319200" calcext:value-type="float">
            <text:p>1319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5500" calcext:value-type="float">
            <text:p>5500</text:p>
          </table:table-cell>
          <table:table-cell table:formula="of:=[.A149]*[.C149]" office:value-type="float" office:value="1331000" calcext:value-type="float">
            <text:p>1331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5500" calcext:value-type="float">
            <text:p>5500</text:p>
          </table:table-cell>
          <table:table-cell table:formula="of:=[.A150]*[.C150]" office:value-type="float" office:value="1336500" calcext:value-type="float">
            <text:p>1336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8700" calcext:value-type="float">
            <text:p>38700</text:p>
          </table:table-cell>
          <table:table-cell table:formula="of:=[.A151]*[.C151]" office:value-type="float" office:value="1354500" calcext:value-type="float">
            <text:p>13545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500" calcext:value-type="float">
            <text:p>28500</text:p>
          </table:table-cell>
          <table:table-cell table:formula="of:=[.A152]*[.C152]" office:value-type="float" office:value="1368000" calcext:value-type="float">
            <text:p>136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9500" calcext:value-type="float">
            <text:p>29500</text:p>
          </table:table-cell>
          <table:table-cell table:formula="of:=[.A153]*[.C153]" office:value-type="float" office:value="1386500" calcext:value-type="float">
            <text:p>1386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8800" calcext:value-type="float">
            <text:p>38800</text:p>
          </table:table-cell>
          <table:table-cell table:formula="of:=[.A154]*[.C154]" office:value-type="float" office:value="1396800" calcext:value-type="float">
            <text:p>13968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800" calcext:value-type="float">
            <text:p>28800</text:p>
          </table:table-cell>
          <table:table-cell table:formula="of:=[.A155]*[.C155]" office:value-type="float" office:value="1411200" calcext:value-type="float">
            <text:p>14112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100" calcext:value-type="float">
            <text:p>14100</text:p>
          </table:table-cell>
          <table:table-cell table:formula="of:=[.A156]*[.C156]" office:value-type="float" office:value="1424100" calcext:value-type="float">
            <text:p>1424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300" calcext:value-type="float">
            <text:p>7300</text:p>
          </table:table-cell>
          <table:table-cell table:formula="of:=[.A157]*[.C157]" office:value-type="float" office:value="1430800" calcext:value-type="float">
            <text:p>14308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8700" calcext:value-type="float">
            <text:p>38700</text:p>
          </table:table-cell>
          <table:table-cell table:formula="of:=[.A158]*[.C158]" office:value-type="float" office:value="1431900" calcext:value-type="float">
            <text:p>14319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800" calcext:value-type="float">
            <text:p>28800</text:p>
          </table:table-cell>
          <table:table-cell table:formula="of:=[.A159]*[.C159]" office:value-type="float" office:value="1440000" calcext:value-type="float">
            <text:p>144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600" calcext:value-type="float">
            <text:p>13600</text:p>
          </table:table-cell>
          <table:table-cell table:formula="of:=[.A160]*[.C160]" office:value-type="float" office:value="1441600" calcext:value-type="float">
            <text:p>14416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300" calcext:value-type="float">
            <text:p>28300</text:p>
          </table:table-cell>
          <table:table-cell table:formula="of:=[.A161]*[.C161]" office:value-type="float" office:value="1443300" calcext:value-type="float">
            <text:p>1443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2]*[.C162]" office:value-type="float" office:value="1465900" calcext:value-type="float">
            <text:p>14659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3]*[.C163]" office:value-type="float" office:value="1479600" calcext:value-type="float">
            <text:p>1479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35300" calcext:value-type="float">
            <text:p>35300</text:p>
          </table:table-cell>
          <table:table-cell table:formula="of:=[.A164]*[.C164]" office:value-type="float" office:value="1482600" calcext:value-type="float">
            <text:p>14826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5]*[.C165]" office:value-type="float" office:value="1493300" calcext:value-type="float">
            <text:p>14933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900" calcext:value-type="float">
            <text:p>28900</text:p>
          </table:table-cell>
          <table:table-cell table:formula="of:=[.A166]*[.C166]" office:value-type="float" office:value="1502800" calcext:value-type="float">
            <text:p>15028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400" calcext:value-type="float">
            <text:p>28400</text:p>
          </table:table-cell>
          <table:table-cell table:formula="of:=[.A167]*[.C167]" office:value-type="float" office:value="1505200" calcext:value-type="float">
            <text:p>15052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8]*[.C168]" office:value-type="float" office:value="1520700" calcext:value-type="float">
            <text:p>1520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35600" calcext:value-type="float">
            <text:p>35600</text:p>
          </table:table-cell>
          <table:table-cell table:formula="of:=[.A169]*[.C169]" office:value-type="float" office:value="1530800" calcext:value-type="float">
            <text:p>15308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70]*[.C170]" office:value-type="float" office:value="1534400" calcext:value-type="float">
            <text:p>15344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600" calcext:value-type="float">
            <text:p>28600</text:p>
          </table:table-cell>
          <table:table-cell table:formula="of:=[.A171]*[.C171]" office:value-type="float" office:value="1544400" calcext:value-type="float">
            <text:p>15444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800" calcext:value-type="float">
            <text:p>13800</text:p>
          </table:table-cell>
          <table:table-cell table:formula="of:=[.A172]*[.C172]" office:value-type="float" office:value="1559400" calcext:value-type="float">
            <text:p>15594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6100" calcext:value-type="float">
            <text:p>6100</text:p>
          </table:table-cell>
          <table:table-cell table:formula="of:=[.A173]*[.C173]" office:value-type="float" office:value="1561600" calcext:value-type="float">
            <text:p>1561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6200" calcext:value-type="float">
            <text:p>6200</text:p>
          </table:table-cell>
          <table:table-cell table:formula="of:=[.A174]*[.C174]" office:value-type="float" office:value="1581000" calcext:value-type="float">
            <text:p>1581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9100" calcext:value-type="float">
            <text:p>29100</text:p>
          </table:table-cell>
          <table:table-cell table:formula="of:=[.A175]*[.C175]" office:value-type="float" office:value="1600500" calcext:value-type="float">
            <text:p>16005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5800" calcext:value-type="float">
            <text:p>15800</text:p>
          </table:table-cell>
          <table:table-cell table:formula="of:=[.A176]*[.C176]" office:value-type="float" office:value="1627400" calcext:value-type="float">
            <text:p>16274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4900" calcext:value-type="float">
            <text:p>4900</text:p>
          </table:table-cell>
          <table:table-cell table:formula="of:=[.A177]*[.C177]" office:value-type="float" office:value="1646400" calcext:value-type="float">
            <text:p>16464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700" calcext:value-type="float">
            <text:p>12700</text:p>
          </table:table-cell>
          <table:table-cell table:formula="of:=[.A178]*[.C178]" office:value-type="float" office:value="1651000" calcext:value-type="float">
            <text:p>1651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3600" calcext:value-type="float">
            <text:p>3600</text:p>
          </table:table-cell>
          <table:table-cell table:formula="of:=[.A179]*[.C179]" office:value-type="float" office:value="1656000" calcext:value-type="float">
            <text:p>1656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3600" calcext:value-type="float">
            <text:p>3600</text:p>
          </table:table-cell>
          <table:table-cell table:formula="of:=[.A180]*[.C180]" office:value-type="float" office:value="1659600" calcext:value-type="float">
            <text:p>16596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000" calcext:value-type="float">
            <text:p>5000</text:p>
          </table:table-cell>
          <table:table-cell table:formula="of:=[.A181]*[.C181]" office:value-type="float" office:value="1685000" calcext:value-type="float">
            <text:p>16850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000" calcext:value-type="float">
            <text:p>5000</text:p>
          </table:table-cell>
          <table:table-cell table:formula="of:=[.A182]*[.C182]" office:value-type="float" office:value="1690000" calcext:value-type="float">
            <text:p>1690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000" calcext:value-type="float">
            <text:p>5000</text:p>
          </table:table-cell>
          <table:table-cell table:formula="of:=[.A183]*[.C183]" office:value-type="float" office:value="1695000" calcext:value-type="float">
            <text:p>1695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3700" calcext:value-type="float">
            <text:p>3700</text:p>
          </table:table-cell>
          <table:table-cell table:formula="of:=[.A184]*[.C184]" office:value-type="float" office:value="1698300" calcext:value-type="float">
            <text:p>1698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000" calcext:value-type="float">
            <text:p>5000</text:p>
          </table:table-cell>
          <table:table-cell table:formula="of:=[.A185]*[.C185]" office:value-type="float" office:value="1700000" calcext:value-type="float">
            <text:p>170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186]*[.C186]" office:value-type="float" office:value="1714500" calcext:value-type="float">
            <text:p>17145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200" calcext:value-type="float">
            <text:p>13200</text:p>
          </table:table-cell>
          <table:table-cell table:formula="of:=[.A187]*[.C187]" office:value-type="float" office:value="1729200" calcext:value-type="float">
            <text:p>17292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188]*[.C188]" office:value-type="float" office:value="1768800" calcext:value-type="float">
            <text:p>17688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300" calcext:value-type="float">
            <text:p>13300</text:p>
          </table:table-cell>
          <table:table-cell table:formula="of:=[.A189]*[.C189]" office:value-type="float" office:value="1768900" calcext:value-type="float">
            <text:p>17689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190]*[.C190]" office:value-type="float" office:value="1795600" calcext:value-type="float">
            <text:p>17956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000" calcext:value-type="float">
            <text:p>4000</text:p>
          </table:table-cell>
          <table:table-cell table:formula="of:=[.A191]*[.C191]" office:value-type="float" office:value="1832000" calcext:value-type="float">
            <text:p>1832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600" calcext:value-type="float">
            <text:p>13600</text:p>
          </table:table-cell>
          <table:table-cell table:formula="of:=[.A192]*[.C192]" office:value-type="float" office:value="1849600" calcext:value-type="float">
            <text:p>18496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500" calcext:value-type="float">
            <text:p>12500</text:p>
          </table:table-cell>
          <table:table-cell table:formula="of:=[.A193]*[.C193]" office:value-type="float" office:value="1887500" calcext:value-type="float">
            <text:p>18875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194]*[.C194]" office:value-type="float" office:value="1904300" calcext:value-type="float">
            <text:p>19043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8200" calcext:value-type="float">
            <text:p>18200</text:p>
          </table:table-cell>
          <table:table-cell table:formula="of:=[.A195]*[.C195]" office:value-type="float" office:value="1911000" calcext:value-type="float">
            <text:p>1911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196]*[.C196]" office:value-type="float" office:value="1918200" calcext:value-type="float">
            <text:p>19182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197]*[.C197]" office:value-type="float" office:value="1930400" calcext:value-type="float">
            <text:p>19304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198]*[.C198]" office:value-type="float" office:value="1930500" calcext:value-type="float">
            <text:p>19305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199]*[.C199]" office:value-type="float" office:value="1932100" calcext:value-type="float">
            <text:p>1932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00]*[.C200]" office:value-type="float" office:value="1943100" calcext:value-type="float">
            <text:p>1943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01]*[.C201]" office:value-type="float" office:value="1955800" calcext:value-type="float">
            <text:p>19558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600" calcext:value-type="float">
            <text:p>13600</text:p>
          </table:table-cell>
          <table:table-cell table:formula="of:=[.A202]*[.C202]" office:value-type="float" office:value="1958400" calcext:value-type="float">
            <text:p>19584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203]*[.C203]" office:value-type="float" office:value="1959900" calcext:value-type="float">
            <text:p>19599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04]*[.C204]" office:value-type="float" office:value="1960000" calcext:value-type="float">
            <text:p>196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05]*[.C205]" office:value-type="float" office:value="1968500" calcext:value-type="float">
            <text:p>19685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600" calcext:value-type="float">
            <text:p>13600</text:p>
          </table:table-cell>
          <table:table-cell table:formula="of:=[.A206]*[.C206]" office:value-type="float" office:value="1972000" calcext:value-type="float">
            <text:p>1972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207]*[.C207]" office:value-type="float" office:value="1973800" calcext:value-type="float">
            <text:p>19738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208]*[.C208]" office:value-type="float" office:value="1978000" calcext:value-type="float">
            <text:p>1978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09]*[.C209]" office:value-type="float" office:value="1981200" calcext:value-type="float">
            <text:p>19812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400" calcext:value-type="float">
            <text:p>13400</text:p>
          </table:table-cell>
          <table:table-cell table:formula="of:=[.A210]*[.C210]" office:value-type="float" office:value="1983200" calcext:value-type="float">
            <text:p>19832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211]*[.C211]" office:value-type="float" office:value="1984500" calcext:value-type="float">
            <text:p>19845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600" calcext:value-type="float">
            <text:p>13600</text:p>
          </table:table-cell>
          <table:table-cell table:formula="of:=[.A212]*[.C212]" office:value-type="float" office:value="1985600" calcext:value-type="float">
            <text:p>19856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6200" calcext:value-type="float">
            <text:p>26200</text:p>
          </table:table-cell>
          <table:table-cell table:formula="of:=[.A213]*[.C213]" office:value-type="float" office:value="1991200" calcext:value-type="float">
            <text:p>19912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14]*[.C214]" office:value-type="float" office:value="1993900" calcext:value-type="float">
            <text:p>19939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3800" calcext:value-type="float">
            <text:p>23800</text:p>
          </table:table-cell>
          <table:table-cell table:formula="of:=[.A215]*[.C215]" office:value-type="float" office:value="1999200" calcext:value-type="float">
            <text:p>19992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16]*[.C216]" office:value-type="float" office:value="2006600" calcext:value-type="float">
            <text:p>20066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217]*[.C217]" office:value-type="float" office:value="2011500" calcext:value-type="float">
            <text:p>20115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218]*[.C218]" office:value-type="float" office:value="2025000" calcext:value-type="float">
            <text:p>2025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800" calcext:value-type="float">
            <text:p>10800</text:p>
          </table:table-cell>
          <table:table-cell table:formula="of:=[.A219]*[.C219]" office:value-type="float" office:value="2084400" calcext:value-type="float">
            <text:p>20844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500" calcext:value-type="float">
            <text:p>20500</text:p>
          </table:table-cell>
          <table:table-cell table:formula="of:=[.A220]*[.C220]" office:value-type="float" office:value="2091000" calcext:value-type="float">
            <text:p>20910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800" calcext:value-type="float">
            <text:p>10800</text:p>
          </table:table-cell>
          <table:table-cell table:formula="of:=[.A221]*[.C221]" office:value-type="float" office:value="2095200" calcext:value-type="float">
            <text:p>20952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700" calcext:value-type="float">
            <text:p>10700</text:p>
          </table:table-cell>
          <table:table-cell table:formula="of:=[.A222]*[.C222]" office:value-type="float" office:value="2107900" calcext:value-type="float">
            <text:p>21079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700" calcext:value-type="float">
            <text:p>10700</text:p>
          </table:table-cell>
          <table:table-cell table:formula="of:=[.A223]*[.C223]" office:value-type="float" office:value="2118600" calcext:value-type="float">
            <text:p>21186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300" calcext:value-type="float">
            <text:p>9300</text:p>
          </table:table-cell>
          <table:table-cell table:formula="of:=[.A224]*[.C224]" office:value-type="float" office:value="2120400" calcext:value-type="float">
            <text:p>21204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9500" calcext:value-type="float">
            <text:p>19500</text:p>
          </table:table-cell>
          <table:table-cell table:formula="of:=[.A225]*[.C225]" office:value-type="float" office:value="2145000" calcext:value-type="float">
            <text:p>2145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800" calcext:value-type="float">
            <text:p>20800</text:p>
          </table:table-cell>
          <table:table-cell table:formula="of:=[.A226]*[.C226]" office:value-type="float" office:value="2163200" calcext:value-type="float">
            <text:p>21632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800" calcext:value-type="float">
            <text:p>13800</text:p>
          </table:table-cell>
          <table:table-cell table:formula="of:=[.A227]*[.C227]" office:value-type="float" office:value="2194200" calcext:value-type="float">
            <text:p>2194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1100" calcext:value-type="float">
            <text:p>11100</text:p>
          </table:table-cell>
          <table:table-cell table:formula="of:=[.A228]*[.C228]" office:value-type="float" office:value="2208900" calcext:value-type="float">
            <text:p>22089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29]*[.C229]" office:value-type="float" office:value="2240000" calcext:value-type="float">
            <text:p>224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0]*[.C230]" office:value-type="float" office:value="2254000" calcext:value-type="float">
            <text:p>2254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1]*[.C231]" office:value-type="float" office:value="2268000" calcext:value-type="float">
            <text:p>2268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2]*[.C232]" office:value-type="float" office:value="2282000" calcext:value-type="float">
            <text:p>2282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3]*[.C233]" office:value-type="float" office:value="2296000" calcext:value-type="float">
            <text:p>2296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200" calcext:value-type="float">
            <text:p>27200</text:p>
          </table:table-cell>
          <table:table-cell table:formula="of:=[.A234]*[.C234]" office:value-type="float" office:value="2312000" calcext:value-type="float">
            <text:p>2312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600" calcext:value-type="float">
            <text:p>27600</text:p>
          </table:table-cell>
          <table:table-cell table:formula="of:=[.A235]*[.C235]" office:value-type="float" office:value="2373600" calcext:value-type="float">
            <text:p>23736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500" calcext:value-type="float">
            <text:p>5500</text:p>
          </table:table-cell>
          <table:table-cell table:formula="of:=[.A236]*[.C236]" office:value-type="float" office:value="2387000" calcext:value-type="float">
            <text:p>2387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600" calcext:value-type="float">
            <text:p>27600</text:p>
          </table:table-cell>
          <table:table-cell table:formula="of:=[.A237]*[.C237]" office:value-type="float" office:value="2401200" calcext:value-type="float">
            <text:p>24012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38]*[.C238]" office:value-type="float" office:value="2407000" calcext:value-type="float">
            <text:p>2407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39]*[.C239]" office:value-type="float" office:value="2421500" calcext:value-type="float">
            <text:p>24215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700" calcext:value-type="float">
            <text:p>14700</text:p>
          </table:table-cell>
          <table:table-cell table:formula="of:=[.A240]*[.C240]" office:value-type="float" office:value="2425500" calcext:value-type="float">
            <text:p>24255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41]*[.C241]" office:value-type="float" office:value="2436000" calcext:value-type="float">
            <text:p>2436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700" calcext:value-type="float">
            <text:p>27700</text:p>
          </table:table-cell>
          <table:table-cell table:formula="of:=[.A242]*[.C242]" office:value-type="float" office:value="2437600" calcext:value-type="float">
            <text:p>24376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600" calcext:value-type="float">
            <text:p>27600</text:p>
          </table:table-cell>
          <table:table-cell table:formula="of:=[.A243]*[.C243]" office:value-type="float" office:value="2456400" calcext:value-type="float">
            <text:p>24564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44]*[.C244]" office:value-type="float" office:value="2467400" calcext:value-type="float">
            <text:p>24674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700" calcext:value-type="float">
            <text:p>5700</text:p>
          </table:table-cell>
          <table:table-cell table:formula="of:=[.A245]*[.C245]" office:value-type="float" office:value="2479500" calcext:value-type="float">
            <text:p>24795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46]*[.C246]" office:value-type="float" office:value="2482000" calcext:value-type="float">
            <text:p>2482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47]*[.C247]" office:value-type="float" office:value="2496600" calcext:value-type="float">
            <text:p>24966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48]*[.C248]" office:value-type="float" office:value="2511200" calcext:value-type="float">
            <text:p>25112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700" calcext:value-type="float">
            <text:p>5700</text:p>
          </table:table-cell>
          <table:table-cell table:formula="of:=[.A249]*[.C249]" office:value-type="float" office:value="2519400" calcext:value-type="float">
            <text:p>25194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200" calcext:value-type="float">
            <text:p>13200</text:p>
          </table:table-cell>
          <table:table-cell table:formula="of:=[.A250]*[.C250]" office:value-type="float" office:value="2521200" calcext:value-type="float">
            <text:p>25212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1]*[.C251]" office:value-type="float" office:value="2525800" calcext:value-type="float">
            <text:p>25258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2]*[.C252]" office:value-type="float" office:value="2540400" calcext:value-type="float">
            <text:p>25404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253]*[.C253]" office:value-type="float" office:value="2546000" calcext:value-type="float">
            <text:p>2546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4]*[.C254]" office:value-type="float" office:value="2555000" calcext:value-type="float">
            <text:p>2555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500" calcext:value-type="float">
            <text:p>7500</text:p>
          </table:table-cell>
          <table:table-cell table:formula="of:=[.A255]*[.C255]" office:value-type="float" office:value="2557500" calcext:value-type="float">
            <text:p>25575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800" calcext:value-type="float">
            <text:p>5800</text:p>
          </table:table-cell>
          <table:table-cell table:formula="of:=[.A256]*[.C256]" office:value-type="float" office:value="2569400" calcext:value-type="float">
            <text:p>25694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7]*[.C257]" office:value-type="float" office:value="2569600" calcext:value-type="float">
            <text:p>25696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900" calcext:value-type="float">
            <text:p>5900</text:p>
          </table:table-cell>
          <table:table-cell table:formula="of:=[.A258]*[.C258]" office:value-type="float" office:value="2572400" calcext:value-type="float">
            <text:p>25724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9]*[.C259]" office:value-type="float" office:value="2584200" calcext:value-type="float">
            <text:p>25842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700" calcext:value-type="float">
            <text:p>13700</text:p>
          </table:table-cell>
          <table:table-cell table:formula="of:=[.A260]*[.C260]" office:value-type="float" office:value="2589300" calcext:value-type="float">
            <text:p>25893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61]*[.C261]" office:value-type="float" office:value="2598800" calcext:value-type="float">
            <text:p>25988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600" calcext:value-type="float">
            <text:p>7600</text:p>
          </table:table-cell>
          <table:table-cell table:formula="of:=[.A262]*[.C262]" office:value-type="float" office:value="2599200" calcext:value-type="float">
            <text:p>25992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900" calcext:value-type="float">
            <text:p>5900</text:p>
          </table:table-cell>
          <table:table-cell table:formula="of:=[.A263]*[.C263]" office:value-type="float" office:value="2601900" calcext:value-type="float">
            <text:p>26019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900" calcext:value-type="float">
            <text:p>5900</text:p>
          </table:table-cell>
          <table:table-cell table:formula="of:=[.A264]*[.C264]" office:value-type="float" office:value="2619600" calcext:value-type="float">
            <text:p>26196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65]*[.C265]" office:value-type="float" office:value="2622000" calcext:value-type="float">
            <text:p>2622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66]*[.C266]" office:value-type="float" office:value="2628000" calcext:value-type="float">
            <text:p>26280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67]*[.C267]" office:value-type="float" office:value="2628000" calcext:value-type="float">
            <text:p>262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700" calcext:value-type="float">
            <text:p>14700</text:p>
          </table:table-cell>
          <table:table-cell table:formula="of:=[.A268]*[.C268]" office:value-type="float" office:value="2631300" calcext:value-type="float">
            <text:p>26313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700" calcext:value-type="float">
            <text:p>7700</text:p>
          </table:table-cell>
          <table:table-cell table:formula="of:=[.A269]*[.C269]" office:value-type="float" office:value="2641100" calcext:value-type="float">
            <text:p>2641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70]*[.C270]" office:value-type="float" office:value="2657200" calcext:value-type="float">
            <text:p>26572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700" calcext:value-type="float">
            <text:p>14700</text:p>
          </table:table-cell>
          <table:table-cell table:formula="of:=[.A271]*[.C271]" office:value-type="float" office:value="2660700" calcext:value-type="float">
            <text:p>26607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00" calcext:value-type="float">
            <text:p>6000</text:p>
          </table:table-cell>
          <table:table-cell table:formula="of:=[.A272]*[.C272]" office:value-type="float" office:value="2670000" calcext:value-type="float">
            <text:p>26700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00" calcext:value-type="float">
            <text:p>6000</text:p>
          </table:table-cell>
          <table:table-cell table:formula="of:=[.A273]*[.C273]" office:value-type="float" office:value="2676000" calcext:value-type="float">
            <text:p>2676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4]*[.C274]" office:value-type="float" office:value="2682000" calcext:value-type="float">
            <text:p>26820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5]*[.C275]" office:value-type="float" office:value="2688000" calcext:value-type="float">
            <text:p>2688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6]*[.C276]" office:value-type="float" office:value="2694000" calcext:value-type="float">
            <text:p>2694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7]*[.C277]" office:value-type="float" office:value="2700000" calcext:value-type="float">
            <text:p>270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8300" calcext:value-type="float">
            <text:p>48300</text:p>
          </table:table-cell>
          <table:table-cell table:formula="of:=[.A278]*[.C278]" office:value-type="float" office:value="2704800" calcext:value-type="float">
            <text:p>27048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9]*[.C279]" office:value-type="float" office:value="2706000" calcext:value-type="float">
            <text:p>27060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80]*[.C280]" office:value-type="float" office:value="2712000" calcext:value-type="float">
            <text:p>2712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00" calcext:value-type="float">
            <text:p>6000</text:p>
          </table:table-cell>
          <table:table-cell table:formula="of:=[.A281]*[.C281]" office:value-type="float" office:value="2718000" calcext:value-type="float">
            <text:p>271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7300" calcext:value-type="float">
            <text:p>47300</text:p>
          </table:table-cell>
          <table:table-cell table:formula="of:=[.A282]*[.C282]" office:value-type="float" office:value="2885300" calcext:value-type="float">
            <text:p>2885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7300" calcext:value-type="float">
            <text:p>47300</text:p>
          </table:table-cell>
          <table:table-cell table:formula="of:=[.A283]*[.C283]" office:value-type="float" office:value="2932600" calcext:value-type="float">
            <text:p>2932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7500" calcext:value-type="float">
            <text:p>47500</text:p>
          </table:table-cell>
          <table:table-cell table:formula="of:=[.A284]*[.C284]" office:value-type="float" office:value="2992500" calcext:value-type="float">
            <text:p>29925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2600" calcext:value-type="float">
            <text:p>52600</text:p>
          </table:table-cell>
          <table:table-cell table:formula="of:=[.A285]*[.C285]" office:value-type="float" office:value="2998200" calcext:value-type="float">
            <text:p>29982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2000" calcext:value-type="float">
            <text:p>52000</text:p>
          </table:table-cell>
          <table:table-cell table:formula="of:=[.A286]*[.C286]" office:value-type="float" office:value="3068000" calcext:value-type="float">
            <text:p>306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287]*[.C287]" office:value-type="float" office:value="3068600" calcext:value-type="float">
            <text:p>30686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3000" calcext:value-type="float">
            <text:p>53000</text:p>
          </table:table-cell>
          <table:table-cell table:formula="of:=[.A288]*[.C288]" office:value-type="float" office:value="3074000" calcext:value-type="float">
            <text:p>3074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200" calcext:value-type="float">
            <text:p>13200</text:p>
          </table:table-cell>
          <table:table-cell table:formula="of:=[.A289]*[.C289]" office:value-type="float" office:value="3102000" calcext:value-type="float">
            <text:p>3102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2000" calcext:value-type="float">
            <text:p>52000</text:p>
          </table:table-cell>
          <table:table-cell table:formula="of:=[.A290]*[.C290]" office:value-type="float" office:value="3120000" calcext:value-type="float">
            <text:p>31200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291]*[.C291]" office:value-type="float" office:value="3135600" calcext:value-type="float">
            <text:p>31356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6200" calcext:value-type="float">
            <text:p>6200</text:p>
          </table:table-cell>
          <table:table-cell table:formula="of:=[.A292]*[.C292]" office:value-type="float" office:value="3143400" calcext:value-type="float">
            <text:p>31434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293]*[.C293]" office:value-type="float" office:value="3174000" calcext:value-type="float">
            <text:p>3174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294]*[.C294]" office:value-type="float" office:value="3187800" calcext:value-type="float">
            <text:p>31878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700" calcext:value-type="float">
            <text:p>13700</text:p>
          </table:table-cell>
          <table:table-cell table:formula="of:=[.A295]*[.C295]" office:value-type="float" office:value="3192100" calcext:value-type="float">
            <text:p>31921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900" calcext:value-type="float">
            <text:p>13900</text:p>
          </table:table-cell>
          <table:table-cell table:formula="of:=[.A296]*[.C296]" office:value-type="float" office:value="3224800" calcext:value-type="float">
            <text:p>32248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200" calcext:value-type="float">
            <text:p>8200</text:p>
          </table:table-cell>
          <table:table-cell table:formula="of:=[.A297]*[.C297]" office:value-type="float" office:value="3239000" calcext:value-type="float">
            <text:p>3239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6100" calcext:value-type="float">
            <text:p>16100</text:p>
          </table:table-cell>
          <table:table-cell table:formula="of:=[.A298]*[.C298]" office:value-type="float" office:value="3300500" calcext:value-type="float">
            <text:p>33005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300" calcext:value-type="float">
            <text:p>7300</text:p>
          </table:table-cell>
          <table:table-cell table:formula="of:=[.A299]*[.C299]" office:value-type="float" office:value="3314200" calcext:value-type="float">
            <text:p>3314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3800" calcext:value-type="float">
            <text:p>53800</text:p>
          </table:table-cell>
          <table:table-cell table:formula="of:=[.A300]*[.C300]" office:value-type="float" office:value="3443200" calcext:value-type="float">
            <text:p>3443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4000" calcext:value-type="float">
            <text:p>54000</text:p>
          </table:table-cell>
          <table:table-cell table:formula="of:=[.A301]*[.C301]" office:value-type="float" office:value="3510000" calcext:value-type="float">
            <text:p>35100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800" calcext:value-type="float">
            <text:p>7800</text:p>
          </table:table-cell>
          <table:table-cell table:formula="of:=[.A302]*[.C302]" office:value-type="float" office:value="3603600" calcext:value-type="float">
            <text:p>36036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200" calcext:value-type="float">
            <text:p>10200</text:p>
          </table:table-cell>
          <table:table-cell table:formula="of:=[.A303]*[.C303]" office:value-type="float" office:value="3651600" calcext:value-type="float">
            <text:p>36516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500" calcext:value-type="float">
            <text:p>20500</text:p>
          </table:table-cell>
          <table:table-cell table:formula="of:=[.A304]*[.C304]" office:value-type="float" office:value="3751500" calcext:value-type="float">
            <text:p>37515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600" calcext:value-type="float">
            <text:p>10600</text:p>
          </table:table-cell>
          <table:table-cell table:formula="of:=[.A305]*[.C305]" office:value-type="float" office:value="3784200" calcext:value-type="float">
            <text:p>37842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600" calcext:value-type="float">
            <text:p>20600</text:p>
          </table:table-cell>
          <table:table-cell table:formula="of:=[.A306]*[.C306]" office:value-type="float" office:value="3790400" calcext:value-type="float">
            <text:p>37904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700" calcext:value-type="float">
            <text:p>20700</text:p>
          </table:table-cell>
          <table:table-cell table:formula="of:=[.A307]*[.C307]" office:value-type="float" office:value="3829500" calcext:value-type="float">
            <text:p>38295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800" calcext:value-type="float">
            <text:p>10800</text:p>
          </table:table-cell>
          <table:table-cell table:formula="of:=[.A308]*[.C308]" office:value-type="float" office:value="3844800" calcext:value-type="float">
            <text:p>38448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700" calcext:value-type="float">
            <text:p>20700</text:p>
          </table:table-cell>
          <table:table-cell table:formula="of:=[.A309]*[.C309]" office:value-type="float" office:value="3850200" calcext:value-type="float">
            <text:p>38502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900" calcext:value-type="float">
            <text:p>10900</text:p>
          </table:table-cell>
          <table:table-cell table:formula="of:=[.A310]*[.C310]" office:value-type="float" office:value="3869500" calcext:value-type="float">
            <text:p>38695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900" calcext:value-type="float">
            <text:p>20900</text:p>
          </table:table-cell>
          <table:table-cell table:formula="of:=[.A311]*[.C311]" office:value-type="float" office:value="3908300" calcext:value-type="float">
            <text:p>3908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47100" calcext:value-type="float">
            <text:p>47100</text:p>
          </table:table-cell>
          <table:table-cell table:formula="of:=[.A312]*[.C312]" office:value-type="float" office:value="3909300" calcext:value-type="float">
            <text:p>39093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900" calcext:value-type="float">
            <text:p>20900</text:p>
          </table:table-cell>
          <table:table-cell table:formula="of:=[.A313]*[.C313]" office:value-type="float" office:value="3929200" calcext:value-type="float">
            <text:p>39292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14]*[.C314]" office:value-type="float" office:value="3961800" calcext:value-type="float">
            <text:p>39618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15]*[.C315]" office:value-type="float" office:value="3980400" calcext:value-type="float">
            <text:p>39804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9400" calcext:value-type="float">
            <text:p>19400</text:p>
          </table:table-cell>
          <table:table-cell table:formula="of:=[.A316]*[.C316]" office:value-type="float" office:value="3996400" calcext:value-type="float">
            <text:p>39964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1300" calcext:value-type="float">
            <text:p>31300</text:p>
          </table:table-cell>
          <table:table-cell table:formula="of:=[.A317]*[.C317]" office:value-type="float" office:value="4006400" calcext:value-type="float">
            <text:p>40064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18]*[.C318]" office:value-type="float" office:value="4017600" calcext:value-type="float">
            <text:p>40176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19]*[.C319]" office:value-type="float" office:value="4020500" calcext:value-type="float">
            <text:p>40205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1200" calcext:value-type="float">
            <text:p>31200</text:p>
          </table:table-cell>
          <table:table-cell table:formula="of:=[.A320]*[.C320]" office:value-type="float" office:value="4024800" calcext:value-type="float">
            <text:p>40248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21]*[.C321]" office:value-type="float" office:value="4054800" calcext:value-type="float">
            <text:p>40548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000" calcext:value-type="float">
            <text:p>9000</text:p>
          </table:table-cell>
          <table:table-cell table:formula="of:=[.A322]*[.C322]" office:value-type="float" office:value="4095000" calcext:value-type="float">
            <text:p>4095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23]*[.C323]" office:value-type="float" office:value="4095300" calcext:value-type="float">
            <text:p>4095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24]*[.C324]" office:value-type="float" office:value="4114000" calcext:value-type="float">
            <text:p>41140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25]*[.C325]" office:value-type="float" office:value="4129200" calcext:value-type="float">
            <text:p>41292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26]*[.C326]" office:value-type="float" office:value="4132700" calcext:value-type="float">
            <text:p>41327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000" calcext:value-type="float">
            <text:p>20000</text:p>
          </table:table-cell>
          <table:table-cell table:formula="of:=[.A327]*[.C327]" office:value-type="float" office:value="4140000" calcext:value-type="float">
            <text:p>41400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100" calcext:value-type="float">
            <text:p>9100</text:p>
          </table:table-cell>
          <table:table-cell table:formula="of:=[.A328]*[.C328]" office:value-type="float" office:value="4149600" calcext:value-type="float">
            <text:p>41496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100" calcext:value-type="float">
            <text:p>9100</text:p>
          </table:table-cell>
          <table:table-cell table:formula="of:=[.A329]*[.C329]" office:value-type="float" office:value="4158700" calcext:value-type="float">
            <text:p>41587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1600" calcext:value-type="float">
            <text:p>11600</text:p>
          </table:table-cell>
          <table:table-cell table:formula="of:=[.A330]*[.C330]" office:value-type="float" office:value="4164400" calcext:value-type="float">
            <text:p>41644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31]*[.C331]" office:value-type="float" office:value="4170100" calcext:value-type="float">
            <text:p>41701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000" calcext:value-type="float">
            <text:p>20000</text:p>
          </table:table-cell>
          <table:table-cell table:formula="of:=[.A332]*[.C332]" office:value-type="float" office:value="4180000" calcext:value-type="float">
            <text:p>41800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33]*[.C333]" office:value-type="float" office:value="4188800" calcext:value-type="float">
            <text:p>41888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000" calcext:value-type="float">
            <text:p>20000</text:p>
          </table:table-cell>
          <table:table-cell table:formula="of:=[.A334]*[.C334]" office:value-type="float" office:value="4200000" calcext:value-type="float">
            <text:p>4200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35]*[.C335]" office:value-type="float" office:value="4203600" calcext:value-type="float">
            <text:p>42036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9400" calcext:value-type="float">
            <text:p>19400</text:p>
          </table:table-cell>
          <table:table-cell table:formula="of:=[.A336]*[.C336]" office:value-type="float" office:value="4209800" calcext:value-type="float">
            <text:p>42098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37]*[.C337]" office:value-type="float" office:value="4222200" calcext:value-type="float">
            <text:p>42222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100" calcext:value-type="float">
            <text:p>20100</text:p>
          </table:table-cell>
          <table:table-cell table:formula="of:=[.A338]*[.C338]" office:value-type="float" office:value="4241100" calcext:value-type="float">
            <text:p>42411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900" calcext:value-type="float">
            <text:p>20900</text:p>
          </table:table-cell>
          <table:table-cell table:formula="of:=[.A339]*[.C339]" office:value-type="float" office:value="4347200" calcext:value-type="float">
            <text:p>43472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9400" calcext:value-type="float">
            <text:p>19400</text:p>
          </table:table-cell>
          <table:table-cell table:formula="of:=[.A340]*[.C340]" office:value-type="float" office:value="4365000" calcext:value-type="float">
            <text:p>43650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1100" calcext:value-type="float">
            <text:p>11100</text:p>
          </table:table-cell>
          <table:table-cell table:formula="of:=[.A341]*[.C341]" office:value-type="float" office:value="4395600" calcext:value-type="float">
            <text:p>43956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900" calcext:value-type="float">
            <text:p>20900</text:p>
          </table:table-cell>
          <table:table-cell table:formula="of:=[.A342]*[.C342]" office:value-type="float" office:value="4430800" calcext:value-type="float">
            <text:p>44308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300" calcext:value-type="float">
            <text:p>10300</text:p>
          </table:table-cell>
          <table:table-cell table:formula="of:=[.A343]*[.C343]" office:value-type="float" office:value="4521700" calcext:value-type="float">
            <text:p>45217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1500" calcext:value-type="float">
            <text:p>11500</text:p>
          </table:table-cell>
          <table:table-cell table:formula="of:=[.A344]*[.C344]" office:value-type="float" office:value="4565500" calcext:value-type="float">
            <text:p>45655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700" calcext:value-type="float">
            <text:p>10700</text:p>
          </table:table-cell>
          <table:table-cell table:formula="of:=[.A345]*[.C345]" office:value-type="float" office:value="4708000" calcext:value-type="float">
            <text:p>4708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5700" calcext:value-type="float">
            <text:p>15700</text:p>
          </table:table-cell>
          <table:table-cell table:formula="of:=[.A346]*[.C346]" office:value-type="float" office:value="5165300" calcext:value-type="float">
            <text:p>5165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000" calcext:value-type="float">
            <text:p>10000</text:p>
          </table:table-cell>
          <table:table-cell table:formula="of:=[.A347]*[.C347]" office:value-type="float" office:value="5200000" calcext:value-type="float">
            <text:p>52000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300" calcext:value-type="float">
            <text:p>10300</text:p>
          </table:table-cell>
          <table:table-cell table:formula="of:=[.A348]*[.C348]" office:value-type="float" office:value="5314800" calcext:value-type="float">
            <text:p>53148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300" calcext:value-type="float">
            <text:p>10300</text:p>
          </table:table-cell>
          <table:table-cell table:formula="of:=[.A349]*[.C349]" office:value-type="float" office:value="5325100" calcext:value-type="float">
            <text:p>53251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600" calcext:value-type="float">
            <text:p>10600</text:p>
          </table:table-cell>
          <table:table-cell table:formula="of:=[.A350]*[.C350]" office:value-type="float" office:value="5459000" calcext:value-type="float">
            <text:p>54590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600" calcext:value-type="float">
            <text:p>10600</text:p>
          </table:table-cell>
          <table:table-cell table:formula="of:=[.A351]*[.C351]" office:value-type="float" office:value="5490800" calcext:value-type="float">
            <text:p>54908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600" calcext:value-type="float">
            <text:p>10600</text:p>
          </table:table-cell>
          <table:table-cell table:formula="of:=[.A352]*[.C352]" office:value-type="float" office:value="5501400" calcext:value-type="float">
            <text:p>55014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353]*[.C353]" office:value-type="float" office:value="5547600" calcext:value-type="float">
            <text:p>55476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4800" calcext:value-type="float">
            <text:p>14800</text:p>
          </table:table-cell>
          <table:table-cell table:formula="of:=[.A354]*[.C354]" office:value-type="float" office:value="5964400" calcext:value-type="float">
            <text:p>59644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1800" calcext:value-type="float">
            <text:p>11800</text:p>
          </table:table-cell>
          <table:table-cell table:formula="of:=[.A355]*[.C355]" office:value-type="float" office:value="5994400" calcext:value-type="float">
            <text:p>59944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000" calcext:value-type="float">
            <text:p>13000</text:p>
          </table:table-cell>
          <table:table-cell table:formula="of:=[.A356]*[.C356]" office:value-type="float" office:value="6019000" calcext:value-type="float">
            <text:p>60190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4900" calcext:value-type="float">
            <text:p>14900</text:p>
          </table:table-cell>
          <table:table-cell table:formula="of:=[.A357]*[.C357]" office:value-type="float" office:value="6019600" calcext:value-type="float">
            <text:p>60196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0000" calcext:value-type="float">
            <text:p>90000</text:p>
          </table:table-cell>
          <table:table-cell table:formula="of:=[.A358]*[.C358]" office:value-type="float" office:value="6030000" calcext:value-type="float">
            <text:p>603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9200" calcext:value-type="float">
            <text:p>79200</text:p>
          </table:table-cell>
          <table:table-cell table:formula="of:=[.A359]*[.C359]" office:value-type="float" office:value="6098400" calcext:value-type="float">
            <text:p>60984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000" calcext:value-type="float">
            <text:p>12000</text:p>
          </table:table-cell>
          <table:table-cell table:formula="of:=[.A360]*[.C360]" office:value-type="float" office:value="6108000" calcext:value-type="float">
            <text:p>61080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200" calcext:value-type="float">
            <text:p>13200</text:p>
          </table:table-cell>
          <table:table-cell table:formula="of:=[.A361]*[.C361]" office:value-type="float" office:value="6124800" calcext:value-type="float">
            <text:p>61248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000" calcext:value-type="float">
            <text:p>12000</text:p>
          </table:table-cell>
          <table:table-cell table:formula="of:=[.A362]*[.C362]" office:value-type="float" office:value="6132000" calcext:value-type="float">
            <text:p>6132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200" calcext:value-type="float">
            <text:p>13200</text:p>
          </table:table-cell>
          <table:table-cell table:formula="of:=[.A363]*[.C363]" office:value-type="float" office:value="6164400" calcext:value-type="float">
            <text:p>61644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100" calcext:value-type="float">
            <text:p>12100</text:p>
          </table:table-cell>
          <table:table-cell table:formula="of:=[.A364]*[.C364]" office:value-type="float" office:value="6171000" calcext:value-type="float">
            <text:p>6171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300" calcext:value-type="float">
            <text:p>13300</text:p>
          </table:table-cell>
          <table:table-cell table:formula="of:=[.A365]*[.C365]" office:value-type="float" office:value="6184500" calcext:value-type="float">
            <text:p>61845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200" calcext:value-type="float">
            <text:p>13200</text:p>
          </table:table-cell>
          <table:table-cell table:formula="of:=[.A366]*[.C366]" office:value-type="float" office:value="6204000" calcext:value-type="float">
            <text:p>6204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100" calcext:value-type="float">
            <text:p>12100</text:p>
          </table:table-cell>
          <table:table-cell table:formula="of:=[.A367]*[.C367]" office:value-type="float" office:value="6207300" calcext:value-type="float">
            <text:p>6207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400" calcext:value-type="float">
            <text:p>91400</text:p>
          </table:table-cell>
          <table:table-cell table:formula="of:=[.A368]*[.C368]" office:value-type="float" office:value="6215200" calcext:value-type="float">
            <text:p>62152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100" calcext:value-type="float">
            <text:p>12100</text:p>
          </table:table-cell>
          <table:table-cell table:formula="of:=[.A369]*[.C369]" office:value-type="float" office:value="6219400" calcext:value-type="float">
            <text:p>62194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300" calcext:value-type="float">
            <text:p>13300</text:p>
          </table:table-cell>
          <table:table-cell table:formula="of:=[.A370]*[.C370]" office:value-type="float" office:value="6237700" calcext:value-type="float">
            <text:p>62377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300" calcext:value-type="float">
            <text:p>13300</text:p>
          </table:table-cell>
          <table:table-cell table:formula="of:=[.A371]*[.C371]" office:value-type="float" office:value="6264300" calcext:value-type="float">
            <text:p>6264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400" calcext:value-type="float">
            <text:p>80400</text:p>
          </table:table-cell>
          <table:table-cell table:formula="of:=[.A372]*[.C372]" office:value-type="float" office:value="6271200" calcext:value-type="float">
            <text:p>62712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373]*[.C373]" office:value-type="float" office:value="6271200" calcext:value-type="float">
            <text:p>62712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500" calcext:value-type="float">
            <text:p>13500</text:p>
          </table:table-cell>
          <table:table-cell table:formula="of:=[.A374]*[.C374]" office:value-type="float" office:value="6291000" calcext:value-type="float">
            <text:p>6291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5500" calcext:value-type="float">
            <text:p>95500</text:p>
          </table:table-cell>
          <table:table-cell table:formula="of:=[.A375]*[.C375]" office:value-type="float" office:value="6303000" calcext:value-type="float">
            <text:p>6303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700" calcext:value-type="float">
            <text:p>91700</text:p>
          </table:table-cell>
          <table:table-cell table:formula="of:=[.A376]*[.C376]" office:value-type="float" office:value="6327300" calcext:value-type="float">
            <text:p>63273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400" calcext:value-type="float">
            <text:p>12400</text:p>
          </table:table-cell>
          <table:table-cell table:formula="of:=[.A377]*[.C377]" office:value-type="float" office:value="6348800" calcext:value-type="float">
            <text:p>63488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500" calcext:value-type="float">
            <text:p>13500</text:p>
          </table:table-cell>
          <table:table-cell table:formula="of:=[.A378]*[.C378]" office:value-type="float" office:value="6372000" calcext:value-type="float">
            <text:p>6372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200" calcext:value-type="float">
            <text:p>91200</text:p>
          </table:table-cell>
          <table:table-cell table:formula="of:=[.A379]*[.C379]" office:value-type="float" office:value="6384000" calcext:value-type="float">
            <text:p>6384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500" calcext:value-type="float">
            <text:p>13500</text:p>
          </table:table-cell>
          <table:table-cell table:formula="of:=[.A380]*[.C380]" office:value-type="float" office:value="6385500" calcext:value-type="float">
            <text:p>63855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900" calcext:value-type="float">
            <text:p>80900</text:p>
          </table:table-cell>
          <table:table-cell table:formula="of:=[.A381]*[.C381]" office:value-type="float" office:value="6391100" calcext:value-type="float">
            <text:p>6391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600" calcext:value-type="float">
            <text:p>80600</text:p>
          </table:table-cell>
          <table:table-cell table:formula="of:=[.A382]*[.C382]" office:value-type="float" office:value="6448000" calcext:value-type="float">
            <text:p>644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600" calcext:value-type="float">
            <text:p>13600</text:p>
          </table:table-cell>
          <table:table-cell table:formula="of:=[.A383]*[.C383]" office:value-type="float" office:value="6460000" calcext:value-type="float">
            <text:p>646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000" calcext:value-type="float">
            <text:p>91000</text:p>
          </table:table-cell>
          <table:table-cell table:formula="of:=[.A384]*[.C384]" office:value-type="float" office:value="6461000" calcext:value-type="float">
            <text:p>64610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385]*[.C385]" office:value-type="float" office:value="6541200" calcext:value-type="float">
            <text:p>6541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000" calcext:value-type="float">
            <text:p>91000</text:p>
          </table:table-cell>
          <table:table-cell table:formula="of:=[.A386]*[.C386]" office:value-type="float" office:value="6552000" calcext:value-type="float">
            <text:p>6552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1000" calcext:value-type="float">
            <text:p>81000</text:p>
          </table:table-cell>
          <table:table-cell table:formula="of:=[.A387]*[.C387]" office:value-type="float" office:value="6561000" calcext:value-type="float">
            <text:p>6561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400" calcext:value-type="float">
            <text:p>80400</text:p>
          </table:table-cell>
          <table:table-cell table:formula="of:=[.A388]*[.C388]" office:value-type="float" office:value="6592800" calcext:value-type="float">
            <text:p>65928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0900" calcext:value-type="float">
            <text:p>90900</text:p>
          </table:table-cell>
          <table:table-cell table:formula="of:=[.A389]*[.C389]" office:value-type="float" office:value="6635700" calcext:value-type="float">
            <text:p>66357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400" calcext:value-type="float">
            <text:p>91400</text:p>
          </table:table-cell>
          <table:table-cell table:formula="of:=[.A390]*[.C390]" office:value-type="float" office:value="6763600" calcext:value-type="float">
            <text:p>67636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5900" calcext:value-type="float">
            <text:p>15900</text:p>
          </table:table-cell>
          <table:table-cell table:formula="of:=[.A391]*[.C391]" office:value-type="float" office:value="9031200" calcext:value-type="float">
            <text:p>90312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6700" calcext:value-type="float">
            <text:p>16700</text:p>
          </table:table-cell>
          <table:table-cell table:formula="of:=[.A392]*[.C392]" office:value-type="float" office:value="9502300" calcext:value-type="float">
            <text:p>95023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35700" calcext:value-type="float">
            <text:p>35700</text:p>
          </table:table-cell>
          <table:table-cell table:formula="of:=[.A393]*[.C393]" office:value-type="float" office:value="10424400" calcext:value-type="float">
            <text:p>104244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44200" calcext:value-type="float">
            <text:p>44200</text:p>
          </table:table-cell>
          <table:table-cell table:formula="of:=[.A394]*[.C394]" office:value-type="float" office:value="11359400" calcext:value-type="float">
            <text:p>113594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44200" calcext:value-type="float">
            <text:p>44200</text:p>
          </table:table-cell>
          <table:table-cell table:formula="of:=[.A395]*[.C395]" office:value-type="float" office:value="11447800" calcext:value-type="float">
            <text:p>114478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45200" calcext:value-type="float">
            <text:p>45200</text:p>
          </table:table-cell>
          <table:table-cell table:formula="of:=[.A396]*[.C396]" office:value-type="float" office:value="11661600" calcext:value-type="float">
            <text:p>116616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21700" calcext:value-type="float">
            <text:p>21700</text:p>
          </table:table-cell>
          <table:table-cell table:formula="of:=[.A397]*[.C397]" office:value-type="float" office:value="12260500" calcext:value-type="float">
            <text:p>122605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49500" calcext:value-type="float">
            <text:p>49500</text:p>
          </table:table-cell>
          <table:table-cell table:formula="of:=[.A398]*[.C398]" office:value-type="float" office:value="12870000" calcext:value-type="float">
            <text:p>1287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2900" calcext:value-type="float">
            <text:p>52900</text:p>
          </table:table-cell>
          <table:table-cell table:formula="of:=[.A399]*[.C399]" office:value-type="float" office:value="15499700" calcext:value-type="float">
            <text:p>154997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2200" calcext:value-type="float">
            <text:p>52200</text:p>
          </table:table-cell>
          <table:table-cell table:formula="of:=[.A400]*[.C400]" office:value-type="float" office:value="15503400" calcext:value-type="float">
            <text:p>155034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2900" calcext:value-type="float">
            <text:p>52900</text:p>
          </table:table-cell>
          <table:table-cell table:formula="of:=[.A401]*[.C401]" office:value-type="float" office:value="15552600" calcext:value-type="float">
            <text:p>155526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2900" calcext:value-type="float">
            <text:p>52900</text:p>
          </table:table-cell>
          <table:table-cell table:formula="of:=[.A402]*[.C402]" office:value-type="float" office:value="15605500" calcext:value-type="float">
            <text:p>156055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2800" calcext:value-type="float">
            <text:p>52800</text:p>
          </table:table-cell>
          <table:table-cell table:formula="of:=[.A403]*[.C403]" office:value-type="float" office:value="15734400" calcext:value-type="float">
            <text:p>157344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4100" calcext:value-type="float">
            <text:p>54100</text:p>
          </table:table-cell>
          <table:table-cell table:formula="of:=[.A404]*[.C404]" office:value-type="float" office:value="16013600" calcext:value-type="float">
            <text:p>160136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59900" calcext:value-type="float">
            <text:p>59900</text:p>
          </table:table-cell>
          <table:table-cell table:formula="of:=[.A405]*[.C405]" office:value-type="float" office:value="17311100" calcext:value-type="float">
            <text:p>173111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63800" calcext:value-type="float">
            <text:p>63800</text:p>
          </table:table-cell>
          <table:table-cell table:formula="of:=[.A406]*[.C406]" office:value-type="float" office:value="18374400" calcext:value-type="float">
            <text:p>183744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63400" calcext:value-type="float">
            <text:p>63400</text:p>
          </table:table-cell>
          <table:table-cell table:formula="of:=[.A407]*[.C407]" office:value-type="float" office:value="18386000" calcext:value-type="float">
            <text:p>18386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63600" calcext:value-type="float">
            <text:p>63600</text:p>
          </table:table-cell>
          <table:table-cell table:formula="of:=[.A408]*[.C408]" office:value-type="float" office:value="18507600" calcext:value-type="float">
            <text:p>185076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37200" calcext:value-type="float">
            <text:p>37200</text:p>
          </table:table-cell>
          <table:table-cell table:formula="of:=[.A409]*[.C409]" office:value-type="float" office:value="19381200" calcext:value-type="float">
            <text:p>193812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68700" calcext:value-type="float">
            <text:p>68700</text:p>
          </table:table-cell>
          <table:table-cell table:formula="of:=[.A410]*[.C410]" office:value-type="float" office:value="19510800" calcext:value-type="float">
            <text:p>195108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000" calcext:value-type="float">
            <text:p>41000</text:p>
          </table:table-cell>
          <table:table-cell table:formula="of:=[.A411]*[.C411]" office:value-type="float" office:value="19516000" calcext:value-type="float">
            <text:p>19516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4800" calcext:value-type="float">
            <text:p>74800</text:p>
          </table:table-cell>
          <table:table-cell table:formula="of:=[.A412]*[.C412]" office:value-type="float" office:value="19522800" calcext:value-type="float">
            <text:p>195228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300" calcext:value-type="float">
            <text:p>75300</text:p>
          </table:table-cell>
          <table:table-cell table:formula="of:=[.A413]*[.C413]" office:value-type="float" office:value="19728600" calcext:value-type="float">
            <text:p>197286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14]*[.C414]" office:value-type="float" office:value="19782700" calcext:value-type="float">
            <text:p>197827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15]*[.C415]" office:value-type="float" office:value="19789200" calcext:value-type="float">
            <text:p>197892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37900" calcext:value-type="float">
            <text:p>37900</text:p>
          </table:table-cell>
          <table:table-cell table:formula="of:=[.A416]*[.C416]" office:value-type="float" office:value="19821700" calcext:value-type="float">
            <text:p>198217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38000" calcext:value-type="float">
            <text:p>38000</text:p>
          </table:table-cell>
          <table:table-cell table:formula="of:=[.A417]*[.C417]" office:value-type="float" office:value="19836000" calcext:value-type="float">
            <text:p>19836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600" calcext:value-type="float">
            <text:p>41600</text:p>
          </table:table-cell>
          <table:table-cell table:formula="of:=[.A418]*[.C418]" office:value-type="float" office:value="19843200" calcext:value-type="float">
            <text:p>198432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000" calcext:value-type="float">
            <text:p>75000</text:p>
          </table:table-cell>
          <table:table-cell table:formula="of:=[.A419]*[.C419]" office:value-type="float" office:value="19875000" calcext:value-type="float">
            <text:p>198750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400" calcext:value-type="float">
            <text:p>75400</text:p>
          </table:table-cell>
          <table:table-cell table:formula="of:=[.A420]*[.C420]" office:value-type="float" office:value="19905600" calcext:value-type="float">
            <text:p>199056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800" calcext:value-type="float">
            <text:p>75800</text:p>
          </table:table-cell>
          <table:table-cell table:formula="of:=[.A421]*[.C421]" office:value-type="float" office:value="19935400" calcext:value-type="float">
            <text:p>199354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300" calcext:value-type="float">
            <text:p>60300</text:p>
          </table:table-cell>
          <table:table-cell table:formula="of:=[.A422]*[.C422]" office:value-type="float" office:value="19959300" calcext:value-type="float">
            <text:p>19959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600" calcext:value-type="float">
            <text:p>41600</text:p>
          </table:table-cell>
          <table:table-cell table:formula="of:=[.A423]*[.C423]" office:value-type="float" office:value="19968000" calcext:value-type="float">
            <text:p>199680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200" calcext:value-type="float">
            <text:p>60200</text:p>
          </table:table-cell>
          <table:table-cell table:formula="of:=[.A424]*[.C424]" office:value-type="float" office:value="19986400" calcext:value-type="float">
            <text:p>199864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25]*[.C425]" office:value-type="float" office:value="19989200" calcext:value-type="float">
            <text:p>199892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200" calcext:value-type="float">
            <text:p>75200</text:p>
          </table:table-cell>
          <table:table-cell table:formula="of:=[.A426]*[.C426]" office:value-type="float" office:value="20003200" calcext:value-type="float">
            <text:p>200032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000" calcext:value-type="float">
            <text:p>75000</text:p>
          </table:table-cell>
          <table:table-cell table:formula="of:=[.A427]*[.C427]" office:value-type="float" office:value="20025000" calcext:value-type="float">
            <text:p>20025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28]*[.C428]" office:value-type="float" office:value="20030500" calcext:value-type="float">
            <text:p>200305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600" calcext:value-type="float">
            <text:p>41600</text:p>
          </table:table-cell>
          <table:table-cell table:formula="of:=[.A429]*[.C429]" office:value-type="float" office:value="20051200" calcext:value-type="float">
            <text:p>200512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700" calcext:value-type="float">
            <text:p>41700</text:p>
          </table:table-cell>
          <table:table-cell table:formula="of:=[.A430]*[.C430]" office:value-type="float" office:value="20057700" calcext:value-type="float">
            <text:p>200577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31]*[.C431]" office:value-type="float" office:value="20071800" calcext:value-type="float">
            <text:p>200718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32]*[.C432]" office:value-type="float" office:value="20113100" calcext:value-type="float">
            <text:p>201131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700" calcext:value-type="float">
            <text:p>41700</text:p>
          </table:table-cell>
          <table:table-cell table:formula="of:=[.A433]*[.C433]" office:value-type="float" office:value="20141100" calcext:value-type="float">
            <text:p>201411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500" calcext:value-type="float">
            <text:p>60500</text:p>
          </table:table-cell>
          <table:table-cell table:formula="of:=[.A434]*[.C434]" office:value-type="float" office:value="20146500" calcext:value-type="float">
            <text:p>201465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35]*[.C435]" office:value-type="float" office:value="20154400" calcext:value-type="float">
            <text:p>201544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400" calcext:value-type="float">
            <text:p>60400</text:p>
          </table:table-cell>
          <table:table-cell table:formula="of:=[.A436]*[.C436]" office:value-type="float" office:value="20173600" calcext:value-type="float">
            <text:p>201736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100" calcext:value-type="float">
            <text:p>75100</text:p>
          </table:table-cell>
          <table:table-cell table:formula="of:=[.A437]*[.C437]" office:value-type="float" office:value="20201900" calcext:value-type="float">
            <text:p>202019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38]*[.C438]" office:value-type="float" office:value="20244600" calcext:value-type="float">
            <text:p>202446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600" calcext:value-type="float">
            <text:p>75600</text:p>
          </table:table-cell>
          <table:table-cell table:formula="of:=[.A439]*[.C439]" office:value-type="float" office:value="20260800" calcext:value-type="float">
            <text:p>202608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40]*[.C440]" office:value-type="float" office:value="20270400" calcext:value-type="float">
            <text:p>202704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41]*[.C441]" office:value-type="float" office:value="20327400" calcext:value-type="float">
            <text:p>203274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42]*[.C442]" office:value-type="float" office:value="20335000" calcext:value-type="float">
            <text:p>203350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500" calcext:value-type="float">
            <text:p>75500</text:p>
          </table:table-cell>
          <table:table-cell table:formula="of:=[.A443]*[.C443]" office:value-type="float" office:value="20385000" calcext:value-type="float">
            <text:p>203850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44]*[.C444]" office:value-type="float" office:value="20402200" calcext:value-type="float">
            <text:p>204022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45]*[.C445]" office:value-type="float" office:value="20443500" calcext:value-type="float">
            <text:p>204435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500" calcext:value-type="float">
            <text:p>71500</text:p>
          </table:table-cell>
          <table:table-cell table:formula="of:=[.A446]*[.C446]" office:value-type="float" office:value="20449000" calcext:value-type="float">
            <text:p>20449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500" calcext:value-type="float">
            <text:p>75500</text:p>
          </table:table-cell>
          <table:table-cell table:formula="of:=[.A447]*[.C447]" office:value-type="float" office:value="20460500" calcext:value-type="float">
            <text:p>204605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48]*[.C448]" office:value-type="float" office:value="20484800" calcext:value-type="float">
            <text:p>204848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600" calcext:value-type="float">
            <text:p>41600</text:p>
          </table:table-cell>
          <table:table-cell table:formula="of:=[.A449]*[.C449]" office:value-type="float" office:value="20508800" calcext:value-type="float">
            <text:p>205088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50]*[.C450]" office:value-type="float" office:value="20526100" calcext:value-type="float">
            <text:p>205261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500" calcext:value-type="float">
            <text:p>75500</text:p>
          </table:table-cell>
          <table:table-cell table:formula="of:=[.A451]*[.C451]" office:value-type="float" office:value="20611500" calcext:value-type="float">
            <text:p>206115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800" calcext:value-type="float">
            <text:p>75800</text:p>
          </table:table-cell>
          <table:table-cell table:formula="of:=[.A452]*[.C452]" office:value-type="float" office:value="20617600" calcext:value-type="float">
            <text:p>206176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53]*[.C453]" office:value-type="float" office:value="20641200" calcext:value-type="float">
            <text:p>20641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54]*[.C454]" office:value-type="float" office:value="20650000" calcext:value-type="float">
            <text:p>20650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55]*[.C455]" office:value-type="float" office:value="20658600" calcext:value-type="float">
            <text:p>206586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56]*[.C456]" office:value-type="float" office:value="20667000" calcext:value-type="float">
            <text:p>20667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57]*[.C457]" office:value-type="float" office:value="20723600" calcext:value-type="float">
            <text:p>207236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58]*[.C458]" office:value-type="float" office:value="20764800" calcext:value-type="float">
            <text:p>207648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59]*[.C459]" office:value-type="float" office:value="20833000" calcext:value-type="float">
            <text:p>208330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60]*[.C460]" office:value-type="float" office:value="20847200" calcext:value-type="float">
            <text:p>208472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3200" calcext:value-type="float">
            <text:p>63200</text:p>
          </table:table-cell>
          <table:table-cell table:formula="of:=[.A461]*[.C461]" office:value-type="float" office:value="20856000" calcext:value-type="float">
            <text:p>20856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62]*[.C462]" office:value-type="float" office:value="20856500" calcext:value-type="float">
            <text:p>208565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300" calcext:value-type="float">
            <text:p>41300</text:p>
          </table:table-cell>
          <table:table-cell table:formula="of:=[.A463]*[.C463]" office:value-type="float" office:value="21641200" calcext:value-type="float">
            <text:p>216412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600" calcext:value-type="float">
            <text:p>41600</text:p>
          </table:table-cell>
          <table:table-cell table:formula="of:=[.A464]*[.C464]" office:value-type="float" office:value="21840000" calcext:value-type="float">
            <text:p>218400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600" calcext:value-type="float">
            <text:p>41600</text:p>
          </table:table-cell>
          <table:table-cell table:formula="of:=[.A465]*[.C465]" office:value-type="float" office:value="21881600" calcext:value-type="float">
            <text:p>218816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76500" calcext:value-type="float">
            <text:p>76500</text:p>
          </table:table-cell>
          <table:table-cell table:formula="of:=[.A466]*[.C466]" office:value-type="float" office:value="21955500" calcext:value-type="float">
            <text:p>219555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700" calcext:value-type="float">
            <text:p>41700</text:p>
          </table:table-cell>
          <table:table-cell table:formula="of:=[.A467]*[.C467]" office:value-type="float" office:value="22017600" calcext:value-type="float">
            <text:p>220176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800" calcext:value-type="float">
            <text:p>41800</text:p>
          </table:table-cell>
          <table:table-cell table:formula="of:=[.A468]*[.C468]" office:value-type="float" office:value="22028600" calcext:value-type="float">
            <text:p>220286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600" calcext:value-type="float">
            <text:p>41600</text:p>
          </table:table-cell>
          <table:table-cell table:formula="of:=[.A469]*[.C469]" office:value-type="float" office:value="22048000" calcext:value-type="float">
            <text:p>22048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600" calcext:value-type="float">
            <text:p>41600</text:p>
          </table:table-cell>
          <table:table-cell table:formula="of:=[.A470]*[.C470]" office:value-type="float" office:value="22089600" calcext:value-type="float">
            <text:p>220896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800" calcext:value-type="float">
            <text:p>41800</text:p>
          </table:table-cell>
          <table:table-cell table:formula="of:=[.A471]*[.C471]" office:value-type="float" office:value="22112200" calcext:value-type="float">
            <text:p>221122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500" calcext:value-type="float">
            <text:p>41500</text:p>
          </table:table-cell>
          <table:table-cell table:formula="of:=[.A472]*[.C472]" office:value-type="float" office:value="22119500" calcext:value-type="float">
            <text:p>221195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700" calcext:value-type="float">
            <text:p>41700</text:p>
          </table:table-cell>
          <table:table-cell table:formula="of:=[.A473]*[.C473]" office:value-type="float" office:value="22184400" calcext:value-type="float">
            <text:p>221844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700" calcext:value-type="float">
            <text:p>41700</text:p>
          </table:table-cell>
          <table:table-cell table:formula="of:=[.A474]*[.C474]" office:value-type="float" office:value="22267800" calcext:value-type="float">
            <text:p>222678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60100" calcext:value-type="float">
            <text:p>60100</text:p>
          </table:table-cell>
          <table:table-cell table:formula="of:=[.A475]*[.C475]" office:value-type="float" office:value="23499100" calcext:value-type="float">
            <text:p>234991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61100" calcext:value-type="float">
            <text:p>61100</text:p>
          </table:table-cell>
          <table:table-cell table:formula="of:=[.A476]*[.C476]" office:value-type="float" office:value="23829000" calcext:value-type="float">
            <text:p>23829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3900" calcext:value-type="float">
            <text:p>83900</text:p>
          </table:table-cell>
          <table:table-cell table:formula="of:=[.A477]*[.C477]" office:value-type="float" office:value="23911500" calcext:value-type="float">
            <text:p>239115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5400" calcext:value-type="float">
            <text:p>85400</text:p>
          </table:table-cell>
          <table:table-cell table:formula="of:=[.A478]*[.C478]" office:value-type="float" office:value="24082800" calcext:value-type="float">
            <text:p>240828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5600" calcext:value-type="float">
            <text:p>85600</text:p>
          </table:table-cell>
          <table:table-cell table:formula="of:=[.A479]*[.C479]" office:value-type="float" office:value="24224800" calcext:value-type="float">
            <text:p>242248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88800" calcext:value-type="float">
            <text:p>88800</text:p>
          </table:table-cell>
          <table:table-cell table:formula="of:=[.A480]*[.C480]" office:value-type="float" office:value="24508800" calcext:value-type="float">
            <text:p>245088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7400" calcext:value-type="float">
            <text:p>87400</text:p>
          </table:table-cell>
          <table:table-cell table:formula="of:=[.A481]*[.C481]" office:value-type="float" office:value="24559400" calcext:value-type="float">
            <text:p>245594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88500" calcext:value-type="float">
            <text:p>88500</text:p>
          </table:table-cell>
          <table:table-cell table:formula="of:=[.A482]*[.C482]" office:value-type="float" office:value="24603000" calcext:value-type="float">
            <text:p>24603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88600" calcext:value-type="float">
            <text:p>88600</text:p>
          </table:table-cell>
          <table:table-cell table:formula="of:=[.A483]*[.C483]" office:value-type="float" office:value="24719400" calcext:value-type="float">
            <text:p>247194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88600" calcext:value-type="float">
            <text:p>88600</text:p>
          </table:table-cell>
          <table:table-cell table:formula="of:=[.A484]*[.C484]" office:value-type="float" office:value="24808000" calcext:value-type="float">
            <text:p>248080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3000" calcext:value-type="float">
            <text:p>73000</text:p>
          </table:table-cell>
          <table:table-cell table:formula="of:=[.A485]*[.C485]" office:value-type="float" office:value="25112000" calcext:value-type="float">
            <text:p>251120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7000" calcext:value-type="float">
            <text:p>47000</text:p>
          </table:table-cell>
          <table:table-cell table:formula="of:=[.A486]*[.C486]" office:value-type="float" office:value="25474000" calcext:value-type="float">
            <text:p>254740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3000" calcext:value-type="float">
            <text:p>93000</text:p>
          </table:table-cell>
          <table:table-cell table:formula="of:=[.A487]*[.C487]" office:value-type="float" office:value="25482000" calcext:value-type="float">
            <text:p>25482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5800" calcext:value-type="float">
            <text:p>85800</text:p>
          </table:table-cell>
          <table:table-cell table:formula="of:=[.A488]*[.C488]" office:value-type="float" office:value="25825800" calcext:value-type="float">
            <text:p>258258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66900" calcext:value-type="float">
            <text:p>66900</text:p>
          </table:table-cell>
          <table:table-cell table:formula="of:=[.A489]*[.C489]" office:value-type="float" office:value="26024100" calcext:value-type="float">
            <text:p>260241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4.0246" calcext:value-type="float">
            <text:p>94,0246</text:p>
          </table:table-cell>
          <table:table-cell office:value-type="float" office:value="99600" calcext:value-type="float">
            <text:p>99600</text:p>
          </table:table-cell>
          <table:table-cell table:formula="of:=[.A490]*[.C490]" office:value-type="float" office:value="27390000" calcext:value-type="float">
            <text:p>27390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.0246" calcext:value-type="float">
            <text:p>94,0246</text:p>
          </table:table-cell>
          <table:table-cell office:value-type="float" office:value="99900" calcext:value-type="float">
            <text:p>99900</text:p>
          </table:table-cell>
          <table:table-cell table:formula="of:=[.A491]*[.C491]" office:value-type="float" office:value="27672300" calcext:value-type="float">
            <text:p>276723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200" calcext:value-type="float">
            <text:p>71200</text:p>
          </table:table-cell>
          <table:table-cell table:formula="of:=[.A492]*[.C492]" office:value-type="float" office:value="28408800" calcext:value-type="float">
            <text:p>284088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400" calcext:value-type="float">
            <text:p>71400</text:p>
          </table:table-cell>
          <table:table-cell table:formula="of:=[.A493]*[.C493]" office:value-type="float" office:value="28417200" calcext:value-type="float">
            <text:p>28417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200" calcext:value-type="float">
            <text:p>71200</text:p>
          </table:table-cell>
          <table:table-cell table:formula="of:=[.A494]*[.C494]" office:value-type="float" office:value="28480000" calcext:value-type="float">
            <text:p>284800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5300" calcext:value-type="float">
            <text:p>95300</text:p>
          </table:table-cell>
          <table:table-cell table:formula="of:=[.A495]*[.C495]" office:value-type="float" office:value="28780600" calcext:value-type="float">
            <text:p>287806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496]*[.C496]" office:value-type="float" office:value="29603100" calcext:value-type="float">
            <text:p>296031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497]*[.C497]" office:value-type="float" office:value="29700800" calcext:value-type="float">
            <text:p>297008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5000" calcext:value-type="float">
            <text:p>55000</text:p>
          </table:table-cell>
          <table:table-cell table:formula="of:=[.A498]*[.C498]" office:value-type="float" office:value="29755000" calcext:value-type="float">
            <text:p>29755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000" calcext:value-type="float">
            <text:p>97000</text:p>
          </table:table-cell>
          <table:table-cell table:formula="of:=[.A499]*[.C499]" office:value-type="float" office:value="29779000" calcext:value-type="float">
            <text:p>29779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00]*[.C500]" office:value-type="float" office:value="29798500" calcext:value-type="float">
            <text:p>297985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500" calcext:value-type="float">
            <text:p>97500</text:p>
          </table:table-cell>
          <table:table-cell table:formula="of:=[.A501]*[.C501]" office:value-type="float" office:value="29835000" calcext:value-type="float">
            <text:p>298350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300" calcext:value-type="float">
            <text:p>97300</text:p>
          </table:table-cell>
          <table:table-cell table:formula="of:=[.A502]*[.C502]" office:value-type="float" office:value="29968400" calcext:value-type="float">
            <text:p>299684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600" calcext:value-type="float">
            <text:p>97600</text:p>
          </table:table-cell>
          <table:table-cell table:formula="of:=[.A503]*[.C503]" office:value-type="float" office:value="30158400" calcext:value-type="float">
            <text:p>301584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300" calcext:value-type="float">
            <text:p>97300</text:p>
          </table:table-cell>
          <table:table-cell table:formula="of:=[.A504]*[.C504]" office:value-type="float" office:value="30260300" calcext:value-type="float">
            <text:p>30260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900" calcext:value-type="float">
            <text:p>97900</text:p>
          </table:table-cell>
          <table:table-cell table:formula="of:=[.A505]*[.C505]" office:value-type="float" office:value="30349000" calcext:value-type="float">
            <text:p>303490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500" calcext:value-type="float">
            <text:p>97500</text:p>
          </table:table-cell>
          <table:table-cell table:formula="of:=[.A506]*[.C506]" office:value-type="float" office:value="30420000" calcext:value-type="float">
            <text:p>30420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500" calcext:value-type="float">
            <text:p>97500</text:p>
          </table:table-cell>
          <table:table-cell table:formula="of:=[.A507]*[.C507]" office:value-type="float" office:value="30517500" calcext:value-type="float">
            <text:p>305175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000" calcext:value-type="float">
            <text:p>97000</text:p>
          </table:table-cell>
          <table:table-cell table:formula="of:=[.A508]*[.C508]" office:value-type="float" office:value="30555000" calcext:value-type="float">
            <text:p>305550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500" calcext:value-type="float">
            <text:p>97500</text:p>
          </table:table-cell>
          <table:table-cell table:formula="of:=[.A509]*[.C509]" office:value-type="float" office:value="30615000" calcext:value-type="float">
            <text:p>30615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800" calcext:value-type="float">
            <text:p>88800</text:p>
          </table:table-cell>
          <table:table-cell table:formula="of:=[.A510]*[.C510]" office:value-type="float" office:value="30813600" calcext:value-type="float">
            <text:p>308136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300" calcext:value-type="float">
            <text:p>97300</text:p>
          </table:table-cell>
          <table:table-cell table:formula="of:=[.A511]*[.C511]" office:value-type="float" office:value="30844100" calcext:value-type="float">
            <text:p>308441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9300" calcext:value-type="float">
            <text:p>89300</text:p>
          </table:table-cell>
          <table:table-cell table:formula="of:=[.A512]*[.C512]" office:value-type="float" office:value="30897800" calcext:value-type="float">
            <text:p>308978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800" calcext:value-type="float">
            <text:p>88800</text:p>
          </table:table-cell>
          <table:table-cell table:formula="of:=[.A513]*[.C513]" office:value-type="float" office:value="30902400" calcext:value-type="float">
            <text:p>309024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800" calcext:value-type="float">
            <text:p>97800</text:p>
          </table:table-cell>
          <table:table-cell table:formula="of:=[.A514]*[.C514]" office:value-type="float" office:value="30904800" calcext:value-type="float">
            <text:p>309048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200" calcext:value-type="float">
            <text:p>97200</text:p>
          </table:table-cell>
          <table:table-cell table:formula="of:=[.A515]*[.C515]" office:value-type="float" office:value="30909600" calcext:value-type="float">
            <text:p>309096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700" calcext:value-type="float">
            <text:p>88700</text:p>
          </table:table-cell>
          <table:table-cell table:formula="of:=[.A516]*[.C516]" office:value-type="float" office:value="30956300" calcext:value-type="float">
            <text:p>309563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300" calcext:value-type="float">
            <text:p>97300</text:p>
          </table:table-cell>
          <table:table-cell table:formula="of:=[.A517]*[.C517]" office:value-type="float" office:value="31038700" calcext:value-type="float">
            <text:p>310387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800" calcext:value-type="float">
            <text:p>88800</text:p>
          </table:table-cell>
          <table:table-cell table:formula="of:=[.A518]*[.C518]" office:value-type="float" office:value="31080000" calcext:value-type="float">
            <text:p>31080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100" calcext:value-type="float">
            <text:p>97100</text:p>
          </table:table-cell>
          <table:table-cell table:formula="of:=[.A519]*[.C519]" office:value-type="float" office:value="31169100" calcext:value-type="float">
            <text:p>311691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900" calcext:value-type="float">
            <text:p>88900</text:p>
          </table:table-cell>
          <table:table-cell table:formula="of:=[.A520]*[.C520]" office:value-type="float" office:value="31203900" calcext:value-type="float">
            <text:p>31203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21]*[.C521]" office:value-type="float" office:value="31264000" calcext:value-type="float">
            <text:p>312640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100" calcext:value-type="float">
            <text:p>97100</text:p>
          </table:table-cell>
          <table:table-cell table:formula="of:=[.A522]*[.C522]" office:value-type="float" office:value="31266200" calcext:value-type="float">
            <text:p>312662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900" calcext:value-type="float">
            <text:p>88900</text:p>
          </table:table-cell>
          <table:table-cell table:formula="of:=[.A523]*[.C523]" office:value-type="float" office:value="31292800" calcext:value-type="float">
            <text:p>312928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400" calcext:value-type="float">
            <text:p>88400</text:p>
          </table:table-cell>
          <table:table-cell table:formula="of:=[.A524]*[.C524]" office:value-type="float" office:value="31293600" calcext:value-type="float">
            <text:p>312936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200" calcext:value-type="float">
            <text:p>97200</text:p>
          </table:table-cell>
          <table:table-cell table:formula="of:=[.A525]*[.C525]" office:value-type="float" office:value="31395600" calcext:value-type="float">
            <text:p>313956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9200" calcext:value-type="float">
            <text:p>89200</text:p>
          </table:table-cell>
          <table:table-cell table:formula="of:=[.A526]*[.C526]" office:value-type="float" office:value="31487600" calcext:value-type="float">
            <text:p>314876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200" calcext:value-type="float">
            <text:p>97200</text:p>
          </table:table-cell>
          <table:table-cell table:formula="of:=[.A527]*[.C527]" office:value-type="float" office:value="31492800" calcext:value-type="float">
            <text:p>314928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1600" calcext:value-type="float">
            <text:p>91600</text:p>
          </table:table-cell>
          <table:table-cell table:formula="of:=[.A528]*[.C528]" office:value-type="float" office:value="31602000" calcext:value-type="float">
            <text:p>316020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300" calcext:value-type="float">
            <text:p>97300</text:p>
          </table:table-cell>
          <table:table-cell table:formula="of:=[.A529]*[.C529]" office:value-type="float" office:value="31719800" calcext:value-type="float">
            <text:p>317198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800" calcext:value-type="float">
            <text:p>97800</text:p>
          </table:table-cell>
          <table:table-cell table:formula="of:=[.A530]*[.C530]" office:value-type="float" office:value="31785000" calcext:value-type="float">
            <text:p>31785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400" calcext:value-type="float">
            <text:p>97400</text:p>
          </table:table-cell>
          <table:table-cell table:formula="of:=[.A531]*[.C531]" office:value-type="float" office:value="31849800" calcext:value-type="float">
            <text:p>318498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32]*[.C532]" office:value-type="float" office:value="32045600" calcext:value-type="float">
            <text:p>320456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59800" calcext:value-type="float">
            <text:p>59800</text:p>
          </table:table-cell>
          <table:table-cell table:formula="of:=[.A533]*[.C533]" office:value-type="float" office:value="32471400" calcext:value-type="float">
            <text:p>324714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0800" calcext:value-type="float">
            <text:p>60800</text:p>
          </table:table-cell>
          <table:table-cell table:formula="of:=[.A534]*[.C534]" office:value-type="float" office:value="33075200" calcext:value-type="float">
            <text:p>330752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1100" calcext:value-type="float">
            <text:p>61100</text:p>
          </table:table-cell>
          <table:table-cell table:formula="of:=[.A535]*[.C535]" office:value-type="float" office:value="33299500" calcext:value-type="float">
            <text:p>332995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1000" calcext:value-type="float">
            <text:p>61000</text:p>
          </table:table-cell>
          <table:table-cell table:formula="of:=[.A536]*[.C536]" office:value-type="float" office:value="33306000" calcext:value-type="float">
            <text:p>33306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0900" calcext:value-type="float">
            <text:p>60900</text:p>
          </table:table-cell>
          <table:table-cell table:formula="of:=[.A537]*[.C537]" office:value-type="float" office:value="33312300" calcext:value-type="float">
            <text:p>333123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93500" calcext:value-type="float">
            <text:p>93500</text:p>
          </table:table-cell>
          <table:table-cell table:formula="of:=[.A538]*[.C538]" office:value-type="float" office:value="36278000" calcext:value-type="float">
            <text:p>362780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6300" calcext:value-type="float">
            <text:p>66300</text:p>
          </table:table-cell>
          <table:table-cell table:formula="of:=[.A539]*[.C539]" office:value-type="float" office:value="36995400" calcext:value-type="float">
            <text:p>369954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800" calcext:value-type="float">
            <text:p>95800</text:p>
          </table:table-cell>
          <table:table-cell table:formula="of:=[.A540]*[.C540]" office:value-type="float" office:value="38990600" calcext:value-type="float">
            <text:p>389906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1600" calcext:value-type="float">
            <text:p>71600</text:p>
          </table:table-cell>
          <table:table-cell table:formula="of:=[.A541]*[.C541]" office:value-type="float" office:value="39236800" calcext:value-type="float">
            <text:p>392368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500" calcext:value-type="float">
            <text:p>95500</text:p>
          </table:table-cell>
          <table:table-cell table:formula="of:=[.A542]*[.C542]" office:value-type="float" office:value="39441500" calcext:value-type="float">
            <text:p>394415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300" calcext:value-type="float">
            <text:p>95300</text:p>
          </table:table-cell>
          <table:table-cell table:formula="of:=[.A543]*[.C543]" office:value-type="float" office:value="39454200" calcext:value-type="float">
            <text:p>394542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000" calcext:value-type="float">
            <text:p>72000</text:p>
          </table:table-cell>
          <table:table-cell table:formula="of:=[.A544]*[.C544]" office:value-type="float" office:value="39528000" calcext:value-type="float">
            <text:p>39528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500" calcext:value-type="float">
            <text:p>95500</text:p>
          </table:table-cell>
          <table:table-cell table:formula="of:=[.A545]*[.C545]" office:value-type="float" office:value="39632500" calcext:value-type="float">
            <text:p>396325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100" calcext:value-type="float">
            <text:p>72100</text:p>
          </table:table-cell>
          <table:table-cell table:formula="of:=[.A546]*[.C546]" office:value-type="float" office:value="39727100" calcext:value-type="float">
            <text:p>397271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300" calcext:value-type="float">
            <text:p>72300</text:p>
          </table:table-cell>
          <table:table-cell table:formula="of:=[.A547]*[.C547]" office:value-type="float" office:value="39765000" calcext:value-type="float">
            <text:p>397650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600" calcext:value-type="float">
            <text:p>95600</text:p>
          </table:table-cell>
          <table:table-cell table:formula="of:=[.A548]*[.C548]" office:value-type="float" office:value="39769600" calcext:value-type="float">
            <text:p>397696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100" calcext:value-type="float">
            <text:p>72100</text:p>
          </table:table-cell>
          <table:table-cell table:formula="of:=[.A549]*[.C549]" office:value-type="float" office:value="39799200" calcext:value-type="float">
            <text:p>397992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50]*[.C550]" office:value-type="float" office:value="39926600" calcext:value-type="float">
            <text:p>399266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100" calcext:value-type="float">
            <text:p>72100</text:p>
          </table:table-cell>
          <table:table-cell table:formula="of:=[.A551]*[.C551]" office:value-type="float" office:value="39943400" calcext:value-type="float">
            <text:p>399434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000" calcext:value-type="float">
            <text:p>72000</text:p>
          </table:table-cell>
          <table:table-cell table:formula="of:=[.A552]*[.C552]" office:value-type="float" office:value="39960000" calcext:value-type="float">
            <text:p>399600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53]*[.C553]" office:value-type="float" office:value="40143200" calcext:value-type="float">
            <text:p>401432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99200" calcext:value-type="float">
            <text:p>99200</text:p>
          </table:table-cell>
          <table:table-cell table:formula="of:=[.A554]*[.C554]" office:value-type="float" office:value="40176000" calcext:value-type="float">
            <text:p>40176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55]*[.C555]" office:value-type="float" office:value="40215400" calcext:value-type="float">
            <text:p>402154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2600" calcext:value-type="float">
            <text:p>72600</text:p>
          </table:table-cell>
          <table:table-cell table:formula="of:=[.A556]*[.C556]" office:value-type="float" office:value="40583400" calcext:value-type="float">
            <text:p>405834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3600" calcext:value-type="float">
            <text:p>73600</text:p>
          </table:table-cell>
          <table:table-cell table:formula="of:=[.A557]*[.C557]" office:value-type="float" office:value="41216000" calcext:value-type="float">
            <text:p>41216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3700" calcext:value-type="float">
            <text:p>73700</text:p>
          </table:table-cell>
          <table:table-cell table:formula="of:=[.A558]*[.C558]" office:value-type="float" office:value="41345700" calcext:value-type="float">
            <text:p>413457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85100" calcext:value-type="float">
            <text:p>85100</text:p>
          </table:table-cell>
          <table:table-cell table:formula="of:=[.A559]*[.C559]" office:value-type="float" office:value="47826200" calcext:value-type="float">
            <text:p>478262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2800" calcext:value-type="float">
            <text:p>92800</text:p>
          </table:table-cell>
          <table:table-cell table:formula="of:=[.A560]*[.C560]" office:value-type="float" office:value="50019200" calcext:value-type="float">
            <text:p>500192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5100" calcext:value-type="float">
            <text:p>95100</text:p>
          </table:table-cell>
          <table:table-cell table:formula="of:=[.A561]*[.C561]" office:value-type="float" office:value="50878500" calcext:value-type="float">
            <text:p>508785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9400" calcext:value-type="float">
            <text:p>99400</text:p>
          </table:table-cell>
          <table:table-cell table:formula="of:=[.A562]*[.C562]" office:value-type="float" office:value="53377800" calcext:value-type="float">
            <text:p>533778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9500" calcext:value-type="float">
            <text:p>99500</text:p>
          </table:table-cell>
          <table:table-cell table:formula="of:=[.A563]*[.C563]" office:value-type="float" office:value="53531000" calcext:value-type="float">
            <text:p>535310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0000" calcext:value-type="float">
            <text:p>100000</text:p>
          </table:table-cell>
          <table:table-cell table:formula="of:=[.A564]*[.C564]" office:value-type="float" office:value="53600000" calcext:value-type="float">
            <text:p>536000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9300" calcext:value-type="float">
            <text:p>99300</text:p>
          </table:table-cell>
          <table:table-cell table:formula="of:=[.A565]*[.C565]" office:value-type="float" office:value="53622000" calcext:value-type="float">
            <text:p>53622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96300" calcext:value-type="float">
            <text:p>96300</text:p>
          </table:table-cell>
          <table:table-cell table:formula="of:=[.A566]*[.C566]" office:value-type="float" office:value="54216900" calcext:value-type="float">
            <text:p>542169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98400" calcext:value-type="float">
            <text:p>98400</text:p>
          </table:table-cell>
          <table:table-cell table:formula="of:=[.A567]*[.C567]" office:value-type="float" office:value="55497600" calcext:value-type="float">
            <text:p>554976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9300" calcext:value-type="float">
            <text:p>99300</text:p>
          </table:table-cell>
          <table:table-cell table:formula="of:=[.A568]*[.C568]" office:value-type="float" office:value="56203800" calcext:value-type="float">
            <text:p>562038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9300" calcext:value-type="float">
            <text:p>99300</text:p>
          </table:table-cell>
          <table:table-cell table:formula="of:=[.A569]*[.C569]" office:value-type="float" office:value="56303100" calcext:value-type="float">
            <text:p>56303100</text:p>
          </table:table-cell>
        </table:table-row>
      </table:table>
      <table:named-expressions/>
      <table:database-ranges>
        <table:database-range table:name="__Anonymous_Sheet_DB__0" table:target-range-address="data2.A1:data2.D569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22:44:04.767556877</dc:date>
    <meta:editing-duration>PT7M25S</meta:editing-duration>
    <meta:editing-cycles>1</meta:editing-cycles>
    <meta:document-statistic meta:table-count="1" meta:cell-count="2276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data2.A1:data2.B569" chart:data-source-has-labels="row" svg:x="0.32cm" svg:y="0.18cm" svg:width="12.561cm" svg:height="8.64cm">
          <chartooo:coordinate-region svg:x="0.941cm" svg:y="0.379cm" svg:width="11.4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B1:data2.B569" loext:label-string="efficiency" chart:class="chart:scatter">
            <chart:domain table:cell-range-address="data2.A1:data2.A569"/>
            <chart:data-point chart:repeated="5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1:data2.A569</svg:desc>
                </draw:g>
              </table:table-cell>
              <table:table-cell office:value-type="float" office:value="62.7417">
                <text:p>62.7417</text:p>
                <draw:g>
                  <svg:desc>data2.B1:data2.B5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2.7417">
                <text:p>62.7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1.1951">
                <text:p>81.1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0.8612">
                <text:p>90.8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9.8067">
                <text:p>89.8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9.6309">
                <text:p>89.6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7.6977">
                <text:p>87.6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8.0492">
                <text:p>88.0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">
                <text:p>433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">
                <text:p>368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">
                <text:p>248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">
                <text:p>251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7">
                <text:p>247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">
                <text:p>252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">
                <text:p>253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2">
                <text:p>372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5">
                <text:p>375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4">
                <text:p>374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6">
                <text:p>376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1">
                <text:p>371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">
                <text:p>12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3">
                <text:p>373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">
                <text:p>12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">
                <text:p>377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">
                <text:p>12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2">
                <text:p>36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2">
                <text:p>432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">
                <text:p>127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">
                <text:p>116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">
                <text:p>11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">
                <text:p>36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">
                <text:p>41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7">
                <text:p>117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">
                <text:p>118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6">
                <text:p>40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3">
                <text:p>36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">
                <text:p>91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4">
                <text:p>36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5">
                <text:p>365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7">
                <text:p>36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">
                <text:p>92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">
                <text:p>94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">
                <text:p>9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">
                <text:p>36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">
                <text:p>97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">
                <text:p>96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">
                <text:p>99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">
                <text:p>98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8">
                <text:p>428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">
                <text:p>42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1">
                <text:p>43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8">
                <text:p>40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2">
                <text:p>39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9">
                <text:p>37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1">
                <text:p>38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2">
                <text:p>38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">
                <text:p>37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0">
                <text:p>370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">
                <text:p>38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">
                <text:p>41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7">
                <text:p>42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9">
                <text:p>40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">
                <text:p>41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0">
                <text:p>42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1">
                <text:p>42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2">
                <text:p>42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3">
                <text:p>42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4">
                <text:p>424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5">
                <text:p>425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6">
                <text:p>42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1">
                <text:p>41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2">
                <text:p>41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3">
                <text:p>38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">
                <text:p>40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6">
                <text:p>386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">
                <text:p>4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5">
                <text:p>38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">
                <text:p>23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">
                <text:p>18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5">
                <text:p>19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8">
                <text:p>23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">
                <text:p>244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">
                <text:p>23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">
                <text:p>38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">
                <text:p>24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7">
                <text:p>23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2">
                <text:p>19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">
                <text:p>24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3">
                <text:p>393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">
                <text:p>369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4">
                <text:p>39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6">
                <text:p>23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">
                <text:p>20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">
                <text:p>44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">
                <text:p>25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">
                <text:p>20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7">
                <text:p>38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">
                <text:p>200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">
                <text:p>204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">
                <text:p>2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">
                <text:p>3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5">
                <text:p>33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">
                <text:p>34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2">
                <text:p>242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">
                <text:p>243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">
                <text:p>35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">
                <text:p>48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">
                <text:p>4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">
                <text:p>10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6">
                <text:p>19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">
                <text:p>3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">
                <text:p>106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">
                <text:p>5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7">
                <text:p>107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">
                <text:p>108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">
                <text:p>42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">
                <text:p>109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">
                <text:p>53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">
                <text:p>4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">
                <text:p>112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">
                <text:p>5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">
                <text:p>11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6">
                <text:p>25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5">
                <text:p>255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">
                <text:p>5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">
                <text:p>10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6">
                <text:p>33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0">
                <text:p>13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">
                <text:p>46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1">
                <text:p>46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7">
                <text:p>33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8">
                <text:p>33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9">
                <text:p>33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9">
                <text:p>45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0">
                <text:p>34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">
                <text:p>13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1">
                <text:p>13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2">
                <text:p>13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3">
                <text:p>13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4">
                <text:p>13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8">
                <text:p>45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6">
                <text:p>13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">
                <text:p>15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7">
                <text:p>13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8">
                <text:p>13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2">
                <text:p>15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3">
                <text:p>14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">
                <text:p>13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3">
                <text:p>15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">
                <text:p>15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4">
                <text:p>14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1">
                <text:p>14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">
                <text:p>14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">
                <text:p>15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">
                <text:p>14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2">
                <text:p>14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0">
                <text:p>43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">
                <text:p>15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8">
                <text:p>14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">
                <text:p>14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">
                <text:p>14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">
                <text:p>76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">
                <text:p>15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">
                <text:p>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8">
                <text:p>15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9">
                <text:p>14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3">
                <text:p>19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">
                <text:p>10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4">
                <text:p>19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">
                <text:p>19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">
                <text:p>19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0">
                <text:p>11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">
                <text:p>10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9">
                <text:p>15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">
                <text:p>199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1">
                <text:p>16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">
                <text:p>16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">
                <text:p>8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4">
                <text:p>43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">
                <text:p>8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6">
                <text:p>16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7">
                <text:p>16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">
                <text:p>16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8">
                <text:p>16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">
                <text:p>8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">
                <text:p>8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9">
                <text:p>16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5">
                <text:p>43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0">
                <text:p>17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1">
                <text:p>17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2">
                <text:p>17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2">
                <text:p>44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1">
                <text:p>19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">
                <text:p>17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4">
                <text:p>17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">
                <text:p>19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5">
                <text:p>17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1">
                <text:p>34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">
                <text:p>44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6">
                <text:p>17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6">
                <text:p>43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7">
                <text:p>17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9">
                <text:p>18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8">
                <text:p>17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2">
                <text:p>34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1">
                <text:p>44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4">
                <text:p>44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7">
                <text:p>43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0">
                <text:p>18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8">
                <text:p>43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">
                <text:p>17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3">
                <text:p>34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">
                <text:p>18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5">
                <text:p>44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6">
                <text:p>446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">
                <text:p>44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9">
                <text:p>44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0">
                <text:p>45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">
                <text:p>5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1">
                <text:p>45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2">
                <text:p>45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3">
                <text:p>45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">
                <text:p>6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">
                <text:p>6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">
                <text:p>5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9">
                <text:p>22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">
                <text:p>5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5">
                <text:p>23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4">
                <text:p>23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7">
                <text:p>50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0">
                <text:p>23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1">
                <text:p>23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3">
                <text:p>23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2">
                <text:p>23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5">
                <text:p>39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5">
                <text:p>20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4">
                <text:p>45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">
                <text:p>6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2">
                <text:p>46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8">
                <text:p>35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3">
                <text:p>18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">
                <text:p>35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4">
                <text:p>1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5">
                <text:p>18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6">
                <text:p>35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6">
                <text:p>18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5">
                <text:p>35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7">
                <text:p>18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3">
                <text:p>8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8">
                <text:p>18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3">
                <text:p>21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4">
                <text:p>21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8">
                <text:p>128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6">
                <text:p>21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5">
                <text:p>21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8">
                <text:p>21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5">
                <text:p>45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9">
                <text:p>21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0">
                <text:p>22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2">
                <text:p>22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1">
                <text:p>22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7">
                <text:p>20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6">
                <text:p>45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7">
                <text:p>45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9">
                <text:p>35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3">
                <text:p>22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9">
                <text:p>20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4">
                <text:p>22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0">
                <text:p>21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6">
                <text:p>22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7">
                <text:p>21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7">
                <text:p>22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1">
                <text:p>21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8">
                <text:p>20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5">
                <text:p>22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6">
                <text:p>39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2">
                <text:p>21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9">
                <text:p>43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7">
                <text:p>39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0">
                <text:p>44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9">
                <text:p>32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0">
                <text:p>52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16">
                <text:p>51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17">
                <text:p>51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5">
                <text:p>51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18">
                <text:p>51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9">
                <text:p>51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2">
                <text:p>40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3">
                <text:p>40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8">
                <text:p>50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3">
                <text:p>46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4">
                <text:p>40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7">
                <text:p>6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">
                <text:p>7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9">
                <text:p>50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4">
                <text:p>46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1">
                <text:p>51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7">
                <text:p>46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0">
                <text:p>51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5">
                <text:p>46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0">
                <text:p>47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3">
                <text:p>51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">
                <text:p>6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4">
                <text:p>51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9">
                <text:p>46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1">
                <text:p>47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">
                <text:p>7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8">
                <text:p>46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6">
                <text:p>46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6">
                <text:p>6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9">
                <text:p>69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2">
                <text:p>51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2">
                <text:p>47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">
                <text:p>7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3">
                <text:p>47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">
                <text:p>79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5">
                <text:p>47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">
                <text:p>7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4">
                <text:p>47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">
                <text:p>7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">
                <text:p>8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8">
                <text:p>56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69">
                <text:p>56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2">
                <text:p>292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7">
                <text:p>257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9">
                <text:p>259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8">
                <text:p>258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5">
                <text:p>56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0">
                <text:p>26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3">
                <text:p>293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7">
                <text:p>297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4">
                <text:p>294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5">
                <text:p>295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8">
                <text:p>298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6">
                <text:p>296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9">
                <text:p>289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8">
                <text:p>288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0">
                <text:p>290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1">
                <text:p>291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1">
                <text:p>521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4">
                <text:p>2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6">
                <text:p>47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1">
                <text:p>26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2">
                <text:p>26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9">
                <text:p>47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8">
                <text:p>47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23">
                <text:p>52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22">
                <text:p>52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7">
                <text:p>47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5">
                <text:p>26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4">
                <text:p>26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3">
                <text:p>26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1">
                <text:p>33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0">
                <text:p>48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2">
                <text:p>33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4">
                <text:p>4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6">
                <text:p>266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7">
                <text:p>26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5">
                <text:p>48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2">
                <text:p>48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1">
                <text:p>48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6">
                <text:p>48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7">
                <text:p>48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3">
                <text:p>48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3">
                <text:p>33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8">
                <text:p>48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4">
                <text:p>33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9">
                <text:p>269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9">
                <text:p>48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8">
                <text:p>26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2">
                <text:p>49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1">
                <text:p>49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0">
                <text:p>49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0">
                <text:p>27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4">
                <text:p>49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5">
                <text:p>49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6">
                <text:p>28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1">
                <text:p>27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6">
                <text:p>49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3">
                <text:p>49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7">
                <text:p>49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3">
                <text:p>27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2">
                <text:p>27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0">
                <text:p>50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9">
                <text:p>49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3">
                <text:p>50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4">
                <text:p>50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2">
                <text:p>50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6">
                <text:p>50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0">
                <text:p>33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5">
                <text:p>50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4">
                <text:p>52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5">
                <text:p>52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6">
                <text:p>52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7">
                <text:p>287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8">
                <text:p>52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7">
                <text:p>52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0">
                <text:p>53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">
                <text:p>531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9">
                <text:p>52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3">
                <text:p>53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2">
                <text:p>53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4">
                <text:p>53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91">
                <text:p>391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0">
                <text:p>390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5">
                <text:p>28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2">
                <text:p>28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3">
                <text:p>28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6">
                <text:p>27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1">
                <text:p>28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8">
                <text:p>27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9">
                <text:p>27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0">
                <text:p>28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4">
                <text:p>34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2">
                <text:p>54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4">
                <text:p>27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1">
                <text:p>30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89">
                <text:p>389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5">
                <text:p>275</text:p>
              </table:table-cell>
              <table:table-cell office:value-type="float" office:value="94.0246">
                <text:p>94.02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7">
                <text:p>277</text:p>
              </table:table-cell>
              <table:table-cell office:value-type="float" office:value="94.0246">
                <text:p>94.02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9">
                <text:p>39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8">
                <text:p>39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0">
                <text:p>40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2">
                <text:p>30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3">
                <text:p>30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4">
                <text:p>30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41">
                <text:p>54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7">
                <text:p>30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5">
                <text:p>30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6">
                <text:p>30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8">
                <text:p>30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9">
                <text:p>30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1">
                <text:p>31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0">
                <text:p>31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2">
                <text:p>31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3">
                <text:p>31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5">
                <text:p>31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14">
                <text:p>31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7">
                <text:p>34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7">
                <text:p>31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6">
                <text:p>34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8">
                <text:p>34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6">
                <text:p>31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8">
                <text:p>31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9">
                <text:p>34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9">
                <text:p>31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0">
                <text:p>35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1">
                <text:p>32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1">
                <text:p>35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20">
                <text:p>32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2">
                <text:p>32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2">
                <text:p>35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4">
                <text:p>35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3">
                <text:p>32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3">
                <text:p>35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4">
                <text:p>32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5">
                <text:p>34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6">
                <text:p>32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5">
                <text:p>32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7">
                <text:p>32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8">
                <text:p>32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3">
                <text:p>54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4">
                <text:p>54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5">
                <text:p>54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7">
                <text:p>54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8">
                <text:p>388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8">
                <text:p>55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7">
                <text:p>407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8">
                <text:p>54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3">
                <text:p>413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4">
                <text:p>414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9">
                <text:p>54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5">
                <text:p>415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1">
                <text:p>551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0">
                <text:p>55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6">
                <text:p>41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2">
                <text:p>55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4">
                <text:p>55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5">
                <text:p>55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6">
                <text:p>55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05">
                <text:p>40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9">
                <text:p>55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0">
                <text:p>56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1">
                <text:p>56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2">
                <text:p>562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9">
                <text:p>53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5">
                <text:p>53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7">
                <text:p>53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8">
                <text:p>53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6">
                <text:p>53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0">
                <text:p>54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3">
                <text:p>563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4">
                <text:p>564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">
                <text:p>56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">
                <text:p>567</text:p>
              </table:table-cell>
              <table:table-cell office:value-type="float" office:value="93.4974">
                <text:p>93.4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data2.A1:data2.A569 data2.D1:data2.D569" chart:data-source-has-labels="row" svg:x="0.32cm" svg:y="0.18cm" svg:width="12.825cm" svg:height="8.64cm">
          <chartooo:coordinate-region svg:x="2.053cm" svg:y="0.379cm" svg:width="10.8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D1:data2.D569" loext:label-string="learning" chart:class="chart:scatter">
            <chart:domain table:cell-range-address="data2.A1:data2.A569"/>
            <chart:data-point chart:repeated="5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  <table:table-cell office:value-type="string">
                <text:p>learn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1:data2.A569</svg:desc>
                </draw:g>
              </table:table-cell>
              <table:table-cell office:value-type="float" office:value="100">
                <text:p>100</text:p>
                <draw:g>
                  <svg:desc>data2.D1:data2.D5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79600">
                <text:p>179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45600">
                <text:p>345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18600">
                <text:p>418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">
                <text:p>433</text:p>
              </table:table-cell>
              <table:table-cell office:value-type="float" office:value="433000">
                <text:p>433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">
                <text:p>368</text:p>
              </table:table-cell>
              <table:table-cell office:value-type="float" office:value="441600">
                <text:p>441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">
                <text:p>248</text:p>
              </table:table-cell>
              <table:table-cell office:value-type="float" office:value="446400">
                <text:p>446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">
                <text:p>251</text:p>
              </table:table-cell>
              <table:table-cell office:value-type="float" office:value="451800">
                <text:p>451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467400">
                <text:p>467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7">
                <text:p>247</text:p>
              </table:table-cell>
              <table:table-cell office:value-type="float" office:value="469300">
                <text:p>469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">
                <text:p>252</text:p>
              </table:table-cell>
              <table:table-cell office:value-type="float" office:value="478800">
                <text:p>478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">
                <text:p>253</text:p>
              </table:table-cell>
              <table:table-cell office:value-type="float" office:value="480700">
                <text:p>4807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2">
                <text:p>372</text:p>
              </table:table-cell>
              <table:table-cell office:value-type="float" office:value="483600">
                <text:p>483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5">
                <text:p>375</text:p>
              </table:table-cell>
              <table:table-cell office:value-type="float" office:value="487500">
                <text:p>487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513000">
                <text:p>513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522900">
                <text:p>522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4">
                <text:p>374</text:p>
              </table:table-cell>
              <table:table-cell office:value-type="float" office:value="523600">
                <text:p>523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525000">
                <text:p>525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6">
                <text:p>376</text:p>
              </table:table-cell>
              <table:table-cell office:value-type="float" office:value="526400">
                <text:p>526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533400">
                <text:p>533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  <table:table-cell office:value-type="float" office:value="552000">
                <text:p>552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1">
                <text:p>371</text:p>
              </table:table-cell>
              <table:table-cell office:value-type="float" office:value="556500">
                <text:p>556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">
                <text:p>121</text:p>
              </table:table-cell>
              <table:table-cell office:value-type="float" office:value="556600">
                <text:p>556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3">
                <text:p>373</text:p>
              </table:table-cell>
              <table:table-cell office:value-type="float" office:value="559500">
                <text:p>559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">
                <text:p>122</text:p>
              </table:table-cell>
              <table:table-cell office:value-type="float" office:value="561200">
                <text:p>561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">
                <text:p>377</text:p>
              </table:table-cell>
              <table:table-cell office:value-type="float" office:value="565500">
                <text:p>565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565800">
                <text:p>565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">
                <text:p>124</text:p>
              </table:table-cell>
              <table:table-cell office:value-type="float" office:value="570400">
                <text:p>570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575000">
                <text:p>575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2">
                <text:p>362</text:p>
              </table:table-cell>
              <table:table-cell office:value-type="float" office:value="579200">
                <text:p>579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579600">
                <text:p>579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2">
                <text:p>432</text:p>
              </table:table-cell>
              <table:table-cell office:value-type="float" office:value="604800">
                <text:p>604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">
                <text:p>127</text:p>
              </table:table-cell>
              <table:table-cell office:value-type="float" office:value="609600">
                <text:p>609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">
                <text:p>116</text:p>
              </table:table-cell>
              <table:table-cell office:value-type="float" office:value="614800">
                <text:p>614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">
                <text:p>115</text:p>
              </table:table-cell>
              <table:table-cell office:value-type="float" office:value="621000">
                <text:p>62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">
                <text:p>366</text:p>
              </table:table-cell>
              <table:table-cell office:value-type="float" office:value="622200">
                <text:p>622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">
                <text:p>417</text:p>
              </table:table-cell>
              <table:table-cell office:value-type="float" office:value="625500">
                <text:p>625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7">
                <text:p>117</text:p>
              </table:table-cell>
              <table:table-cell office:value-type="float" office:value="631800">
                <text:p>6318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">
                <text:p>118</text:p>
              </table:table-cell>
              <table:table-cell office:value-type="float" office:value="637200">
                <text:p>637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6">
                <text:p>406</text:p>
              </table:table-cell>
              <table:table-cell office:value-type="float" office:value="649600">
                <text:p>6496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3">
                <text:p>363</text:p>
              </table:table-cell>
              <table:table-cell office:value-type="float" office:value="653400">
                <text:p>653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  <table:table-cell office:value-type="float" office:value="654500">
                <text:p>654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">
                <text:p>91</text:p>
              </table:table-cell>
              <table:table-cell office:value-type="float" office:value="655200">
                <text:p>655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4">
                <text:p>364</text:p>
              </table:table-cell>
              <table:table-cell office:value-type="float" office:value="655200">
                <text:p>6552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5">
                <text:p>365</text:p>
              </table:table-cell>
              <table:table-cell office:value-type="float" office:value="657000">
                <text:p>657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7">
                <text:p>367</text:p>
              </table:table-cell>
              <table:table-cell office:value-type="float" office:value="660600">
                <text:p>6606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">
                <text:p>92</text:p>
              </table:table-cell>
              <table:table-cell office:value-type="float" office:value="662400">
                <text:p>662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">
                <text:p>94</text:p>
              </table:table-cell>
              <table:table-cell office:value-type="float" office:value="667400">
                <text:p>667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">
                <text:p>93</text:p>
              </table:table-cell>
              <table:table-cell office:value-type="float" office:value="669600">
                <text:p>669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674500">
                <text:p>674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675000">
                <text:p>675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">
                <text:p>361</text:p>
              </table:table-cell>
              <table:table-cell office:value-type="float" office:value="685900">
                <text:p>6859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">
                <text:p>97</text:p>
              </table:table-cell>
              <table:table-cell office:value-type="float" office:value="688700">
                <text:p>6887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">
                <text:p>96</text:p>
              </table:table-cell>
              <table:table-cell office:value-type="float" office:value="691200">
                <text:p>691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">
                <text:p>99</text:p>
              </table:table-cell>
              <table:table-cell office:value-type="float" office:value="702900">
                <text:p>7029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">
                <text:p>98</text:p>
              </table:table-cell>
              <table:table-cell office:value-type="float" office:value="705600">
                <text:p>705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710000">
                <text:p>71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720000">
                <text:p>72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721500">
                <text:p>721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8">
                <text:p>428</text:p>
              </table:table-cell>
              <table:table-cell office:value-type="float" office:value="727600">
                <text:p>727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">
                <text:p>429</text:p>
              </table:table-cell>
              <table:table-cell office:value-type="float" office:value="729300">
                <text:p>729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1">
                <text:p>431</text:p>
              </table:table-cell>
              <table:table-cell office:value-type="float" office:value="732700">
                <text:p>7327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8">
                <text:p>408</text:p>
              </table:table-cell>
              <table:table-cell office:value-type="float" office:value="734400">
                <text:p>7344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2">
                <text:p>392</text:p>
              </table:table-cell>
              <table:table-cell office:value-type="float" office:value="744800">
                <text:p>7448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9">
                <text:p>379</text:p>
              </table:table-cell>
              <table:table-cell office:value-type="float" office:value="758000">
                <text:p>758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760000">
                <text:p>76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1">
                <text:p>381</text:p>
              </table:table-cell>
              <table:table-cell office:value-type="float" office:value="762000">
                <text:p>762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2">
                <text:p>382</text:p>
              </table:table-cell>
              <table:table-cell office:value-type="float" office:value="764000">
                <text:p>764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">
                <text:p>378</text:p>
              </table:table-cell>
              <table:table-cell office:value-type="float" office:value="793800">
                <text:p>7938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832500">
                <text:p>832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0">
                <text:p>370</text:p>
              </table:table-cell>
              <table:table-cell office:value-type="float" office:value="851000">
                <text:p>851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872000">
                <text:p>872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">
                <text:p>38</text:p>
              </table:table-cell>
              <table:table-cell office:value-type="float" office:value="874000">
                <text:p>874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">
                <text:p>419</text:p>
              </table:table-cell>
              <table:table-cell office:value-type="float" office:value="879900">
                <text:p>8799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7">
                <text:p>427</text:p>
              </table:table-cell>
              <table:table-cell office:value-type="float" office:value="896700">
                <text:p>8967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9">
                <text:p>409</text:p>
              </table:table-cell>
              <table:table-cell office:value-type="float" office:value="899800">
                <text:p>8998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">
                <text:p>418</text:p>
              </table:table-cell>
              <table:table-cell office:value-type="float" office:value="919600">
                <text:p>919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0">
                <text:p>420</text:p>
              </table:table-cell>
              <table:table-cell office:value-type="float" office:value="924000">
                <text:p>924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1">
                <text:p>421</text:p>
              </table:table-cell>
              <table:table-cell office:value-type="float" office:value="926200">
                <text:p>9262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2">
                <text:p>422</text:p>
              </table:table-cell>
              <table:table-cell office:value-type="float" office:value="928400">
                <text:p>9284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3">
                <text:p>423</text:p>
              </table:table-cell>
              <table:table-cell office:value-type="float" office:value="930600">
                <text:p>930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931000">
                <text:p>931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4">
                <text:p>424</text:p>
              </table:table-cell>
              <table:table-cell office:value-type="float" office:value="932800">
                <text:p>9328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5">
                <text:p>425</text:p>
              </table:table-cell>
              <table:table-cell office:value-type="float" office:value="935000">
                <text:p>935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6">
                <text:p>426</text:p>
              </table:table-cell>
              <table:table-cell office:value-type="float" office:value="937200">
                <text:p>937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943000">
                <text:p>943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1">
                <text:p>411</text:p>
              </table:table-cell>
              <table:table-cell office:value-type="float" office:value="945300">
                <text:p>9453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2">
                <text:p>412</text:p>
              </table:table-cell>
              <table:table-cell office:value-type="float" office:value="947600">
                <text:p>9476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3">
                <text:p>383</text:p>
              </table:table-cell>
              <table:table-cell office:value-type="float" office:value="957500">
                <text:p>957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970000">
                <text:p>97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1023400">
                <text:p>10234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024800">
                <text:p>10248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">
                <text:p>401</text:p>
              </table:table-cell>
              <table:table-cell office:value-type="float" office:value="1042600">
                <text:p>1042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  <table:table-cell office:value-type="float" office:value="1061100">
                <text:p>1061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  <table:table-cell office:value-type="float" office:value="1071400">
                <text:p>1071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6">
                <text:p>386</text:p>
              </table:table-cell>
              <table:table-cell office:value-type="float" office:value="1080800">
                <text:p>10808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">
                <text:p>46</text:p>
              </table:table-cell>
              <table:table-cell office:value-type="float" office:value="1094800">
                <text:p>10948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1097600">
                <text:p>1097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5">
                <text:p>385</text:p>
              </table:table-cell>
              <table:table-cell office:value-type="float" office:value="1116500">
                <text:p>11165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">
                <text:p>23</text:p>
              </table:table-cell>
              <table:table-cell office:value-type="float" office:value="1120100">
                <text:p>1120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1128000">
                <text:p>1128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">
                <text:p>18</text:p>
              </table:table-cell>
              <table:table-cell office:value-type="float" office:value="1130400">
                <text:p>11304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5">
                <text:p>195</text:p>
              </table:table-cell>
              <table:table-cell office:value-type="float" office:value="1131000">
                <text:p>1131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8">
                <text:p>238</text:p>
              </table:table-cell>
              <table:table-cell office:value-type="float" office:value="1142400">
                <text:p>1142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1145500">
                <text:p>11455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">
                <text:p>244</text:p>
              </table:table-cell>
              <table:table-cell office:value-type="float" office:value="1146800">
                <text:p>11468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">
                <text:p>239</text:p>
              </table:table-cell>
              <table:table-cell office:value-type="float" office:value="1147200">
                <text:p>1147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1151500">
                <text:p>11515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">
                <text:p>384</text:p>
              </table:table-cell>
              <table:table-cell office:value-type="float" office:value="1152000">
                <text:p>1152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">
                <text:p>241</text:p>
              </table:table-cell>
              <table:table-cell office:value-type="float" office:value="1156800">
                <text:p>11568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7">
                <text:p>237</text:p>
              </table:table-cell>
              <table:table-cell office:value-type="float" office:value="1161300">
                <text:p>11613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2">
                <text:p>192</text:p>
              </table:table-cell>
              <table:table-cell office:value-type="float" office:value="1171200">
                <text:p>11712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">
                <text:p>24</text:p>
              </table:table-cell>
              <table:table-cell office:value-type="float" office:value="1176000">
                <text:p>1176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176000">
                <text:p>1176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3">
                <text:p>393</text:p>
              </table:table-cell>
              <table:table-cell office:value-type="float" office:value="1179000">
                <text:p>1179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">
                <text:p>369</text:p>
              </table:table-cell>
              <table:table-cell office:value-type="float" office:value="1180800">
                <text:p>11808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4">
                <text:p>394</text:p>
              </table:table-cell>
              <table:table-cell office:value-type="float" office:value="1182000">
                <text:p>118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1201500">
                <text:p>12015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6">
                <text:p>236</text:p>
              </table:table-cell>
              <table:table-cell office:value-type="float" office:value="1203600">
                <text:p>1203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">
                <text:p>202</text:p>
              </table:table-cell>
              <table:table-cell office:value-type="float" office:value="1212000">
                <text:p>1212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">
                <text:p>44</text:p>
              </table:table-cell>
              <table:table-cell office:value-type="float" office:value="1214400">
                <text:p>12144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215200">
                <text:p>1215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218000">
                <text:p>1218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">
                <text:p>25</text:p>
              </table:table-cell>
              <table:table-cell office:value-type="float" office:value="1222500">
                <text:p>12225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">
                <text:p>201</text:p>
              </table:table-cell>
              <table:table-cell office:value-type="float" office:value="1226100">
                <text:p>1226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7">
                <text:p>387</text:p>
              </table:table-cell>
              <table:table-cell office:value-type="float" office:value="1238400">
                <text:p>12384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">
                <text:p>200</text:p>
              </table:table-cell>
              <table:table-cell office:value-type="float" office:value="1240000">
                <text:p>124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1248000">
                <text:p>1248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">
                <text:p>204</text:p>
              </table:table-cell>
              <table:table-cell office:value-type="float" office:value="1264800">
                <text:p>1264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">
                <text:p>26</text:p>
              </table:table-cell>
              <table:table-cell office:value-type="float" office:value="1266200">
                <text:p>12662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">
                <text:p>33</text:p>
              </table:table-cell>
              <table:table-cell office:value-type="float" office:value="1273800">
                <text:p>12738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283300">
                <text:p>12833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5">
                <text:p>335</text:p>
              </table:table-cell>
              <table:table-cell office:value-type="float" office:value="1306500">
                <text:p>1306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">
                <text:p>34</text:p>
              </table:table-cell>
              <table:table-cell office:value-type="float" office:value="1319200">
                <text:p>1319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2">
                <text:p>242</text:p>
              </table:table-cell>
              <table:table-cell office:value-type="float" office:value="1331000">
                <text:p>1331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">
                <text:p>243</text:p>
              </table:table-cell>
              <table:table-cell office:value-type="float" office:value="1336500">
                <text:p>1336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">
                <text:p>35</text:p>
              </table:table-cell>
              <table:table-cell office:value-type="float" office:value="1354500">
                <text:p>1354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">
                <text:p>48</text:p>
              </table:table-cell>
              <table:table-cell office:value-type="float" office:value="1368000">
                <text:p>1368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">
                <text:p>47</text:p>
              </table:table-cell>
              <table:table-cell office:value-type="float" office:value="1386500">
                <text:p>1386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1396800">
                <text:p>13968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1411200">
                <text:p>14112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">
                <text:p>101</text:p>
              </table:table-cell>
              <table:table-cell office:value-type="float" office:value="1424100">
                <text:p>1424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6">
                <text:p>196</text:p>
              </table:table-cell>
              <table:table-cell office:value-type="float" office:value="1430800">
                <text:p>14308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">
                <text:p>37</text:p>
              </table:table-cell>
              <table:table-cell office:value-type="float" office:value="1431900">
                <text:p>14319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">
                <text:p>106</text:p>
              </table:table-cell>
              <table:table-cell office:value-type="float" office:value="1441600">
                <text:p>14416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">
                <text:p>51</text:p>
              </table:table-cell>
              <table:table-cell office:value-type="float" office:value="1443300">
                <text:p>14433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7">
                <text:p>107</text:p>
              </table:table-cell>
              <table:table-cell office:value-type="float" office:value="1465900">
                <text:p>14659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">
                <text:p>108</text:p>
              </table:table-cell>
              <table:table-cell office:value-type="float" office:value="1479600">
                <text:p>14796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">
                <text:p>42</text:p>
              </table:table-cell>
              <table:table-cell office:value-type="float" office:value="1482600">
                <text:p>14826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">
                <text:p>109</text:p>
              </table:table-cell>
              <table:table-cell office:value-type="float" office:value="1493300">
                <text:p>14933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1502800">
                <text:p>15028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">
                <text:p>53</text:p>
              </table:table-cell>
              <table:table-cell office:value-type="float" office:value="1505200">
                <text:p>15052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1520700">
                <text:p>15207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">
                <text:p>43</text:p>
              </table:table-cell>
              <table:table-cell office:value-type="float" office:value="1530800">
                <text:p>15308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">
                <text:p>112</text:p>
              </table:table-cell>
              <table:table-cell office:value-type="float" office:value="1534400">
                <text:p>1534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">
                <text:p>54</text:p>
              </table:table-cell>
              <table:table-cell office:value-type="float" office:value="1544400">
                <text:p>1544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">
                <text:p>113</text:p>
              </table:table-cell>
              <table:table-cell office:value-type="float" office:value="1559400">
                <text:p>1559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6">
                <text:p>256</text:p>
              </table:table-cell>
              <table:table-cell office:value-type="float" office:value="1561600">
                <text:p>15616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5">
                <text:p>255</text:p>
              </table:table-cell>
              <table:table-cell office:value-type="float" office:value="1581000">
                <text:p>1581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">
                <text:p>55</text:p>
              </table:table-cell>
              <table:table-cell office:value-type="float" office:value="1600500">
                <text:p>1600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">
                <text:p>103</text:p>
              </table:table-cell>
              <table:table-cell office:value-type="float" office:value="1627400">
                <text:p>1627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6">
                <text:p>336</text:p>
              </table:table-cell>
              <table:table-cell office:value-type="float" office:value="1646400">
                <text:p>1646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0">
                <text:p>130</text:p>
              </table:table-cell>
              <table:table-cell office:value-type="float" office:value="1651000">
                <text:p>1651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">
                <text:p>460</text:p>
              </table:table-cell>
              <table:table-cell office:value-type="float" office:value="1656000">
                <text:p>1656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1">
                <text:p>461</text:p>
              </table:table-cell>
              <table:table-cell office:value-type="float" office:value="1659600">
                <text:p>16596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7">
                <text:p>337</text:p>
              </table:table-cell>
              <table:table-cell office:value-type="float" office:value="1685000">
                <text:p>1685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8">
                <text:p>338</text:p>
              </table:table-cell>
              <table:table-cell office:value-type="float" office:value="1690000">
                <text:p>169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9">
                <text:p>339</text:p>
              </table:table-cell>
              <table:table-cell office:value-type="float" office:value="1695000">
                <text:p>1695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9">
                <text:p>459</text:p>
              </table:table-cell>
              <table:table-cell office:value-type="float" office:value="1698300">
                <text:p>16983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0">
                <text:p>340</text:p>
              </table:table-cell>
              <table:table-cell office:value-type="float" office:value="1700000">
                <text:p>17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">
                <text:p>135</text:p>
              </table:table-cell>
              <table:table-cell office:value-type="float" office:value="1714500">
                <text:p>1714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1">
                <text:p>131</text:p>
              </table:table-cell>
              <table:table-cell office:value-type="float" office:value="1729200">
                <text:p>17292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2">
                <text:p>132</text:p>
              </table:table-cell>
              <table:table-cell office:value-type="float" office:value="1768800">
                <text:p>17688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3">
                <text:p>133</text:p>
              </table:table-cell>
              <table:table-cell office:value-type="float" office:value="1768900">
                <text:p>17689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4">
                <text:p>134</text:p>
              </table:table-cell>
              <table:table-cell office:value-type="float" office:value="1795600">
                <text:p>17956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8">
                <text:p>458</text:p>
              </table:table-cell>
              <table:table-cell office:value-type="float" office:value="1832000">
                <text:p>1832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6">
                <text:p>136</text:p>
              </table:table-cell>
              <table:table-cell office:value-type="float" office:value="1849600">
                <text:p>18496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">
                <text:p>151</text:p>
              </table:table-cell>
              <table:table-cell office:value-type="float" office:value="1887500">
                <text:p>18875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7">
                <text:p>137</text:p>
              </table:table-cell>
              <table:table-cell office:value-type="float" office:value="1904300">
                <text:p>19043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911000">
                <text:p>1911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8">
                <text:p>138</text:p>
              </table:table-cell>
              <table:table-cell office:value-type="float" office:value="1918200">
                <text:p>19182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2">
                <text:p>152</text:p>
              </table:table-cell>
              <table:table-cell office:value-type="float" office:value="1930400">
                <text:p>19304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3">
                <text:p>143</text:p>
              </table:table-cell>
              <table:table-cell office:value-type="float" office:value="1930500">
                <text:p>19305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">
                <text:p>139</text:p>
              </table:table-cell>
              <table:table-cell office:value-type="float" office:value="1932100">
                <text:p>1932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3">
                <text:p>153</text:p>
              </table:table-cell>
              <table:table-cell office:value-type="float" office:value="1943100">
                <text:p>1943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">
                <text:p>154</text:p>
              </table:table-cell>
              <table:table-cell office:value-type="float" office:value="1955800">
                <text:p>19558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4">
                <text:p>144</text:p>
              </table:table-cell>
              <table:table-cell office:value-type="float" office:value="1958400">
                <text:p>1958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1">
                <text:p>141</text:p>
              </table:table-cell>
              <table:table-cell office:value-type="float" office:value="1959900">
                <text:p>19599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">
                <text:p>140</text:p>
              </table:table-cell>
              <table:table-cell office:value-type="float" office:value="1960000">
                <text:p>196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">
                <text:p>155</text:p>
              </table:table-cell>
              <table:table-cell office:value-type="float" office:value="1968500">
                <text:p>19685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">
                <text:p>145</text:p>
              </table:table-cell>
              <table:table-cell office:value-type="float" office:value="1972000">
                <text:p>1972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2">
                <text:p>142</text:p>
              </table:table-cell>
              <table:table-cell office:value-type="float" office:value="1973800">
                <text:p>19738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0">
                <text:p>430</text:p>
              </table:table-cell>
              <table:table-cell office:value-type="float" office:value="1978000">
                <text:p>1978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">
                <text:p>156</text:p>
              </table:table-cell>
              <table:table-cell office:value-type="float" office:value="1981200">
                <text:p>19812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8">
                <text:p>148</text:p>
              </table:table-cell>
              <table:table-cell office:value-type="float" office:value="1983200">
                <text:p>1983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">
                <text:p>147</text:p>
              </table:table-cell>
              <table:table-cell office:value-type="float" office:value="1984500">
                <text:p>19845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">
                <text:p>146</text:p>
              </table:table-cell>
              <table:table-cell office:value-type="float" office:value="1985600">
                <text:p>19856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">
                <text:p>76</text:p>
              </table:table-cell>
              <table:table-cell office:value-type="float" office:value="1991200">
                <text:p>19912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">
                <text:p>157</text:p>
              </table:table-cell>
              <table:table-cell office:value-type="float" office:value="1993900">
                <text:p>19939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">
                <text:p>84</text:p>
              </table:table-cell>
              <table:table-cell office:value-type="float" office:value="1999200">
                <text:p>19992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8">
                <text:p>158</text:p>
              </table:table-cell>
              <table:table-cell office:value-type="float" office:value="2006600">
                <text:p>20066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9">
                <text:p>149</text:p>
              </table:table-cell>
              <table:table-cell office:value-type="float" office:value="2011500">
                <text:p>20115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2025000">
                <text:p>2025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3">
                <text:p>193</text:p>
              </table:table-cell>
              <table:table-cell office:value-type="float" office:value="2084400">
                <text:p>2084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">
                <text:p>102</text:p>
              </table:table-cell>
              <table:table-cell office:value-type="float" office:value="2091000">
                <text:p>2091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4">
                <text:p>194</text:p>
              </table:table-cell>
              <table:table-cell office:value-type="float" office:value="2095200">
                <text:p>20952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">
                <text:p>197</text:p>
              </table:table-cell>
              <table:table-cell office:value-type="float" office:value="2107900">
                <text:p>21079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">
                <text:p>198</text:p>
              </table:table-cell>
              <table:table-cell office:value-type="float" office:value="2118600">
                <text:p>21186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2120400">
                <text:p>2120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0">
                <text:p>110</text:p>
              </table:table-cell>
              <table:table-cell office:value-type="float" office:value="2145000">
                <text:p>2145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">
                <text:p>104</text:p>
              </table:table-cell>
              <table:table-cell office:value-type="float" office:value="2163200">
                <text:p>21632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9">
                <text:p>159</text:p>
              </table:table-cell>
              <table:table-cell office:value-type="float" office:value="2194200">
                <text:p>21942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">
                <text:p>199</text:p>
              </table:table-cell>
              <table:table-cell office:value-type="float" office:value="2208900">
                <text:p>22089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2240000">
                <text:p>224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1">
                <text:p>161</text:p>
              </table:table-cell>
              <table:table-cell office:value-type="float" office:value="2254000">
                <text:p>2254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2268000">
                <text:p>2268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">
                <text:p>163</text:p>
              </table:table-cell>
              <table:table-cell office:value-type="float" office:value="2282000">
                <text:p>2282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2296000">
                <text:p>2296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">
                <text:p>85</text:p>
              </table:table-cell>
              <table:table-cell office:value-type="float" office:value="2312000">
                <text:p>2312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2373600">
                <text:p>23736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4">
                <text:p>434</text:p>
              </table:table-cell>
              <table:table-cell office:value-type="float" office:value="2387000">
                <text:p>2387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">
                <text:p>87</text:p>
              </table:table-cell>
              <table:table-cell office:value-type="float" office:value="2401200">
                <text:p>24012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6">
                <text:p>166</text:p>
              </table:table-cell>
              <table:table-cell office:value-type="float" office:value="2407000">
                <text:p>2407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7">
                <text:p>167</text:p>
              </table:table-cell>
              <table:table-cell office:value-type="float" office:value="2421500">
                <text:p>24215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">
                <text:p>165</text:p>
              </table:table-cell>
              <table:table-cell office:value-type="float" office:value="2425500">
                <text:p>24255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8">
                <text:p>168</text:p>
              </table:table-cell>
              <table:table-cell office:value-type="float" office:value="2436000">
                <text:p>2436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">
                <text:p>88</text:p>
              </table:table-cell>
              <table:table-cell office:value-type="float" office:value="2437600">
                <text:p>24376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">
                <text:p>89</text:p>
              </table:table-cell>
              <table:table-cell office:value-type="float" office:value="2456400">
                <text:p>24564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9">
                <text:p>169</text:p>
              </table:table-cell>
              <table:table-cell office:value-type="float" office:value="2467400">
                <text:p>2467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5">
                <text:p>435</text:p>
              </table:table-cell>
              <table:table-cell office:value-type="float" office:value="2479500">
                <text:p>24795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0">
                <text:p>170</text:p>
              </table:table-cell>
              <table:table-cell office:value-type="float" office:value="2482000">
                <text:p>2482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1">
                <text:p>171</text:p>
              </table:table-cell>
              <table:table-cell office:value-type="float" office:value="2496600">
                <text:p>24966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2">
                <text:p>172</text:p>
              </table:table-cell>
              <table:table-cell office:value-type="float" office:value="2511200">
                <text:p>25112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2">
                <text:p>442</text:p>
              </table:table-cell>
              <table:table-cell office:value-type="float" office:value="2519400">
                <text:p>25194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1">
                <text:p>191</text:p>
              </table:table-cell>
              <table:table-cell office:value-type="float" office:value="2521200">
                <text:p>25212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">
                <text:p>173</text:p>
              </table:table-cell>
              <table:table-cell office:value-type="float" office:value="2525800">
                <text:p>25258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4">
                <text:p>174</text:p>
              </table:table-cell>
              <table:table-cell office:value-type="float" office:value="2540400">
                <text:p>25404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">
                <text:p>190</text:p>
              </table:table-cell>
              <table:table-cell office:value-type="float" office:value="2546000">
                <text:p>2546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5">
                <text:p>175</text:p>
              </table:table-cell>
              <table:table-cell office:value-type="float" office:value="2555000">
                <text:p>2555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1">
                <text:p>341</text:p>
              </table:table-cell>
              <table:table-cell office:value-type="float" office:value="2557500">
                <text:p>25575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">
                <text:p>443</text:p>
              </table:table-cell>
              <table:table-cell office:value-type="float" office:value="2569400">
                <text:p>25694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6">
                <text:p>176</text:p>
              </table:table-cell>
              <table:table-cell office:value-type="float" office:value="2569600">
                <text:p>25696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6">
                <text:p>436</text:p>
              </table:table-cell>
              <table:table-cell office:value-type="float" office:value="2572400">
                <text:p>25724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7">
                <text:p>177</text:p>
              </table:table-cell>
              <table:table-cell office:value-type="float" office:value="2584200">
                <text:p>25842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9">
                <text:p>189</text:p>
              </table:table-cell>
              <table:table-cell office:value-type="float" office:value="2589300">
                <text:p>25893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8">
                <text:p>178</text:p>
              </table:table-cell>
              <table:table-cell office:value-type="float" office:value="2598800">
                <text:p>25988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2">
                <text:p>342</text:p>
              </table:table-cell>
              <table:table-cell office:value-type="float" office:value="2599200">
                <text:p>25992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1">
                <text:p>441</text:p>
              </table:table-cell>
              <table:table-cell office:value-type="float" office:value="2601900">
                <text:p>26019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4">
                <text:p>444</text:p>
              </table:table-cell>
              <table:table-cell office:value-type="float" office:value="2619600">
                <text:p>26196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7">
                <text:p>437</text:p>
              </table:table-cell>
              <table:table-cell office:value-type="float" office:value="2622000">
                <text:p>2622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0">
                <text:p>180</text:p>
              </table:table-cell>
              <table:table-cell office:value-type="float" office:value="2628000">
                <text:p>2628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8">
                <text:p>438</text:p>
              </table:table-cell>
              <table:table-cell office:value-type="float" office:value="2628000">
                <text:p>2628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">
                <text:p>179</text:p>
              </table:table-cell>
              <table:table-cell office:value-type="float" office:value="2631300">
                <text:p>26313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3">
                <text:p>343</text:p>
              </table:table-cell>
              <table:table-cell office:value-type="float" office:value="2641100">
                <text:p>2641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  <table:table-cell office:value-type="float" office:value="2657200">
                <text:p>26572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">
                <text:p>181</text:p>
              </table:table-cell>
              <table:table-cell office:value-type="float" office:value="2660700">
                <text:p>26607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5">
                <text:p>445</text:p>
              </table:table-cell>
              <table:table-cell office:value-type="float" office:value="2670000">
                <text:p>267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6">
                <text:p>446</text:p>
              </table:table-cell>
              <table:table-cell office:value-type="float" office:value="2676000">
                <text:p>2676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">
                <text:p>447</text:p>
              </table:table-cell>
              <table:table-cell office:value-type="float" office:value="2682000">
                <text:p>2682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  <table:table-cell office:value-type="float" office:value="2688000">
                <text:p>2688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9">
                <text:p>449</text:p>
              </table:table-cell>
              <table:table-cell office:value-type="float" office:value="2694000">
                <text:p>2694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0">
                <text:p>450</text:p>
              </table:table-cell>
              <table:table-cell office:value-type="float" office:value="2700000">
                <text:p>270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">
                <text:p>56</text:p>
              </table:table-cell>
              <table:table-cell office:value-type="float" office:value="2704800">
                <text:p>27048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1">
                <text:p>451</text:p>
              </table:table-cell>
              <table:table-cell office:value-type="float" office:value="2706000">
                <text:p>2706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2">
                <text:p>452</text:p>
              </table:table-cell>
              <table:table-cell office:value-type="float" office:value="2712000">
                <text:p>2712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3">
                <text:p>453</text:p>
              </table:table-cell>
              <table:table-cell office:value-type="float" office:value="2718000">
                <text:p>2718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">
                <text:p>61</text:p>
              </table:table-cell>
              <table:table-cell office:value-type="float" office:value="2885300">
                <text:p>28853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">
                <text:p>62</text:p>
              </table:table-cell>
              <table:table-cell office:value-type="float" office:value="2932600">
                <text:p>29326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2992500">
                <text:p>29925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2998200">
                <text:p>29982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">
                <text:p>59</text:p>
              </table:table-cell>
              <table:table-cell office:value-type="float" office:value="3068000">
                <text:p>3068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9">
                <text:p>229</text:p>
              </table:table-cell>
              <table:table-cell office:value-type="float" office:value="3068600">
                <text:p>30686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">
                <text:p>58</text:p>
              </table:table-cell>
              <table:table-cell office:value-type="float" office:value="3074000">
                <text:p>3074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5">
                <text:p>235</text:p>
              </table:table-cell>
              <table:table-cell office:value-type="float" office:value="3102000">
                <text:p>3102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3120000">
                <text:p>312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4">
                <text:p>234</text:p>
              </table:table-cell>
              <table:table-cell office:value-type="float" office:value="3135600">
                <text:p>31356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7">
                <text:p>507</text:p>
              </table:table-cell>
              <table:table-cell office:value-type="float" office:value="3143400">
                <text:p>31434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0">
                <text:p>230</text:p>
              </table:table-cell>
              <table:table-cell office:value-type="float" office:value="3174000">
                <text:p>3174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1">
                <text:p>231</text:p>
              </table:table-cell>
              <table:table-cell office:value-type="float" office:value="3187800">
                <text:p>31878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3">
                <text:p>233</text:p>
              </table:table-cell>
              <table:table-cell office:value-type="float" office:value="3192100">
                <text:p>3192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2">
                <text:p>232</text:p>
              </table:table-cell>
              <table:table-cell office:value-type="float" office:value="3224800">
                <text:p>32248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5">
                <text:p>395</text:p>
              </table:table-cell>
              <table:table-cell office:value-type="float" office:value="3239000">
                <text:p>3239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5">
                <text:p>205</text:p>
              </table:table-cell>
              <table:table-cell office:value-type="float" office:value="3300500">
                <text:p>33005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4">
                <text:p>454</text:p>
              </table:table-cell>
              <table:table-cell office:value-type="float" office:value="3314200">
                <text:p>33142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3443200">
                <text:p>34432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">
                <text:p>65</text:p>
              </table:table-cell>
              <table:table-cell office:value-type="float" office:value="3510000">
                <text:p>351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2">
                <text:p>462</text:p>
              </table:table-cell>
              <table:table-cell office:value-type="float" office:value="3603600">
                <text:p>36036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8">
                <text:p>358</text:p>
              </table:table-cell>
              <table:table-cell office:value-type="float" office:value="3651600">
                <text:p>36516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3">
                <text:p>183</text:p>
              </table:table-cell>
              <table:table-cell office:value-type="float" office:value="3751500">
                <text:p>37515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">
                <text:p>357</text:p>
              </table:table-cell>
              <table:table-cell office:value-type="float" office:value="3784200">
                <text:p>37842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4">
                <text:p>184</text:p>
              </table:table-cell>
              <table:table-cell office:value-type="float" office:value="3790400">
                <text:p>3790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5">
                <text:p>185</text:p>
              </table:table-cell>
              <table:table-cell office:value-type="float" office:value="3829500">
                <text:p>38295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6">
                <text:p>356</text:p>
              </table:table-cell>
              <table:table-cell office:value-type="float" office:value="3844800">
                <text:p>38448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6">
                <text:p>186</text:p>
              </table:table-cell>
              <table:table-cell office:value-type="float" office:value="3850200">
                <text:p>38502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5">
                <text:p>355</text:p>
              </table:table-cell>
              <table:table-cell office:value-type="float" office:value="3869500">
                <text:p>38695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7">
                <text:p>187</text:p>
              </table:table-cell>
              <table:table-cell office:value-type="float" office:value="3908300">
                <text:p>39083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3">
                <text:p>83</text:p>
              </table:table-cell>
              <table:table-cell office:value-type="float" office:value="3909300">
                <text:p>39093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8">
                <text:p>188</text:p>
              </table:table-cell>
              <table:table-cell office:value-type="float" office:value="3929200">
                <text:p>39292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3">
                <text:p>213</text:p>
              </table:table-cell>
              <table:table-cell office:value-type="float" office:value="3961800">
                <text:p>39618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4">
                <text:p>214</text:p>
              </table:table-cell>
              <table:table-cell office:value-type="float" office:value="3980400">
                <text:p>39804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3996400">
                <text:p>39964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8">
                <text:p>128</text:p>
              </table:table-cell>
              <table:table-cell office:value-type="float" office:value="4006400">
                <text:p>40064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6">
                <text:p>216</text:p>
              </table:table-cell>
              <table:table-cell office:value-type="float" office:value="4017600">
                <text:p>40176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5">
                <text:p>215</text:p>
              </table:table-cell>
              <table:table-cell office:value-type="float" office:value="4020500">
                <text:p>40205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4024800">
                <text:p>40248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8">
                <text:p>218</text:p>
              </table:table-cell>
              <table:table-cell office:value-type="float" office:value="4054800">
                <text:p>40548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5">
                <text:p>455</text:p>
              </table:table-cell>
              <table:table-cell office:value-type="float" office:value="4095000">
                <text:p>4095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9">
                <text:p>219</text:p>
              </table:table-cell>
              <table:table-cell office:value-type="float" office:value="4095300">
                <text:p>40953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0">
                <text:p>220</text:p>
              </table:table-cell>
              <table:table-cell office:value-type="float" office:value="4114000">
                <text:p>4114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2">
                <text:p>222</text:p>
              </table:table-cell>
              <table:table-cell office:value-type="float" office:value="4129200">
                <text:p>41292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1">
                <text:p>221</text:p>
              </table:table-cell>
              <table:table-cell office:value-type="float" office:value="4132700">
                <text:p>41327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7">
                <text:p>207</text:p>
              </table:table-cell>
              <table:table-cell office:value-type="float" office:value="4140000">
                <text:p>414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6">
                <text:p>456</text:p>
              </table:table-cell>
              <table:table-cell office:value-type="float" office:value="4149600">
                <text:p>41496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7">
                <text:p>457</text:p>
              </table:table-cell>
              <table:table-cell office:value-type="float" office:value="4158700">
                <text:p>41587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9">
                <text:p>359</text:p>
              </table:table-cell>
              <table:table-cell office:value-type="float" office:value="4164400">
                <text:p>41644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3">
                <text:p>223</text:p>
              </table:table-cell>
              <table:table-cell office:value-type="float" office:value="4170100">
                <text:p>4170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9">
                <text:p>209</text:p>
              </table:table-cell>
              <table:table-cell office:value-type="float" office:value="4180000">
                <text:p>418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4">
                <text:p>224</text:p>
              </table:table-cell>
              <table:table-cell office:value-type="float" office:value="4188800">
                <text:p>41888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0">
                <text:p>210</text:p>
              </table:table-cell>
              <table:table-cell office:value-type="float" office:value="4200000">
                <text:p>420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6">
                <text:p>226</text:p>
              </table:table-cell>
              <table:table-cell office:value-type="float" office:value="4203600">
                <text:p>42036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7">
                <text:p>217</text:p>
              </table:table-cell>
              <table:table-cell office:value-type="float" office:value="4209800">
                <text:p>42098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7">
                <text:p>227</text:p>
              </table:table-cell>
              <table:table-cell office:value-type="float" office:value="4222200">
                <text:p>42222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1">
                <text:p>211</text:p>
              </table:table-cell>
              <table:table-cell office:value-type="float" office:value="4241100">
                <text:p>4241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8">
                <text:p>208</text:p>
              </table:table-cell>
              <table:table-cell office:value-type="float" office:value="4347200">
                <text:p>43472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5">
                <text:p>225</text:p>
              </table:table-cell>
              <table:table-cell office:value-type="float" office:value="4365000">
                <text:p>4365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6">
                <text:p>396</text:p>
              </table:table-cell>
              <table:table-cell office:value-type="float" office:value="4395600">
                <text:p>43956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2">
                <text:p>212</text:p>
              </table:table-cell>
              <table:table-cell office:value-type="float" office:value="4430800">
                <text:p>44308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9">
                <text:p>439</text:p>
              </table:table-cell>
              <table:table-cell office:value-type="float" office:value="4521700">
                <text:p>45217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7">
                <text:p>397</text:p>
              </table:table-cell>
              <table:table-cell office:value-type="float" office:value="4565500">
                <text:p>45655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0">
                <text:p>440</text:p>
              </table:table-cell>
              <table:table-cell office:value-type="float" office:value="4708000">
                <text:p>4708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9">
                <text:p>329</text:p>
              </table:table-cell>
              <table:table-cell office:value-type="float" office:value="5165300">
                <text:p>51653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0">
                <text:p>520</text:p>
              </table:table-cell>
              <table:table-cell office:value-type="float" office:value="5200000">
                <text:p>520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16">
                <text:p>516</text:p>
              </table:table-cell>
              <table:table-cell office:value-type="float" office:value="5314800">
                <text:p>53148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17">
                <text:p>517</text:p>
              </table:table-cell>
              <table:table-cell office:value-type="float" office:value="5325100">
                <text:p>5325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5">
                <text:p>515</text:p>
              </table:table-cell>
              <table:table-cell office:value-type="float" office:value="5459000">
                <text:p>5459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18">
                <text:p>518</text:p>
              </table:table-cell>
              <table:table-cell office:value-type="float" office:value="5490800">
                <text:p>54908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9">
                <text:p>519</text:p>
              </table:table-cell>
              <table:table-cell office:value-type="float" office:value="5501400">
                <text:p>55014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2">
                <text:p>402</text:p>
              </table:table-cell>
              <table:table-cell office:value-type="float" office:value="5547600">
                <text:p>55476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3">
                <text:p>403</text:p>
              </table:table-cell>
              <table:table-cell office:value-type="float" office:value="5964400">
                <text:p>59644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8">
                <text:p>508</text:p>
              </table:table-cell>
              <table:table-cell office:value-type="float" office:value="5994400">
                <text:p>59944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3">
                <text:p>463</text:p>
              </table:table-cell>
              <table:table-cell office:value-type="float" office:value="6019000">
                <text:p>6019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4">
                <text:p>404</text:p>
              </table:table-cell>
              <table:table-cell office:value-type="float" office:value="6019600">
                <text:p>60196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7">
                <text:p>67</text:p>
              </table:table-cell>
              <table:table-cell office:value-type="float" office:value="6030000">
                <text:p>603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">
                <text:p>77</text:p>
              </table:table-cell>
              <table:table-cell office:value-type="float" office:value="6098400">
                <text:p>60984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9">
                <text:p>509</text:p>
              </table:table-cell>
              <table:table-cell office:value-type="float" office:value="6108000">
                <text:p>6108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4">
                <text:p>464</text:p>
              </table:table-cell>
              <table:table-cell office:value-type="float" office:value="6124800">
                <text:p>61248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1">
                <text:p>511</text:p>
              </table:table-cell>
              <table:table-cell office:value-type="float" office:value="6132000">
                <text:p>6132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7">
                <text:p>467</text:p>
              </table:table-cell>
              <table:table-cell office:value-type="float" office:value="6164400">
                <text:p>61644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0">
                <text:p>510</text:p>
              </table:table-cell>
              <table:table-cell office:value-type="float" office:value="6171000">
                <text:p>6171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5">
                <text:p>465</text:p>
              </table:table-cell>
              <table:table-cell office:value-type="float" office:value="6184500">
                <text:p>61845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0">
                <text:p>470</text:p>
              </table:table-cell>
              <table:table-cell office:value-type="float" office:value="6204000">
                <text:p>6204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3">
                <text:p>513</text:p>
              </table:table-cell>
              <table:table-cell office:value-type="float" office:value="6207300">
                <text:p>62073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">
                <text:p>68</text:p>
              </table:table-cell>
              <table:table-cell office:value-type="float" office:value="6215200">
                <text:p>62152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4">
                <text:p>514</text:p>
              </table:table-cell>
              <table:table-cell office:value-type="float" office:value="6219400">
                <text:p>62194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9">
                <text:p>469</text:p>
              </table:table-cell>
              <table:table-cell office:value-type="float" office:value="6237700">
                <text:p>62377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1">
                <text:p>471</text:p>
              </table:table-cell>
              <table:table-cell office:value-type="float" office:value="6264300">
                <text:p>62643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">
                <text:p>78</text:p>
              </table:table-cell>
              <table:table-cell office:value-type="float" office:value="6271200">
                <text:p>6271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8">
                <text:p>468</text:p>
              </table:table-cell>
              <table:table-cell office:value-type="float" office:value="6271200">
                <text:p>6271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6">
                <text:p>466</text:p>
              </table:table-cell>
              <table:table-cell office:value-type="float" office:value="6291000">
                <text:p>6291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6">
                <text:p>66</text:p>
              </table:table-cell>
              <table:table-cell office:value-type="float" office:value="6303000">
                <text:p>6303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9">
                <text:p>69</text:p>
              </table:table-cell>
              <table:table-cell office:value-type="float" office:value="6327300">
                <text:p>63273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2">
                <text:p>512</text:p>
              </table:table-cell>
              <table:table-cell office:value-type="float" office:value="6348800">
                <text:p>63488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2">
                <text:p>472</text:p>
              </table:table-cell>
              <table:table-cell office:value-type="float" office:value="6372000">
                <text:p>6372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">
                <text:p>70</text:p>
              </table:table-cell>
              <table:table-cell office:value-type="float" office:value="6384000">
                <text:p>6384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3">
                <text:p>473</text:p>
              </table:table-cell>
              <table:table-cell office:value-type="float" office:value="6385500">
                <text:p>63855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">
                <text:p>79</text:p>
              </table:table-cell>
              <table:table-cell office:value-type="float" office:value="6391100">
                <text:p>6391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6448000">
                <text:p>6448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5">
                <text:p>475</text:p>
              </table:table-cell>
              <table:table-cell office:value-type="float" office:value="6460000">
                <text:p>646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">
                <text:p>71</text:p>
              </table:table-cell>
              <table:table-cell office:value-type="float" office:value="6461000">
                <text:p>6461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4">
                <text:p>474</text:p>
              </table:table-cell>
              <table:table-cell office:value-type="float" office:value="6541200">
                <text:p>65412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">
                <text:p>72</text:p>
              </table:table-cell>
              <table:table-cell office:value-type="float" office:value="6552000">
                <text:p>6552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">
                <text:p>81</text:p>
              </table:table-cell>
              <table:table-cell office:value-type="float" office:value="6561000">
                <text:p>6561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  <table:table-cell office:value-type="float" office:value="6592800">
                <text:p>65928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6635700">
                <text:p>66357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  <table:table-cell office:value-type="float" office:value="6763600">
                <text:p>67636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8">
                <text:p>568</text:p>
              </table:table-cell>
              <table:table-cell office:value-type="float" office:value="9031200">
                <text:p>90312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69">
                <text:p>569</text:p>
              </table:table-cell>
              <table:table-cell office:value-type="float" office:value="9502300">
                <text:p>95023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2">
                <text:p>292</text:p>
              </table:table-cell>
              <table:table-cell office:value-type="float" office:value="10424400">
                <text:p>104244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7">
                <text:p>257</text:p>
              </table:table-cell>
              <table:table-cell office:value-type="float" office:value="11359400">
                <text:p>113594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9">
                <text:p>259</text:p>
              </table:table-cell>
              <table:table-cell office:value-type="float" office:value="11447800">
                <text:p>114478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8">
                <text:p>258</text:p>
              </table:table-cell>
              <table:table-cell office:value-type="float" office:value="11661600">
                <text:p>116616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5">
                <text:p>565</text:p>
              </table:table-cell>
              <table:table-cell office:value-type="float" office:value="12260500">
                <text:p>122605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0">
                <text:p>260</text:p>
              </table:table-cell>
              <table:table-cell office:value-type="float" office:value="12870000">
                <text:p>1287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3">
                <text:p>293</text:p>
              </table:table-cell>
              <table:table-cell office:value-type="float" office:value="15499700">
                <text:p>154997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7">
                <text:p>297</text:p>
              </table:table-cell>
              <table:table-cell office:value-type="float" office:value="15503400">
                <text:p>155034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4">
                <text:p>294</text:p>
              </table:table-cell>
              <table:table-cell office:value-type="float" office:value="15552600">
                <text:p>155526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5">
                <text:p>295</text:p>
              </table:table-cell>
              <table:table-cell office:value-type="float" office:value="15605500">
                <text:p>156055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8">
                <text:p>298</text:p>
              </table:table-cell>
              <table:table-cell office:value-type="float" office:value="15734400">
                <text:p>157344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6">
                <text:p>296</text:p>
              </table:table-cell>
              <table:table-cell office:value-type="float" office:value="16013600">
                <text:p>160136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9">
                <text:p>289</text:p>
              </table:table-cell>
              <table:table-cell office:value-type="float" office:value="17311100">
                <text:p>17311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8">
                <text:p>288</text:p>
              </table:table-cell>
              <table:table-cell office:value-type="float" office:value="18374400">
                <text:p>18374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0">
                <text:p>290</text:p>
              </table:table-cell>
              <table:table-cell office:value-type="float" office:value="18386000">
                <text:p>18386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1">
                <text:p>291</text:p>
              </table:table-cell>
              <table:table-cell office:value-type="float" office:value="18507600">
                <text:p>185076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1">
                <text:p>521</text:p>
              </table:table-cell>
              <table:table-cell office:value-type="float" office:value="19381200">
                <text:p>193812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4">
                <text:p>284</text:p>
              </table:table-cell>
              <table:table-cell office:value-type="float" office:value="19510800">
                <text:p>195108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6">
                <text:p>476</text:p>
              </table:table-cell>
              <table:table-cell office:value-type="float" office:value="19516000">
                <text:p>19516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1">
                <text:p>261</text:p>
              </table:table-cell>
              <table:table-cell office:value-type="float" office:value="19522800">
                <text:p>195228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2">
                <text:p>262</text:p>
              </table:table-cell>
              <table:table-cell office:value-type="float" office:value="19728600">
                <text:p>197286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9">
                <text:p>479</text:p>
              </table:table-cell>
              <table:table-cell office:value-type="float" office:value="19782700">
                <text:p>197827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8">
                <text:p>478</text:p>
              </table:table-cell>
              <table:table-cell office:value-type="float" office:value="19789200">
                <text:p>197892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23">
                <text:p>523</text:p>
              </table:table-cell>
              <table:table-cell office:value-type="float" office:value="19821700">
                <text:p>198217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22">
                <text:p>522</text:p>
              </table:table-cell>
              <table:table-cell office:value-type="float" office:value="19836000">
                <text:p>19836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7">
                <text:p>477</text:p>
              </table:table-cell>
              <table:table-cell office:value-type="float" office:value="19843200">
                <text:p>198432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5">
                <text:p>265</text:p>
              </table:table-cell>
              <table:table-cell office:value-type="float" office:value="19875000">
                <text:p>19875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4">
                <text:p>264</text:p>
              </table:table-cell>
              <table:table-cell office:value-type="float" office:value="19905600">
                <text:p>199056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3">
                <text:p>263</text:p>
              </table:table-cell>
              <table:table-cell office:value-type="float" office:value="19935400">
                <text:p>199354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1">
                <text:p>331</text:p>
              </table:table-cell>
              <table:table-cell office:value-type="float" office:value="19959300">
                <text:p>199593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0">
                <text:p>480</text:p>
              </table:table-cell>
              <table:table-cell office:value-type="float" office:value="19968000">
                <text:p>19968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2">
                <text:p>332</text:p>
              </table:table-cell>
              <table:table-cell office:value-type="float" office:value="19986400">
                <text:p>199864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4">
                <text:p>484</text:p>
              </table:table-cell>
              <table:table-cell office:value-type="float" office:value="19989200">
                <text:p>199892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6">
                <text:p>266</text:p>
              </table:table-cell>
              <table:table-cell office:value-type="float" office:value="20003200">
                <text:p>200032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7">
                <text:p>267</text:p>
              </table:table-cell>
              <table:table-cell office:value-type="float" office:value="20025000">
                <text:p>20025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5">
                <text:p>485</text:p>
              </table:table-cell>
              <table:table-cell office:value-type="float" office:value="20030500">
                <text:p>200305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2">
                <text:p>482</text:p>
              </table:table-cell>
              <table:table-cell office:value-type="float" office:value="20051200">
                <text:p>200512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1">
                <text:p>481</text:p>
              </table:table-cell>
              <table:table-cell office:value-type="float" office:value="20057700">
                <text:p>200577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6">
                <text:p>486</text:p>
              </table:table-cell>
              <table:table-cell office:value-type="float" office:value="20071800">
                <text:p>200718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7">
                <text:p>487</text:p>
              </table:table-cell>
              <table:table-cell office:value-type="float" office:value="20113100">
                <text:p>20113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3">
                <text:p>483</text:p>
              </table:table-cell>
              <table:table-cell office:value-type="float" office:value="20141100">
                <text:p>20141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3">
                <text:p>333</text:p>
              </table:table-cell>
              <table:table-cell office:value-type="float" office:value="20146500">
                <text:p>201465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8">
                <text:p>488</text:p>
              </table:table-cell>
              <table:table-cell office:value-type="float" office:value="20154400">
                <text:p>201544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4">
                <text:p>334</text:p>
              </table:table-cell>
              <table:table-cell office:value-type="float" office:value="20173600">
                <text:p>201736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9">
                <text:p>269</text:p>
              </table:table-cell>
              <table:table-cell office:value-type="float" office:value="20201900">
                <text:p>202019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9">
                <text:p>489</text:p>
              </table:table-cell>
              <table:table-cell office:value-type="float" office:value="20244600">
                <text:p>202446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8">
                <text:p>268</text:p>
              </table:table-cell>
              <table:table-cell office:value-type="float" office:value="20260800">
                <text:p>202608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2">
                <text:p>492</text:p>
              </table:table-cell>
              <table:table-cell office:value-type="float" office:value="20270400">
                <text:p>202704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1">
                <text:p>491</text:p>
              </table:table-cell>
              <table:table-cell office:value-type="float" office:value="20327400">
                <text:p>203274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0">
                <text:p>490</text:p>
              </table:table-cell>
              <table:table-cell office:value-type="float" office:value="20335000">
                <text:p>20335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0">
                <text:p>270</text:p>
              </table:table-cell>
              <table:table-cell office:value-type="float" office:value="20385000">
                <text:p>20385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4">
                <text:p>494</text:p>
              </table:table-cell>
              <table:table-cell office:value-type="float" office:value="20402200">
                <text:p>204022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5">
                <text:p>495</text:p>
              </table:table-cell>
              <table:table-cell office:value-type="float" office:value="20443500">
                <text:p>204435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6">
                <text:p>286</text:p>
              </table:table-cell>
              <table:table-cell office:value-type="float" office:value="20449000">
                <text:p>20449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1">
                <text:p>271</text:p>
              </table:table-cell>
              <table:table-cell office:value-type="float" office:value="20460500">
                <text:p>204605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6">
                <text:p>496</text:p>
              </table:table-cell>
              <table:table-cell office:value-type="float" office:value="20484800">
                <text:p>204848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3">
                <text:p>493</text:p>
              </table:table-cell>
              <table:table-cell office:value-type="float" office:value="20508800">
                <text:p>205088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7">
                <text:p>497</text:p>
              </table:table-cell>
              <table:table-cell office:value-type="float" office:value="20526100">
                <text:p>20526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3">
                <text:p>273</text:p>
              </table:table-cell>
              <table:table-cell office:value-type="float" office:value="20611500">
                <text:p>206115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2">
                <text:p>272</text:p>
              </table:table-cell>
              <table:table-cell office:value-type="float" office:value="20617600">
                <text:p>206176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20641200">
                <text:p>206412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0">
                <text:p>500</text:p>
              </table:table-cell>
              <table:table-cell office:value-type="float" office:value="20650000">
                <text:p>2065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9">
                <text:p>499</text:p>
              </table:table-cell>
              <table:table-cell office:value-type="float" office:value="20658600">
                <text:p>206586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20667000">
                <text:p>20667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3">
                <text:p>503</text:p>
              </table:table-cell>
              <table:table-cell office:value-type="float" office:value="20723600">
                <text:p>207236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4">
                <text:p>504</text:p>
              </table:table-cell>
              <table:table-cell office:value-type="float" office:value="20764800">
                <text:p>207648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2">
                <text:p>502</text:p>
              </table:table-cell>
              <table:table-cell office:value-type="float" office:value="20833000">
                <text:p>20833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6">
                <text:p>506</text:p>
              </table:table-cell>
              <table:table-cell office:value-type="float" office:value="20847200">
                <text:p>208472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0">
                <text:p>330</text:p>
              </table:table-cell>
              <table:table-cell office:value-type="float" office:value="20856000">
                <text:p>20856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5">
                <text:p>505</text:p>
              </table:table-cell>
              <table:table-cell office:value-type="float" office:value="20856500">
                <text:p>208565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4">
                <text:p>524</text:p>
              </table:table-cell>
              <table:table-cell office:value-type="float" office:value="21641200">
                <text:p>216412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5">
                <text:p>525</text:p>
              </table:table-cell>
              <table:table-cell office:value-type="float" office:value="21840000">
                <text:p>2184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6">
                <text:p>526</text:p>
              </table:table-cell>
              <table:table-cell office:value-type="float" office:value="21881600">
                <text:p>218816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7">
                <text:p>287</text:p>
              </table:table-cell>
              <table:table-cell office:value-type="float" office:value="21955500">
                <text:p>219555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8">
                <text:p>528</text:p>
              </table:table-cell>
              <table:table-cell office:value-type="float" office:value="22017600">
                <text:p>220176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7">
                <text:p>527</text:p>
              </table:table-cell>
              <table:table-cell office:value-type="float" office:value="22028600">
                <text:p>220286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0">
                <text:p>530</text:p>
              </table:table-cell>
              <table:table-cell office:value-type="float" office:value="22048000">
                <text:p>22048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">
                <text:p>531</text:p>
              </table:table-cell>
              <table:table-cell office:value-type="float" office:value="22089600">
                <text:p>220896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9">
                <text:p>529</text:p>
              </table:table-cell>
              <table:table-cell office:value-type="float" office:value="22112200">
                <text:p>221122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3">
                <text:p>533</text:p>
              </table:table-cell>
              <table:table-cell office:value-type="float" office:value="22119500">
                <text:p>221195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2">
                <text:p>532</text:p>
              </table:table-cell>
              <table:table-cell office:value-type="float" office:value="22184400">
                <text:p>221844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4">
                <text:p>534</text:p>
              </table:table-cell>
              <table:table-cell office:value-type="float" office:value="22267800">
                <text:p>222678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91">
                <text:p>391</text:p>
              </table:table-cell>
              <table:table-cell office:value-type="float" office:value="23499100">
                <text:p>23499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0">
                <text:p>390</text:p>
              </table:table-cell>
              <table:table-cell office:value-type="float" office:value="23829000">
                <text:p>23829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5">
                <text:p>285</text:p>
              </table:table-cell>
              <table:table-cell office:value-type="float" office:value="23911500">
                <text:p>239115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2">
                <text:p>282</text:p>
              </table:table-cell>
              <table:table-cell office:value-type="float" office:value="24082800">
                <text:p>240828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3">
                <text:p>283</text:p>
              </table:table-cell>
              <table:table-cell office:value-type="float" office:value="24224800">
                <text:p>242248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6">
                <text:p>276</text:p>
              </table:table-cell>
              <table:table-cell office:value-type="float" office:value="24508800">
                <text:p>245088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1">
                <text:p>281</text:p>
              </table:table-cell>
              <table:table-cell office:value-type="float" office:value="24559400">
                <text:p>245594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8">
                <text:p>278</text:p>
              </table:table-cell>
              <table:table-cell office:value-type="float" office:value="24603000">
                <text:p>24603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9">
                <text:p>279</text:p>
              </table:table-cell>
              <table:table-cell office:value-type="float" office:value="24719400">
                <text:p>247194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0">
                <text:p>280</text:p>
              </table:table-cell>
              <table:table-cell office:value-type="float" office:value="24808000">
                <text:p>24808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4">
                <text:p>344</text:p>
              </table:table-cell>
              <table:table-cell office:value-type="float" office:value="25112000">
                <text:p>25112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2">
                <text:p>542</text:p>
              </table:table-cell>
              <table:table-cell office:value-type="float" office:value="25474000">
                <text:p>25474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4">
                <text:p>274</text:p>
              </table:table-cell>
              <table:table-cell office:value-type="float" office:value="25482000">
                <text:p>25482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1">
                <text:p>301</text:p>
              </table:table-cell>
              <table:table-cell office:value-type="float" office:value="25825800">
                <text:p>258258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89">
                <text:p>389</text:p>
              </table:table-cell>
              <table:table-cell office:value-type="float" office:value="26024100">
                <text:p>26024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5">
                <text:p>275</text:p>
              </table:table-cell>
              <table:table-cell office:value-type="float" office:value="27390000">
                <text:p>2739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7">
                <text:p>277</text:p>
              </table:table-cell>
              <table:table-cell office:value-type="float" office:value="27672300">
                <text:p>276723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9">
                <text:p>399</text:p>
              </table:table-cell>
              <table:table-cell office:value-type="float" office:value="28408800">
                <text:p>284088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8">
                <text:p>398</text:p>
              </table:table-cell>
              <table:table-cell office:value-type="float" office:value="28417200">
                <text:p>284172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0">
                <text:p>400</text:p>
              </table:table-cell>
              <table:table-cell office:value-type="float" office:value="28480000">
                <text:p>2848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2">
                <text:p>302</text:p>
              </table:table-cell>
              <table:table-cell office:value-type="float" office:value="28780600">
                <text:p>287806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3">
                <text:p>303</text:p>
              </table:table-cell>
              <table:table-cell office:value-type="float" office:value="29603100">
                <text:p>29603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4">
                <text:p>304</text:p>
              </table:table-cell>
              <table:table-cell office:value-type="float" office:value="29700800">
                <text:p>297008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41">
                <text:p>541</text:p>
              </table:table-cell>
              <table:table-cell office:value-type="float" office:value="29755000">
                <text:p>29755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7">
                <text:p>307</text:p>
              </table:table-cell>
              <table:table-cell office:value-type="float" office:value="29779000">
                <text:p>29779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5">
                <text:p>305</text:p>
              </table:table-cell>
              <table:table-cell office:value-type="float" office:value="29798500">
                <text:p>297985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6">
                <text:p>306</text:p>
              </table:table-cell>
              <table:table-cell office:value-type="float" office:value="29835000">
                <text:p>29835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8">
                <text:p>308</text:p>
              </table:table-cell>
              <table:table-cell office:value-type="float" office:value="29968400">
                <text:p>299684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9">
                <text:p>309</text:p>
              </table:table-cell>
              <table:table-cell office:value-type="float" office:value="30158400">
                <text:p>301584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1">
                <text:p>311</text:p>
              </table:table-cell>
              <table:table-cell office:value-type="float" office:value="30260300">
                <text:p>302603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0">
                <text:p>310</text:p>
              </table:table-cell>
              <table:table-cell office:value-type="float" office:value="30349000">
                <text:p>30349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2">
                <text:p>312</text:p>
              </table:table-cell>
              <table:table-cell office:value-type="float" office:value="30420000">
                <text:p>30420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3">
                <text:p>313</text:p>
              </table:table-cell>
              <table:table-cell office:value-type="float" office:value="30517500">
                <text:p>305175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5">
                <text:p>315</text:p>
              </table:table-cell>
              <table:table-cell office:value-type="float" office:value="30555000">
                <text:p>30555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14">
                <text:p>314</text:p>
              </table:table-cell>
              <table:table-cell office:value-type="float" office:value="30615000">
                <text:p>30615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7">
                <text:p>347</text:p>
              </table:table-cell>
              <table:table-cell office:value-type="float" office:value="30813600">
                <text:p>308136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7">
                <text:p>317</text:p>
              </table:table-cell>
              <table:table-cell office:value-type="float" office:value="30844100">
                <text:p>30844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6">
                <text:p>346</text:p>
              </table:table-cell>
              <table:table-cell office:value-type="float" office:value="30897800">
                <text:p>308978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8">
                <text:p>348</text:p>
              </table:table-cell>
              <table:table-cell office:value-type="float" office:value="30902400">
                <text:p>309024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6">
                <text:p>316</text:p>
              </table:table-cell>
              <table:table-cell office:value-type="float" office:value="30904800">
                <text:p>309048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8">
                <text:p>318</text:p>
              </table:table-cell>
              <table:table-cell office:value-type="float" office:value="30909600">
                <text:p>309096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9">
                <text:p>349</text:p>
              </table:table-cell>
              <table:table-cell office:value-type="float" office:value="30956300">
                <text:p>309563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9">
                <text:p>319</text:p>
              </table:table-cell>
              <table:table-cell office:value-type="float" office:value="31038700">
                <text:p>310387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0">
                <text:p>350</text:p>
              </table:table-cell>
              <table:table-cell office:value-type="float" office:value="31080000">
                <text:p>31080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1">
                <text:p>321</text:p>
              </table:table-cell>
              <table:table-cell office:value-type="float" office:value="31169100">
                <text:p>31169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1">
                <text:p>351</text:p>
              </table:table-cell>
              <table:table-cell office:value-type="float" office:value="31203900">
                <text:p>312039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20">
                <text:p>320</text:p>
              </table:table-cell>
              <table:table-cell office:value-type="float" office:value="31264000">
                <text:p>31264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2">
                <text:p>322</text:p>
              </table:table-cell>
              <table:table-cell office:value-type="float" office:value="31266200">
                <text:p>312662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2">
                <text:p>352</text:p>
              </table:table-cell>
              <table:table-cell office:value-type="float" office:value="31292800">
                <text:p>312928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4">
                <text:p>354</text:p>
              </table:table-cell>
              <table:table-cell office:value-type="float" office:value="31293600">
                <text:p>312936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3">
                <text:p>323</text:p>
              </table:table-cell>
              <table:table-cell office:value-type="float" office:value="31395600">
                <text:p>313956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3">
                <text:p>353</text:p>
              </table:table-cell>
              <table:table-cell office:value-type="float" office:value="31487600">
                <text:p>314876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4">
                <text:p>324</text:p>
              </table:table-cell>
              <table:table-cell office:value-type="float" office:value="31492800">
                <text:p>314928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5">
                <text:p>345</text:p>
              </table:table-cell>
              <table:table-cell office:value-type="float" office:value="31602000">
                <text:p>31602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6">
                <text:p>326</text:p>
              </table:table-cell>
              <table:table-cell office:value-type="float" office:value="31719800">
                <text:p>317198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5">
                <text:p>325</text:p>
              </table:table-cell>
              <table:table-cell office:value-type="float" office:value="31785000">
                <text:p>31785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7">
                <text:p>327</text:p>
              </table:table-cell>
              <table:table-cell office:value-type="float" office:value="31849800">
                <text:p>318498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8">
                <text:p>328</text:p>
              </table:table-cell>
              <table:table-cell office:value-type="float" office:value="32045600">
                <text:p>320456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3">
                <text:p>543</text:p>
              </table:table-cell>
              <table:table-cell office:value-type="float" office:value="32471400">
                <text:p>324714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4">
                <text:p>544</text:p>
              </table:table-cell>
              <table:table-cell office:value-type="float" office:value="33075200">
                <text:p>330752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5">
                <text:p>545</text:p>
              </table:table-cell>
              <table:table-cell office:value-type="float" office:value="33299500">
                <text:p>332995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33306000">
                <text:p>33306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7">
                <text:p>547</text:p>
              </table:table-cell>
              <table:table-cell office:value-type="float" office:value="33312300">
                <text:p>333123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8">
                <text:p>388</text:p>
              </table:table-cell>
              <table:table-cell office:value-type="float" office:value="36278000">
                <text:p>36278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8">
                <text:p>558</text:p>
              </table:table-cell>
              <table:table-cell office:value-type="float" office:value="36995400">
                <text:p>369954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7">
                <text:p>407</text:p>
              </table:table-cell>
              <table:table-cell office:value-type="float" office:value="38990600">
                <text:p>389906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8">
                <text:p>548</text:p>
              </table:table-cell>
              <table:table-cell office:value-type="float" office:value="39236800">
                <text:p>392368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3">
                <text:p>413</text:p>
              </table:table-cell>
              <table:table-cell office:value-type="float" office:value="39441500">
                <text:p>394415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4">
                <text:p>414</text:p>
              </table:table-cell>
              <table:table-cell office:value-type="float" office:value="39454200">
                <text:p>394542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9">
                <text:p>549</text:p>
              </table:table-cell>
              <table:table-cell office:value-type="float" office:value="39528000">
                <text:p>39528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5">
                <text:p>415</text:p>
              </table:table-cell>
              <table:table-cell office:value-type="float" office:value="39632500">
                <text:p>396325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1">
                <text:p>551</text:p>
              </table:table-cell>
              <table:table-cell office:value-type="float" office:value="39727100">
                <text:p>39727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0">
                <text:p>550</text:p>
              </table:table-cell>
              <table:table-cell office:value-type="float" office:value="39765000">
                <text:p>39765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6">
                <text:p>416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2">
                <text:p>552</text:p>
              </table:table-cell>
              <table:table-cell office:value-type="float" office:value="39799200">
                <text:p>397992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39926600">
                <text:p>399266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4">
                <text:p>554</text:p>
              </table:table-cell>
              <table:table-cell office:value-type="float" office:value="39943400">
                <text:p>399434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5">
                <text:p>555</text:p>
              </table:table-cell>
              <table:table-cell office:value-type="float" office:value="39960000">
                <text:p>39960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6">
                <text:p>556</text:p>
              </table:table-cell>
              <table:table-cell office:value-type="float" office:value="40143200">
                <text:p>401432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05">
                <text:p>405</text:p>
              </table:table-cell>
              <table:table-cell office:value-type="float" office:value="40176000">
                <text:p>40176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40215400">
                <text:p>402154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9">
                <text:p>559</text:p>
              </table:table-cell>
              <table:table-cell office:value-type="float" office:value="40583400">
                <text:p>405834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0">
                <text:p>560</text:p>
              </table:table-cell>
              <table:table-cell office:value-type="float" office:value="41216000">
                <text:p>41216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1">
                <text:p>561</text:p>
              </table:table-cell>
              <table:table-cell office:value-type="float" office:value="41345700">
                <text:p>413457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2">
                <text:p>562</text:p>
              </table:table-cell>
              <table:table-cell office:value-type="float" office:value="47826200">
                <text:p>478262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9">
                <text:p>539</text:p>
              </table:table-cell>
              <table:table-cell office:value-type="float" office:value="50019200">
                <text:p>500192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5">
                <text:p>535</text:p>
              </table:table-cell>
              <table:table-cell office:value-type="float" office:value="50878500">
                <text:p>508785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7">
                <text:p>537</text:p>
              </table:table-cell>
              <table:table-cell office:value-type="float" office:value="53377800">
                <text:p>533778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8">
                <text:p>538</text:p>
              </table:table-cell>
              <table:table-cell office:value-type="float" office:value="53531000">
                <text:p>53531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6">
                <text:p>536</text:p>
              </table:table-cell>
              <table:table-cell office:value-type="float" office:value="53600000">
                <text:p>53600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0">
                <text:p>540</text:p>
              </table:table-cell>
              <table:table-cell office:value-type="float" office:value="53622000">
                <text:p>53622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3">
                <text:p>563</text:p>
              </table:table-cell>
              <table:table-cell office:value-type="float" office:value="54216900">
                <text:p>542169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4">
                <text:p>564</text:p>
              </table:table-cell>
              <table:table-cell office:value-type="float" office:value="55497600">
                <text:p>554976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">
                <text:p>566</text:p>
              </table:table-cell>
              <table:table-cell office:value-type="float" office:value="56203800">
                <text:p>562038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">
                <text:p>567</text:p>
              </table:table-cell>
              <table:table-cell office:value-type="float" office:value="56303100">
                <text:p>56303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